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9665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5772in"/>
    </style:style>
    <style:style style:name="co9" style:family="table-column">
      <style:table-column-properties fo:break-before="auto" style:column-width="0.7161in"/>
    </style:style>
    <style:style style:name="co10" style:family="table-column">
      <style:table-column-properties fo:break-before="auto" style:column-width="0.6402in"/>
    </style:style>
    <style:style style:name="co11" style:family="table-column">
      <style:table-column-properties fo:break-before="auto" style:column-width="0.5709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11in"/>
    </style:style>
    <style:style style:name="co17" style:family="table-column">
      <style:table-column-properties fo:break-before="auto" style:column-width="0.2957in"/>
    </style:style>
    <style:style style:name="co18" style:family="table-column">
      <style:table-column-properties fo:break-before="auto" style:column-width="1.2508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0.8126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98in"/>
    </style:style>
    <style:style style:name="co23" style:family="table-column">
      <style:table-column-properties fo:break-before="auto" style:column-width="0.6445in"/>
    </style:style>
    <style:style style:name="co24" style:family="table-column">
      <style:table-column-properties fo:break-before="auto" style:column-width="0.9811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1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122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Liberation Sans" style:font-name-asian="DejaVu Sans" style:font-name-complex="Lohit Hindi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Liberation Sans" style:font-name-asian="DejaVu Sans" style:font-name-complex="Lohit Hindi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 style:data-style-name="N122">
      <style:table-cell-properties fo:border-bottom="none" fo:background-color="#66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66ff00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start" fo:margin-left="0in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35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start" fo:margin-left="0in"/>
    </style:style>
    <style:style style:name="ce39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start" fo:margin-left="0in"/>
    </style:style>
    <style:style style:name="ce40" style:family="table-cell" style:parent-style-name="Default" style:data-style-name="N122"/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font-name="Liberation Sans" style:font-name-asian="DejaVu Sans" style:font-name-complex="Lohit Hindi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45" style:family="table-cell" style:parent-style-name="Default" style:data-style-name="N61">
      <style:table-cell-properties fo:background-color="#ffff00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fo:background-color="#ffff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="0.06pt solid #000000"/>
      <style:text-properties style:font-name="Liberation Sans" style:font-name-asian="DejaVu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3654in" svg:height="4.1122in" svg:x="0in" svg:y="2.4386in">
            <draw:object draw:notify-on-update-of-ranges="Sheet1.A44:Sheet1.A134 Sheet1.G42:Sheet1.G42 Sheet1.G44:Sheet1.G134 Sheet1.J42:Sheet1.J42 Sheet1.J44:Sheet1.J134 Sheet1.M42:Sheet1.M42 Sheet1.M44:Sheet1.M1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5"/>
        <table:table-column table:style-name="co12" table:default-cell-style-name="Default"/>
        <table:table-column table:style-name="co13" table:default-cell-style-name="ce5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row table:style-name="ro1">
          <table:table-cell table:style-name="ce1" office:value-type="string" table:number-columns-spanned="14" table:number-rows-spanned="1">
            <text:p>Ground Sphere Preliminary Link Budget Calculation Worksheet</text:p>
          </table:table-cell>
          <table:covered-table-cell table:number-columns-repeated="3"/>
          <table:covered-table-cell table:style-name="ce16"/>
          <table:covered-table-cell/>
          <table:covered-table-cell table:style-name="ce16"/>
          <table:covered-table-cell table:number-columns-repeated="3"/>
          <table:covered-table-cell table:style-name="Default"/>
          <table:covered-table-cell table:style-name="ce16"/>
          <table:covered-table-cell/>
          <table:covered-table-cell table:style-name="Default"/>
          <table:table-cell table:number-columns-repeated="13"/>
        </table:table-row>
        <table:table-row table:style-name="ro2">
          <table:table-cell table:style-name="ce2"/>
          <table:table-cell table:number-columns-repeated="3"/>
          <table:table-cell table:style-name="ce16"/>
          <table:table-cell/>
          <table:table-cell table:style-name="ce16"/>
          <table:table-cell table:number-columns-repeated="3"/>
          <table:table-cell table:style-name="Default"/>
          <table:table-cell table:style-name="ce16"/>
          <table:table-cell/>
          <table:table-cell table:style-name="Default"/>
          <table:table-cell table:number-columns-repeated="13"/>
        </table:table-row>
        <table:table-row table:style-name="ro2">
          <table:table-cell/>
          <table:table-cell table:style-name="ce7" office:value-type="string" table:number-columns-spanned="3" table:number-rows-spanned="1">
            <text:p>Variable</text:p>
          </table:table-cell>
          <table:covered-table-cell table:style-name="ce11" office:value-type="string">
            <text:p>Variable</text:p>
          </table:covered-table-cell>
          <table:covered-table-cell table:style-name="ce12"/>
          <table:table-cell table:style-name="ce16" office:value-type="string">
            <text:p>Value</text:p>
          </table:table-cell>
          <table:table-cell/>
          <table:table-cell table:style-name="ce16" office:value-type="string">
            <text:p>Notes:</text:p>
          </table:table-cell>
          <table:table-cell table:number-columns-repeated="3"/>
          <table:table-cell table:style-name="Default"/>
          <table:table-cell table:style-name="ce16" office:value-type="string">
            <text:p>Known issues:</text:p>
          </table:table-cell>
          <table:table-cell/>
          <table:table-cell table:style-name="Default"/>
          <table:table-cell/>
          <table:table-cell office:value-type="string">
            <text:p>Test Transmitter</text:p>
          </table:table-cell>
          <table:table-cell table:number-columns-repeated="11"/>
        </table:table-row>
        <table:table-row table:style-name="ro2">
          <table:table-cell/>
          <table:table-cell table:style-name="ce8" office:value-type="string" table:number-columns-spanned="3" table:number-rows-spanned="1">
            <text:p>Altitude (in meters)</text:p>
          </table:table-cell>
          <table:covered-table-cell table:number-columns-repeated="2" table:style-name="ce12"/>
          <table:table-cell table:style-name="ce17" office:value-type="float" office:value="425000">
            <text:p>425000</text:p>
          </table:table-cell>
          <table:table-cell/>
          <table:table-cell table:style-name="ce21" office:value-type="string" table:number-columns-spanned="4" table:number-rows-spanned="1">
            <text:p>Figures highlighted in yellow are </text:p>
          </table:table-cell>
          <table:covered-table-cell table:number-columns-repeated="2" table:style-name="ce30"/>
          <table:covered-table-cell table:style-name="ce37"/>
          <table:table-cell table:style-name="Default"/>
          <table:table-cell table:style-name="ce41" office:value-type="string">
            <text:p>The distance to the satellite is </text:p>
          </table:table-cell>
          <table:table-cell table:style-name="ce46"/>
          <table:table-cell table:style-name="ce49"/>
          <table:table-cell/>
          <table:table-cell table:style-name="ce55"/>
          <table:table-cell table:style-name="ce59"/>
          <table:table-cell table:style-name="ce17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table:number-columns-spanned="3" table:number-rows-spanned="1">
            <text:p>Transmit power (in dB)</text:p>
          </table:table-cell>
          <table:covered-table-cell table:number-columns-repeated="2" table:style-name="ce12"/>
          <table:table-cell table:style-name="ce17" office:value-type="float" office:value="33">
            <text:p>33</text:p>
          </table:table-cell>
          <table:table-cell/>
          <table:table-cell table:style-name="ce22" office:value-type="string" table:number-columns-spanned="4" table:number-rows-spanned="1">
            <text:p>approximate due to simplified distance</text:p>
          </table:table-cell>
          <table:covered-table-cell table:style-name="ce31"/>
          <table:covered-table-cell table:style-name="ce33"/>
          <table:covered-table-cell table:style-name="ce38"/>
          <table:table-cell table:style-name="Default"/>
          <table:table-cell table:style-name="ce42" office:value-type="string">
            <text:p>based upon observation angle, not</text:p>
          </table:table-cell>
          <table:table-cell table:style-name="ce47"/>
          <table:table-cell table:style-name="ce50"/>
          <table:table-cell/>
          <table:table-cell table:style-name="ce55" office:value-type="string">
            <text:p>Min Transmit power</text:p>
          </table:table-cell>
          <table:table-cell table:style-name="ce59"/>
          <table:table-cell table:style-name="ce17"/>
          <table:table-cell table:style-name="ce17" office:value-type="float" office:value="-30">
            <text:p>-30</text:p>
          </table:table-cell>
          <table:table-cell table:style-name="ce17" office:value-type="string">
            <text:p>dBm</text:p>
          </table:table-cell>
          <table:table-cell table:style-name="ce60" table:formula="of:=10^([.S5]/10)" office:value-type="float" office:value="0.001">
            <text:p>0.001</text:p>
          </table:table-cell>
          <table:table-cell table:style-name="ce17" office:value-type="string">
            <text:p>mW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table:number-columns-spanned="3" table:number-rows-spanned="1">
            <text:p>Transmit antenna gain</text:p>
          </table:table-cell>
          <table:covered-table-cell table:number-columns-repeated="2" table:style-name="ce12"/>
          <table:table-cell table:style-name="ce17" office:value-type="float" office:value="0">
            <text:p>0</text:p>
          </table:table-cell>
          <table:table-cell/>
          <table:table-cell table:style-name="ce23" office:value-type="string" table:number-columns-spanned="4" table:number-rows-spanned="1">
            <text:p>measurement of d=Alt/Cos(theta) </text:p>
          </table:table-cell>
          <table:covered-table-cell table:number-columns-repeated="2" table:style-name="ce32"/>
          <table:covered-table-cell table:style-name="ce39"/>
          <table:table-cell table:style-name="Default"/>
          <table:table-cell table:style-name="ce42" office:value-type="string">
            <text:p>lat-long offset. <text:s/>This means that </text:p>
          </table:table-cell>
          <table:table-cell table:style-name="ce47"/>
          <table:table-cell table:style-name="ce50"/>
          <table:table-cell/>
          <table:table-cell table:style-name="ce55" office:value-type="string">
            <text:p>Max Transmit power</text:p>
          </table:table-cell>
          <table:table-cell table:style-name="ce59"/>
          <table:table-cell table:style-name="ce17"/>
          <table:table-cell table:style-name="ce17" office:value-type="float" office:value="11">
            <text:p>11</text:p>
          </table:table-cell>
          <table:table-cell table:style-name="ce17" office:value-type="string">
            <text:p>dBm</text:p>
          </table:table-cell>
          <table:table-cell table:style-name="ce60" table:formula="of:=10^([.S6]/10)" office:value-type="float" office:value="12.5892541179417">
            <text:p>12.5892541179</text:p>
          </table:table-cell>
          <table:table-cell table:style-name="ce17" office:value-type="string">
            <text:p>mW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table:number-columns-spanned="3" table:number-rows-spanned="1">
            <text:p>Preamp gain</text:p>
          </table:table-cell>
          <table:covered-table-cell table:number-columns-repeated="2" table:style-name="ce12"/>
          <table:table-cell table:style-name="ce17" office:value-type="float" office:value="19">
            <text:p>19</text:p>
          </table:table-cell>
          <table:table-cell/>
          <table:table-cell table:style-name="ce21" office:value-type="string" table:number-columns-spanned="4" table:number-rows-spanned="1">
            <text:p>Antenna gain figures are based upon a</text:p>
          </table:table-cell>
          <table:covered-table-cell table:number-columns-repeated="2" table:style-name="ce30"/>
          <table:covered-table-cell table:style-name="ce37"/>
          <table:table-cell table:style-name="Default"/>
          <table:table-cell table:style-name="ce42" office:value-type="string">
            <text:p>the distance, and therefore free </text:p>
          </table:table-cell>
          <table:table-cell table:style-name="ce47"/>
          <table:table-cell table:style-name="ce50"/>
          <table:table-cell/>
          <table:table-cell table:style-name="ce55" office:value-type="string">
            <text:p>Transmit antenna gain</text:p>
          </table:table-cell>
          <table:table-cell table:style-name="ce59"/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dB</text:p>
          </table:table-cell>
          <table:table-cell table:style-name="ce17" office:value-type="float" office:value="0">
            <text:p>0</text:p>
          </table:table-cell>
          <table:table-cell table:style-name="ce17"/>
          <table:table-cell table:number-columns-repeated="5"/>
        </table:table-row>
        <table:table-row table:style-name="ro2">
          <table:table-cell/>
          <table:table-cell table:style-name="ce8" office:value-type="string" table:number-columns-spanned="3" table:number-rows-spanned="1">
            <text:p>Preamp noise figure</text:p>
          </table:table-cell>
          <table:covered-table-cell table:number-columns-repeated="2" table:style-name="ce12"/>
          <table:table-cell table:style-name="ce17" office:value-type="float" office:value="0.57">
            <text:p>0.57</text:p>
          </table:table-cell>
          <table:table-cell/>
          <table:table-cell table:style-name="ce22" office:value-type="string" table:number-columns-spanned="4" table:number-rows-spanned="1">
            <text:p>simplified model based on observation</text:p>
          </table:table-cell>
          <table:covered-table-cell table:number-columns-repeated="2" table:style-name="ce33"/>
          <table:covered-table-cell table:style-name="ce38"/>
          <table:table-cell table:style-name="Default"/>
          <table:table-cell table:style-name="ce43" office:value-type="string">
            <text:p>space propagation loss (FSPL) is </text:p>
          </table:table-cell>
          <table:table-cell table:style-name="ce47"/>
          <table:table-cell table:style-name="ce50"/>
          <table:table-cell/>
          <table:table-cell table:style-name="ce56" table:number-columns-repeated="5"/>
          <table:table-cell table:number-columns-repeated="7"/>
        </table:table-row>
        <table:table-row table:style-name="ro2">
          <table:table-cell/>
          <table:table-cell table:style-name="ce8" office:value-type="string" table:number-columns-spanned="3" table:number-rows-spanned="1">
            <text:p>Receiver sensitivity</text:p>
          </table:table-cell>
          <table:covered-table-cell table:number-columns-repeated="2" table:style-name="ce12"/>
          <table:table-cell table:style-name="ce17" office:value-type="float" office:value="97.5">
            <text:p>97.5</text:p>
          </table:table-cell>
          <table:table-cell/>
          <table:table-cell table:style-name="ce22" office:value-type="string" table:number-columns-spanned="4" table:number-rows-spanned="1">
            <text:p>of a UHF antenna of similar design, an</text:p>
          </table:table-cell>
          <table:covered-table-cell table:style-name="ce31"/>
          <table:covered-table-cell table:style-name="ce33"/>
          <table:covered-table-cell table:style-name="ce38"/>
          <table:table-cell table:style-name="Default"/>
          <table:table-cell table:style-name="ce42" office:value-type="string">
            <text:p>slightly exaggerated at low obser-</text:p>
          </table:table-cell>
          <table:table-cell table:style-name="ce47"/>
          <table:table-cell table:style-name="ce50"/>
          <table:table-cell/>
          <table:table-cell table:style-name="ce57"/>
          <table:table-cell/>
          <table:table-cell table:style-name="ce57" table:number-columns-repeated="3"/>
          <table:table-cell table:number-columns-repeated="7"/>
        </table:table-row>
        <table:table-row table:style-name="ro2">
          <table:table-cell/>
          <table:table-cell table:style-name="ce8" office:value-type="string" table:number-columns-spanned="3" table:number-rows-spanned="1">
            <text:p>Bldg and line attenuation</text:p>
          </table:table-cell>
          <table:covered-table-cell table:number-columns-repeated="2" table:style-name="ce12"/>
          <table:table-cell table:style-name="ce17" office:value-type="float" office:value="-12">
            <text:p>-12</text:p>
          </table:table-cell>
          <table:table-cell/>
          <table:table-cell table:style-name="ce22" office:value-type="string" table:number-columns-spanned="4" table:number-rows-spanned="1">
            <text:p>“eggbeater” antenna. <text:s/>The 900MHz </text:p>
          </table:table-cell>
          <table:covered-table-cell table:style-name="ce31"/>
          <table:covered-table-cell table:style-name="ce33"/>
          <table:covered-table-cell table:style-name="ce38"/>
          <table:table-cell table:style-name="Default"/>
          <table:table-cell table:style-name="ce42" office:value-type="string">
            <text:p>vation angles. <text:s/>In use, this means </text:p>
          </table:table-cell>
          <table:table-cell table:style-name="ce47"/>
          <table:table-cell table:style-name="ce50"/>
          <table:table-cell/>
          <table:table-cell table:style-name="ce57"/>
          <table:table-cell/>
          <table:table-cell table:style-name="ce57" table:number-columns-repeated="3"/>
          <table:table-cell table:number-columns-repeated="7"/>
        </table:table-row>
        <table:table-row table:style-name="ro2">
          <table:table-cell table:style-name="ce3"/>
          <table:table-cell table:number-columns-repeated="3"/>
          <table:table-cell table:style-name="ce3"/>
          <table:table-cell/>
          <table:table-cell table:style-name="ce24" office:value-type="string" table:number-columns-spanned="4" table:number-rows-spanned="1">
            <text:p>version should match gain and pattern </text:p>
          </table:table-cell>
          <table:covered-table-cell table:number-columns-repeated="2" table:style-name="ce32"/>
          <table:covered-table-cell table:style-name="ce39"/>
          <table:table-cell table:style-name="Default"/>
          <table:table-cell table:style-name="ce42" office:value-type="string">
            <text:p>that we can reasonably expect </text:p>
          </table:table-cell>
          <table:table-cell table:style-name="ce47"/>
          <table:table-cell table:style-name="ce50"/>
          <table:table-cell/>
          <table:table-cell table:style-name="ce57"/>
          <table:table-cell/>
          <table:table-cell table:style-name="ce57" table:number-columns-repeated="3"/>
          <table:table-cell table:number-columns-repeated="7"/>
        </table:table-row>
        <table:table-row table:style-name="ro2">
          <table:table-cell table:number-columns-repeated="6"/>
          <table:table-cell table:style-name="ce25"/>
          <table:table-cell table:style-name="ce34"/>
          <table:table-cell table:style-name="ce36" table:number-columns-repeated="2"/>
          <table:table-cell table:style-name="Default"/>
          <table:table-cell table:style-name="ce42" office:value-type="string">
            <text:p>the actual ground station hardware</text:p>
          </table:table-cell>
          <table:table-cell table:style-name="ce47"/>
          <table:table-cell table:style-name="ce50"/>
          <table:table-cell/>
          <table:table-cell table:style-name="ce57"/>
          <table:table-cell/>
          <table:table-cell table:style-name="ce57" table:number-columns-repeated="3"/>
          <table:table-cell table:number-columns-repeated="7"/>
        </table:table-row>
        <table:table-row table:style-name="ro2">
          <table:table-cell table:number-columns-repeated="6"/>
          <table:table-cell table:style-name="ce26"/>
          <table:table-cell table:style-name="ce34"/>
          <table:table-cell table:style-name="ce36" table:number-columns-repeated="2"/>
          <table:table-cell table:style-name="Default"/>
          <table:table-cell table:style-name="ce42" office:value-type="string">
            <text:p>to have superior performance than</text:p>
          </table:table-cell>
          <table:table-cell table:style-name="ce47"/>
          <table:table-cell table:style-name="ce50"/>
          <table:table-cell/>
          <table:table-cell table:style-name="ce57"/>
          <table:table-cell/>
          <table:table-cell table:style-name="ce57" table:number-columns-repeated="3"/>
          <table:table-cell table:number-columns-repeated="7"/>
        </table:table-row>
        <table:table-row table:style-name="ro2">
          <table:table-cell table:number-columns-repeated="6"/>
          <table:table-cell table:style-name="ce26"/>
          <table:table-cell table:style-name="ce34"/>
          <table:table-cell table:style-name="ce36" table:number-columns-repeated="2"/>
          <table:table-cell table:style-name="Default"/>
          <table:table-cell table:style-name="ce44" office:value-type="string">
            <text:p>this simplified model</text:p>
          </table:table-cell>
          <table:table-cell table:style-name="ce48"/>
          <table:table-cell table:style-name="ce51"/>
          <table:table-cell/>
          <table:table-cell table:style-name="ce57" table:number-columns-repeated="5"/>
          <table:table-cell table:number-columns-repeated="7"/>
        </table:table-row>
        <table:table-row table:style-name="ro2">
          <table:table-cell table:number-columns-repeated="10"/>
          <table:table-cell table:style-name="Default" table:number-columns-repeated="2"/>
          <table:table-cell/>
          <table:table-cell table:style-name="Default"/>
          <table:table-cell/>
          <table:table-cell table:style-name="ce57" table:number-columns-repeated="5"/>
          <table:table-cell table:number-columns-repeated="7"/>
        </table:table-row>
        <table:table-row table:style-name="ro2" table:number-rows-repeated="26">
          <table:table-cell table:number-columns-repeated="10"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number-columns-repeated="2" table:style-name="ce4" office:value-type="string">
            <text:p>Theta</text:p>
          </table:table-cell>
          <table:table-cell table:style-name="ce13" office:value-type="string">
            <text:p>Propagation</text:p>
          </table:table-cell>
          <table:table-cell table:style-name="ce4" office:value-type="string">
            <text:p>Tx</text:p>
          </table:table-cell>
          <table:table-cell table:style-name="ce18" office:value-type="string">
            <text:p>FSPL</text:p>
          </table:table-cell>
          <table:table-cell table:style-name="ce18" office:value-type="string">
            <text:p>Rx signal</text:p>
          </table:table-cell>
          <table:table-cell table:style-name="ce27" office:value-type="string">
            <text:p>Ant gain</text:p>
          </table:table-cell>
          <table:table-cell table:style-name="ce35" office:value-type="string">
            <text:p>Result</text:p>
          </table:table-cell>
          <table:table-cell table:style-name="ce35" office:value-type="string">
            <text:p>Old Rx</text:p>
          </table:table-cell>
          <table:table-cell table:style-name="ce18" office:value-type="string">
            <text:p>Old Link</text:p>
          </table:table-cell>
          <table:table-cell table:style-name="ce35" office:value-type="string">
            <text:p>Result</text:p>
          </table:table-cell>
          <table:table-cell table:style-name="ce35" office:value-type="string">
            <text:p>New Rx</text:p>
          </table:table-cell>
          <table:table-cell table:style-name="ce13" office:value-type="string">
            <text:p>New Link</text:p>
          </table:table-cell>
          <table:table-cell table:number-columns-repeated="2" table:style-name="ce52" office:value-type="string">
            <text:p>FSPL</text:p>
          </table:table-cell>
          <table:table-cell table:style-name="ce58" office:value-type="string">
            <text:p>Test Tx</text:p>
          </table:table-cell>
          <table:table-cell table:style-name="ce52" office:value-type="string">
            <text:p>Test Tx</text:p>
          </table:table-cell>
          <table:table-cell table:style-name="ce52"/>
          <table:table-cell table:style-name="ce52" office:value-type="string">
            <text:p>Test Tx at 1M</text:p>
          </table:table-cell>
          <table:table-cell table:style-name="ce52" office:value-type="string">
            <text:p>Test Tx at 100M</text:p>
          </table:table-cell>
          <table:table-cell table:number-columns-repeated="7"/>
        </table:table-row>
        <table:table-row table:style-name="ro2">
          <table:table-cell table:style-name="ce5" office:value-type="string">
            <text:p>Angle</text:p>
          </table:table-cell>
          <table:table-cell table:style-name="ce9" office:value-type="string">
            <text:p>Radians</text:p>
          </table:table-cell>
          <table:table-cell table:style-name="ce14" office:value-type="string">
            <text:p>Distance</text:p>
          </table:table-cell>
          <table:table-cell table:style-name="ce5" office:value-type="string">
            <text:p>Perf</text:p>
          </table:table-cell>
          <table:table-cell table:style-name="ce19" office:value-type="string">
            <text:p>in dB</text:p>
          </table:table-cell>
          <table:table-cell table:style-name="ce19" office:value-type="string">
            <text:p>at Ant</text:p>
          </table:table-cell>
          <table:table-cell table:style-name="ce28" office:value-type="string">
            <text:p>(proj)</text:p>
          </table:table-cell>
          <table:table-cell table:style-name="ce5" office:value-type="string">
            <text:p>Sens.</text:p>
          </table:table-cell>
          <table:table-cell table:style-name="ce5" office:value-type="string">
            <text:p>Gain</text:p>
          </table:table-cell>
          <table:table-cell table:style-name="ce19" office:value-type="string">
            <text:p>Budget</text:p>
          </table:table-cell>
          <table:table-cell table:style-name="ce5" office:value-type="string">
            <text:p>Sens.</text:p>
          </table:table-cell>
          <table:table-cell table:style-name="ce5" office:value-type="string">
            <text:p>Gain</text:p>
          </table:table-cell>
          <table:table-cell table:style-name="ce19" office:value-type="string">
            <text:p>Budget</text:p>
          </table:table-cell>
          <table:table-cell table:style-name="ce53" office:value-type="string">
            <text:p>At 1M (dB)</text:p>
          </table:table-cell>
          <table:table-cell table:style-name="ce53" office:value-type="string">
            <text:p>100M (dB)</text:p>
          </table:table-cell>
          <table:table-cell table:style-name="ce53" office:value-type="string">
            <text:p>at 1M (dB)</text:p>
          </table:table-cell>
          <table:table-cell table:style-name="ce53" office:value-type="string">
            <text:p>at 100M (dB)</text:p>
          </table:table-cell>
          <table:table-cell table:style-name="ce53"/>
          <table:table-cell table:style-name="ce53" office:value-type="string">
            <text:p>Power in mWatts</text:p>
          </table:table-cell>
          <table:table-cell table:style-name="ce53" office:value-type="string">
            <text:p>Power in mWatts</text:p>
          </table:table-cell>
          <table:table-cell table:number-columns-repeated="7"/>
        </table:table-row>
        <table:table-row table:style-name="ro2">
          <table:table-cell table:style-name="ce6" office:value-type="float" office:value="90">
            <text:p>90</text:p>
          </table:table-cell>
          <table:table-cell table:style-name="ce10" table:formula="of:=RADIANS([.A44])" office:value-type="float" office:value="1.5707963267949">
            <text:p>1.571</text:p>
          </table:table-cell>
          <table:table-cell table:style-name="ce15" table:formula="of:=[.E4]*(1/COS([.B44] ))" office:value-type="float" office:value="6.94077672510803E+021">
            <text:p>6.94E+21</text:p>
          </table:table-cell>
          <table:table-cell table:style-name="ce6" table:formula="of:=[.E5]+[.E6]" office:value-type="float" office:value="33">
            <text:p>33</text:p>
          </table:table-cell>
          <table:table-cell table:style-name="ce20" table:formula="of:=20*(LOG(3.333333333333/(4*3.1415927*[.C44])))" office:value-type="float" office:value="-448.354783983006">
            <text:p>-448.355</text:p>
          </table:table-cell>
          <table:table-cell table:style-name="ce20" table:formula="of:=[.D44]+[.E44]" office:value-type="float" office:value="-415.354783983006">
            <text:p>-415.355</text:p>
          </table:table-cell>
          <table:table-cell table:style-name="ce29" table:formula="of:=5/([.B44]+1)" office:value-type="float" office:value="1.94492264824171">
            <text:p>1.945</text:p>
          </table:table-cell>
          <table:table-cell table:style-name="ce10" table:formula="of:=[.E9]+[.E10]" office:value-type="float" office:value="85.5">
            <text:p>85.500</text:p>
          </table:table-cell>
          <table:table-cell table:style-name="ce10" table:formula="of:=[.G44]+[.H44]" office:value-type="float" office:value="87.4449226482417">
            <text:p>87.445</text:p>
          </table:table-cell>
          <table:table-cell table:style-name="ce20" table:formula="of:=[.D44]+[.E44]+[.I44]" office:value-type="float" office:value="-327.909861334764">
            <text:p>-327.910</text:p>
          </table:table-cell>
          <table:table-cell table:style-name="ce10" table:formula="of:=[.E7]-[.E8]+[.E9]+[.E10]" office:value-type="float" office:value="103.93">
            <text:p>103.930</text:p>
          </table:table-cell>
          <table:table-cell table:style-name="ce10" table:formula="of:=[.G44]+[.K44]" office:value-type="float" office:value="105.874922648242">
            <text:p>105.875</text:p>
          </table:table-cell>
          <table:table-cell table:style-name="ce20" table:formula="of:=[.D44]+[.E44]+[.K44]" office:value-type="float" office:value="-311.424783983006">
            <text:p>-311.425</text:p>
          </table:table-cell>
          <table:table-cell table:style-name="ce17" office:value-type="float" office:value="-31">
            <text:p>-31</text:p>
          </table:table-cell>
          <table:table-cell table:style-name="ce17" office:value-type="float" office:value="-71">
            <text:p>-71</text:p>
          </table:table-cell>
          <table:table-cell table:style-name="ce17" table:formula="of:=[.F44]-[.N44]" office:value-type="float" office:value="-384.354783983006">
            <text:p>-384.354783983</text:p>
          </table:table-cell>
          <table:table-cell table:style-name="ce17" table:formula="of:=[.F44]-[.O44]" office:value-type="float" office:value="-344.354783983006">
            <text:p>-344.354783983</text:p>
          </table:table-cell>
          <table:table-cell table:style-name="ce17"/>
          <table:table-cell table:style-name="ce60" table:formula="of:=10^([.P44]/10)" office:value-type="float" office:value="3.66877942405028E-039">
            <text:p>3.66877942405028E-039</text:p>
          </table:table-cell>
          <table:table-cell table:style-name="ce17" table:formula="of:=10^([.Q44]/10)" office:value-type="float" office:value="3.66877942405028E-035">
            <text:p>3.66877942405028E-035</text:p>
          </table:table-cell>
          <table:table-cell table:number-columns-repeated="7"/>
        </table:table-row>
        <table:table-row table:style-name="ro2">
          <table:table-cell table:style-name="ce6" office:value-type="float" office:value="89">
            <text:p>89</text:p>
          </table:table-cell>
          <table:table-cell table:style-name="ce10" table:formula="of:=RADIANS([.A45])" office:value-type="float" office:value="1.55334303427495">
            <text:p>1.553</text:p>
          </table:table-cell>
          <table:table-cell table:style-name="ce15" table:formula="of:=[.E4]*(1/COS([.B45] ))" office:value-type="float" office:value="24351942.6118837">
            <text:p>2.44E+07</text:p>
          </table:table-cell>
          <table:table-cell table:style-name="ce6" table:formula="of:=[.D44]" office:value-type="float" office:value="33">
            <text:p>33</text:p>
          </table:table-cell>
          <table:table-cell table:style-name="ce20" table:formula="of:=20*(LOG(3.333333333333/(4*3.1415927*[.C45])))" office:value-type="float" office:value="-159.2572947357">
            <text:p>-159.257</text:p>
          </table:table-cell>
          <table:table-cell table:style-name="ce20" table:formula="of:=[.D45]+[.E45]" office:value-type="float" office:value="-126.2572947357">
            <text:p>-126.257</text:p>
          </table:table-cell>
          <table:table-cell table:style-name="ce29" table:formula="of:=5/([.B45]+1)" office:value-type="float" office:value="1.95821710317893">
            <text:p>1.958</text:p>
          </table:table-cell>
          <table:table-cell table:style-name="ce10" table:formula="of:=[.H44]" office:value-type="float" office:value="85.5">
            <text:p>85.500</text:p>
          </table:table-cell>
          <table:table-cell table:style-name="ce10" table:formula="of:=[.G45]+[.H45]" office:value-type="float" office:value="87.4582171031789">
            <text:p>87.458</text:p>
          </table:table-cell>
          <table:table-cell table:style-name="ce20" table:formula="of:=[.D45]+[.E45]+[.I45]" office:value-type="float" office:value="-38.7990776325213">
            <text:p>-38.799</text:p>
          </table:table-cell>
          <table:table-cell table:style-name="ce10" table:formula="of:=[.K44]" office:value-type="float" office:value="103.93">
            <text:p>103.930</text:p>
          </table:table-cell>
          <table:table-cell table:style-name="ce10" table:formula="of:=[.G45]+[.K45]" office:value-type="float" office:value="105.888217103179">
            <text:p>105.888</text:p>
          </table:table-cell>
          <table:table-cell table:style-name="ce20" table:formula="of:=[.D45]+[.E45]+[.L45]" office:value-type="float" office:value="-20.3690776325213">
            <text:p>-20.369</text:p>
          </table:table-cell>
          <table:table-cell table:style-name="ce17" table:formula="of:=[.N44]" office:value-type="float" office:value="-31">
            <text:p>-31</text:p>
          </table:table-cell>
          <table:table-cell table:style-name="ce17" table:formula="of:=[.O44]" office:value-type="float" office:value="-71">
            <text:p>-71</text:p>
          </table:table-cell>
          <table:table-cell table:style-name="ce17" table:formula="of:=[.F45]-[.N45]" office:value-type="float" office:value="-95.2572947357002">
            <text:p>-95.2572947357</text:p>
          </table:table-cell>
          <table:table-cell table:style-name="ce17" table:formula="of:=[.F45]-[.O45]" office:value-type="float" office:value="-55.2572947357002">
            <text:p>-55.2572947357</text:p>
          </table:table-cell>
          <table:table-cell table:style-name="ce17"/>
          <table:table-cell table:style-name="ce17" table:formula="of:=10^([.P45]/10)" office:value-type="float" office:value="0.00000000029803723554479">
            <text:p>2.9803723554479E-010</text:p>
          </table:table-cell>
          <table:table-cell table:style-name="ce17" table:formula="of:=10^([.Q45]/10)" office:value-type="float" office:value="0.00000298037235544789">
            <text:p>2.98037235544789E-006</text:p>
          </table:table-cell>
          <table:table-cell table:number-columns-repeated="7"/>
        </table:table-row>
        <table:table-row table:style-name="ro2">
          <table:table-cell table:style-name="ce6" office:value-type="float" office:value="88">
            <text:p>88</text:p>
          </table:table-cell>
          <table:table-cell table:style-name="ce10" table:formula="of:=RADIANS([.A46])" office:value-type="float" office:value="1.53588974175501">
            <text:p>1.536</text:p>
          </table:table-cell>
          <table:table-cell table:style-name="ce15" table:formula="of:=[.E4]*(1/COS([.B46] ))" office:value-type="float" office:value="12177826.0478336">
            <text:p>1.22E+07</text:p>
          </table:table-cell>
          <table:table-cell table:style-name="ce6" table:formula="of:=[.D45]" office:value-type="float" office:value="33">
            <text:p>33</text:p>
          </table:table-cell>
          <table:table-cell table:style-name="ce20" table:formula="of:=20*(LOG(3.333333333333/(4*3.1415927*[.C46])))" office:value-type="float" office:value="-153.238017826236">
            <text:p>-153.238</text:p>
          </table:table-cell>
          <table:table-cell table:style-name="ce20" table:formula="of:=[.D46]+[.E46]" office:value-type="float" office:value="-120.238017826236">
            <text:p>-120.238</text:p>
          </table:table-cell>
          <table:table-cell table:style-name="ce29" table:formula="of:=5/([.B46]+1)" office:value-type="float" office:value="1.9716945566173">
            <text:p>1.972</text:p>
          </table:table-cell>
          <table:table-cell table:style-name="ce10" table:formula="of:=[.H45]" office:value-type="float" office:value="85.5">
            <text:p>85.500</text:p>
          </table:table-cell>
          <table:table-cell table:style-name="ce10" table:formula="of:=[.G46]+[.H46]" office:value-type="float" office:value="87.4716945566173">
            <text:p>87.472</text:p>
          </table:table-cell>
          <table:table-cell table:style-name="ce20" table:formula="of:=[.D46]+[.E46]+[.I46]" office:value-type="float" office:value="-32.7663232696188">
            <text:p>-32.766</text:p>
          </table:table-cell>
          <table:table-cell table:style-name="ce10" table:formula="of:=[.K45]" office:value-type="float" office:value="103.93">
            <text:p>103.930</text:p>
          </table:table-cell>
          <table:table-cell table:style-name="ce10" table:formula="of:=[.G46]+[.K46]" office:value-type="float" office:value="105.901694556617">
            <text:p>105.902</text:p>
          </table:table-cell>
          <table:table-cell table:style-name="ce20" table:formula="of:=[.D46]+[.E46]+[.L46]" office:value-type="float" office:value="-14.3363232696188">
            <text:p>-14.336</text:p>
          </table:table-cell>
          <table:table-cell table:style-name="ce17" table:formula="of:=[.N45]" office:value-type="float" office:value="-31">
            <text:p>-31</text:p>
          </table:table-cell>
          <table:table-cell table:style-name="ce17" table:formula="of:=[.O45]" office:value-type="float" office:value="-71">
            <text:p>-71</text:p>
          </table:table-cell>
          <table:table-cell table:style-name="ce17" table:formula="of:=[.F46]-[.N46]" office:value-type="float" office:value="-89.2380178262361">
            <text:p>-89.2380178262</text:p>
          </table:table-cell>
          <table:table-cell table:style-name="ce17" table:formula="of:=[.F46]-[.O46]" office:value-type="float" office:value="-49.2380178262361">
            <text:p>-49.2380178262</text:p>
          </table:table-cell>
          <table:table-cell table:style-name="ce17"/>
          <table:table-cell table:style-name="ce17" table:formula="of:=10^([.P46]/10)" office:value-type="float" office:value="0.00000000119178582971675">
            <text:p>1.19178582971675E-009</text:p>
          </table:table-cell>
          <table:table-cell table:style-name="ce17" table:formula="of:=10^([.Q46]/10)" office:value-type="float" office:value="0.0000119178582971675">
            <text:p>1.19178582971675E-005</text:p>
          </table:table-cell>
          <table:table-cell table:number-columns-repeated="7"/>
        </table:table-row>
        <table:table-row table:style-name="ro2">
          <table:table-cell table:style-name="ce6" office:value-type="float" office:value="87">
            <text:p>87</text:p>
          </table:table-cell>
          <table:table-cell table:style-name="ce10" table:formula="of:=RADIANS([.A47])" office:value-type="float" office:value="1.51843644923507">
            <text:p>1.518</text:p>
          </table:table-cell>
          <table:table-cell table:style-name="ce15" table:formula="of:=[.E4]*(1/COS([.B47] ))" office:value-type="float" office:value="8120612.10895137">
            <text:p>8.12E+06</text:p>
          </table:table-cell>
          <table:table-cell table:style-name="ce6" table:formula="of:=[.D46]" office:value-type="float" office:value="33">
            <text:p>33</text:p>
          </table:table-cell>
          <table:table-cell table:style-name="ce20" table:formula="of:=20*(LOG(3.333333333333/(4*3.1415927*[.C47])))" office:value-type="float" office:value="-149.718397830637">
            <text:p>-149.718</text:p>
          </table:table-cell>
          <table:table-cell table:style-name="ce20" table:formula="of:=[.D47]+[.E47]" office:value-type="float" office:value="-116.718397830636">
            <text:p>-116.718</text:p>
          </table:table-cell>
          <table:table-cell table:style-name="ce29" table:formula="of:=5/([.B47]+1)" office:value-type="float" office:value="1.98535881321074">
            <text:p>1.985</text:p>
          </table:table-cell>
          <table:table-cell table:style-name="ce10" table:formula="of:=[.H46]" office:value-type="float" office:value="85.5">
            <text:p>85.500</text:p>
          </table:table-cell>
          <table:table-cell table:style-name="ce10" table:formula="of:=[.G47]+[.H47]" office:value-type="float" office:value="87.4853588132107">
            <text:p>87.485</text:p>
          </table:table-cell>
          <table:table-cell table:style-name="ce20" table:formula="of:=[.D47]+[.E47]+[.I47]" office:value-type="float" office:value="-29.2330390174258">
            <text:p>-29.233</text:p>
          </table:table-cell>
          <table:table-cell table:style-name="ce10" table:formula="of:=[.K46]" office:value-type="float" office:value="103.93">
            <text:p>103.930</text:p>
          </table:table-cell>
          <table:table-cell table:style-name="ce10" table:formula="of:=[.G47]+[.K47]" office:value-type="float" office:value="105.915358813211">
            <text:p>105.915</text:p>
          </table:table-cell>
          <table:table-cell table:style-name="ce20" table:formula="of:=[.D47]+[.E47]+[.L47]" office:value-type="float" office:value="-10.8030390174257">
            <text:p>-10.803</text:p>
          </table:table-cell>
          <table:table-cell table:style-name="ce17" table:formula="of:=[.N46]" office:value-type="float" office:value="-31">
            <text:p>-31</text:p>
          </table:table-cell>
          <table:table-cell table:style-name="ce17" table:formula="of:=[.O46]" office:value-type="float" office:value="-71">
            <text:p>-71</text:p>
          </table:table-cell>
          <table:table-cell table:style-name="ce17" table:formula="of:=[.F47]-[.N47]" office:value-type="float" office:value="-85.7183978306365">
            <text:p>-85.7183978306</text:p>
          </table:table-cell>
          <table:table-cell table:style-name="ce17" table:formula="of:=[.F47]-[.O47]" office:value-type="float" office:value="-45.7183978306365">
            <text:p>-45.7183978306</text:p>
          </table:table-cell>
          <table:table-cell table:style-name="ce17"/>
          <table:table-cell table:style-name="ce17" table:formula="of:=10^([.P47]/10)" office:value-type="float" office:value="0.0000000026801568875253">
            <text:p>2.6801568875253E-009</text:p>
          </table:table-cell>
          <table:table-cell table:style-name="ce17" table:formula="of:=10^([.Q47]/10)" office:value-type="float" office:value="0.0000268015688752529">
            <text:p>2.68015688752529E-005</text:p>
          </table:table-cell>
          <table:table-cell table:number-columns-repeated="7"/>
        </table:table-row>
        <table:table-row table:style-name="ro2">
          <table:table-cell table:style-name="ce6" office:value-type="float" office:value="86">
            <text:p>86</text:p>
          </table:table-cell>
          <table:table-cell table:style-name="ce10" table:formula="of:=RADIANS([.A48])" office:value-type="float" office:value="1.50098315671512">
            <text:p>1.501</text:p>
          </table:table-cell>
          <table:table-cell table:style-name="ce15" table:formula="of:=[.E4]*(1/COS([.B48] ))" office:value-type="float" office:value="6092624.48613657">
            <text:p>6.09E+06</text:p>
          </table:table-cell>
          <table:table-cell table:style-name="ce6" table:formula="of:=[.D47]" office:value-type="float" office:value="33">
            <text:p>33</text:p>
          </table:table-cell>
          <table:table-cell table:style-name="ce20" table:formula="of:=20*(LOG(3.333333333333/(4*3.1415927*[.C48])))" office:value-type="float" office:value="-147.222710734525">
            <text:p>-147.223</text:p>
          </table:table-cell>
          <table:table-cell table:style-name="ce20" table:formula="of:=[.D48]+[.E48]" office:value-type="float" office:value="-114.222710734525">
            <text:p>-114.223</text:p>
          </table:table-cell>
          <table:table-cell table:style-name="ce29" table:formula="of:=5/([.B48]+1)" office:value-type="float" office:value="1.99921378381739">
            <text:p>1.999</text:p>
          </table:table-cell>
          <table:table-cell table:style-name="ce10" table:formula="of:=[.H47]" office:value-type="float" office:value="85.5">
            <text:p>85.500</text:p>
          </table:table-cell>
          <table:table-cell table:style-name="ce10" table:formula="of:=[.G48]+[.H48]" office:value-type="float" office:value="87.4992137838174">
            <text:p>87.499</text:p>
          </table:table-cell>
          <table:table-cell table:style-name="ce20" table:formula="of:=[.D48]+[.E48]+[.I48]" office:value-type="float" office:value="-26.7234969507074">
            <text:p>-26.723</text:p>
          </table:table-cell>
          <table:table-cell table:style-name="ce10" table:formula="of:=[.K47]" office:value-type="float" office:value="103.93">
            <text:p>103.930</text:p>
          </table:table-cell>
          <table:table-cell table:style-name="ce10" table:formula="of:=[.G48]+[.K48]" office:value-type="float" office:value="105.929213783817">
            <text:p>105.929</text:p>
          </table:table-cell>
          <table:table-cell table:style-name="ce20" table:formula="of:=[.D48]+[.E48]+[.L48]" office:value-type="float" office:value="-8.29349695070738">
            <text:p>-8.293</text:p>
          </table:table-cell>
          <table:table-cell table:style-name="ce17" table:formula="of:=[.N47]" office:value-type="float" office:value="-31">
            <text:p>-31</text:p>
          </table:table-cell>
          <table:table-cell table:style-name="ce17" table:formula="of:=[.O47]" office:value-type="float" office:value="-71">
            <text:p>-71</text:p>
          </table:table-cell>
          <table:table-cell table:style-name="ce17" table:formula="of:=[.F48]-[.N48]" office:value-type="float" office:value="-83.2227107345248">
            <text:p>-83.2227107345</text:p>
          </table:table-cell>
          <table:table-cell table:style-name="ce17" table:formula="of:=[.F48]-[.O48]" office:value-type="float" office:value="-43.2227107345248">
            <text:p>-43.2227107345</text:p>
          </table:table-cell>
          <table:table-cell table:style-name="ce17"/>
          <table:table-cell table:style-name="ce17" table:formula="of:=10^([.P48]/10)" office:value-type="float" office:value="0.00000000476133705810247">
            <text:p>4.76133705810247E-009</text:p>
          </table:table-cell>
          <table:table-cell table:style-name="ce17" table:formula="of:=10^([.Q48]/10)" office:value-type="float" office:value="0.0000476133705810247">
            <text:p>4.76133705810247E-005</text:p>
          </table:table-cell>
          <table:table-cell table:number-columns-repeated="7"/>
        </table:table-row>
        <table:table-row table:style-name="ro2">
          <table:table-cell table:style-name="ce6" office:value-type="float" office:value="85">
            <text:p>85</text:p>
          </table:table-cell>
          <table:table-cell table:style-name="ce10" table:formula="of:=RADIANS([.A49])" office:value-type="float" office:value="1.48352986419518">
            <text:p>1.484</text:p>
          </table:table-cell>
          <table:table-cell table:style-name="ce15" table:formula="of:=[.E4]*(1/COS([.B49] ))" office:value-type="float" office:value="4876328.12940969">
            <text:p>4.88E+06</text:p>
          </table:table-cell>
          <table:table-cell table:style-name="ce6" table:formula="of:=[.D48]" office:value-type="float" office:value="33">
            <text:p>33</text:p>
          </table:table-cell>
          <table:table-cell table:style-name="ce20" table:formula="of:=20*(LOG(3.333333333333/(4*3.1415927*[.C49])))" office:value-type="float" office:value="-145.288480937555">
            <text:p>-145.288</text:p>
          </table:table-cell>
          <table:table-cell table:style-name="ce20" table:formula="of:=[.D49]+[.E49]" office:value-type="float" office:value="-112.288480937555">
            <text:p>-112.288</text:p>
          </table:table-cell>
          <table:table-cell table:style-name="ce29" table:formula="of:=5/([.B49]+1)" office:value-type="float" office:value="2.01326348923141">
            <text:p>2.013</text:p>
          </table:table-cell>
          <table:table-cell table:style-name="ce10" table:formula="of:=[.H48]" office:value-type="float" office:value="85.5">
            <text:p>85.500</text:p>
          </table:table-cell>
          <table:table-cell table:style-name="ce10" table:formula="of:=[.G49]+[.H49]" office:value-type="float" office:value="87.5132634892314">
            <text:p>87.513</text:p>
          </table:table-cell>
          <table:table-cell table:style-name="ce20" table:formula="of:=[.D49]+[.E49]+[.I49]" office:value-type="float" office:value="-24.7752174483236">
            <text:p>-24.775</text:p>
          </table:table-cell>
          <table:table-cell table:style-name="ce10" table:formula="of:=[.K48]" office:value-type="float" office:value="103.93">
            <text:p>103.930</text:p>
          </table:table-cell>
          <table:table-cell table:style-name="ce10" table:formula="of:=[.G49]+[.K49]" office:value-type="float" office:value="105.943263489231">
            <text:p>105.943</text:p>
          </table:table-cell>
          <table:table-cell table:style-name="ce20" table:formula="of:=[.D49]+[.E49]+[.L49]" office:value-type="float" office:value="-6.34521744832361">
            <text:p>-6.345</text:p>
          </table:table-cell>
          <table:table-cell table:style-name="ce17" table:formula="of:=[.N48]" office:value-type="float" office:value="-31">
            <text:p>-31</text:p>
          </table:table-cell>
          <table:table-cell table:style-name="ce17" table:formula="of:=[.O48]" office:value-type="float" office:value="-71">
            <text:p>-71</text:p>
          </table:table-cell>
          <table:table-cell table:style-name="ce17" table:formula="of:=[.F49]-[.N49]" office:value-type="float" office:value="-81.288480937555">
            <text:p>-81.2884809376</text:p>
          </table:table-cell>
          <table:table-cell table:style-name="ce17" table:formula="of:=[.F49]-[.O49]" office:value-type="float" office:value="-41.288480937555">
            <text:p>-41.2884809376</text:p>
          </table:table-cell>
          <table:table-cell table:style-name="ce17"/>
          <table:table-cell table:style-name="ce17" table:formula="of:=10^([.P49]/10)" office:value-type="float" office:value="0.00000000743279074399166">
            <text:p>7.43279074399166E-009</text:p>
          </table:table-cell>
          <table:table-cell table:style-name="ce17" table:formula="of:=10^([.Q49]/10)" office:value-type="float" office:value="0.0000743279074399166">
            <text:p>7.43279074399166E-005</text:p>
          </table:table-cell>
          <table:table-cell table:number-columns-repeated="7"/>
        </table:table-row>
        <table:table-row table:style-name="ro2">
          <table:table-cell table:style-name="ce6" office:value-type="float" office:value="84">
            <text:p>84</text:p>
          </table:table-cell>
          <table:table-cell table:style-name="ce10" table:formula="of:=RADIANS([.A50])" office:value-type="float" office:value="1.46607657167524">
            <text:p>1.466</text:p>
          </table:table-cell>
          <table:table-cell table:style-name="ce15" table:formula="of:=[.E4]*(1/COS([.B50] ))" office:value-type="float" office:value="4065878.19923989">
            <text:p>4.07E+06</text:p>
          </table:table-cell>
          <table:table-cell table:style-name="ce6" table:formula="of:=[.D49]" office:value-type="float" office:value="33">
            <text:p>33</text:p>
          </table:table-cell>
          <table:table-cell table:style-name="ce20" table:formula="of:=20*(LOG(3.333333333333/(4*3.1415927*[.C50])))" office:value-type="float" office:value="-143.709709791502">
            <text:p>-143.710</text:p>
          </table:table-cell>
          <table:table-cell table:style-name="ce20" table:formula="of:=[.D50]+[.E50]" office:value-type="float" office:value="-110.709709791502">
            <text:p>-110.710</text:p>
          </table:table-cell>
          <table:table-cell table:style-name="ce29" table:formula="of:=5/([.B50]+1)" office:value-type="float" office:value="2.02751206407327">
            <text:p>2.028</text:p>
          </table:table-cell>
          <table:table-cell table:style-name="ce10" table:formula="of:=[.H49]" office:value-type="float" office:value="85.5">
            <text:p>85.500</text:p>
          </table:table-cell>
          <table:table-cell table:style-name="ce10" table:formula="of:=[.G50]+[.H50]" office:value-type="float" office:value="87.5275120640733">
            <text:p>87.528</text:p>
          </table:table-cell>
          <table:table-cell table:style-name="ce20" table:formula="of:=[.D50]+[.E50]+[.I50]" office:value-type="float" office:value="-23.1821977274286">
            <text:p>-23.182</text:p>
          </table:table-cell>
          <table:table-cell table:style-name="ce10" table:formula="of:=[.K49]" office:value-type="float" office:value="103.93">
            <text:p>103.930</text:p>
          </table:table-cell>
          <table:table-cell table:style-name="ce10" table:formula="of:=[.G50]+[.K50]" office:value-type="float" office:value="105.957512064073">
            <text:p>105.958</text:p>
          </table:table-cell>
          <table:table-cell table:style-name="ce20" table:formula="of:=[.D50]+[.E50]+[.L50]" office:value-type="float" office:value="-4.75219772742858">
            <text:p>-4.752</text:p>
          </table:table-cell>
          <table:table-cell table:style-name="ce17" table:formula="of:=[.N49]" office:value-type="float" office:value="-31">
            <text:p>-31</text:p>
          </table:table-cell>
          <table:table-cell table:style-name="ce17" table:formula="of:=[.O49]" office:value-type="float" office:value="-71">
            <text:p>-71</text:p>
          </table:table-cell>
          <table:table-cell table:style-name="ce17" table:formula="of:=[.F50]-[.N50]" office:value-type="float" office:value="-79.7097097915019">
            <text:p>-79.7097097915</text:p>
          </table:table-cell>
          <table:table-cell table:style-name="ce17" table:formula="of:=[.F50]-[.O50]" office:value-type="float" office:value="-39.7097097915019">
            <text:p>-39.7097097915</text:p>
          </table:table-cell>
          <table:table-cell table:style-name="ce17"/>
          <table:table-cell table:style-name="ce17" table:formula="of:=10^([.P50]/10)" office:value-type="float" office:value="0.0000000106912631903826">
            <text:p>1.06912631903826E-008</text:p>
          </table:table-cell>
          <table:table-cell table:style-name="ce17" table:formula="of:=10^([.Q50]/10)" office:value-type="float" office:value="0.000106912631903826">
            <text:p>0.0001069126</text:p>
          </table:table-cell>
          <table:table-cell table:number-columns-repeated="7"/>
        </table:table-row>
        <table:table-row table:style-name="ro2">
          <table:table-cell table:style-name="ce6" office:value-type="float" office:value="83">
            <text:p>83</text:p>
          </table:table-cell>
          <table:table-cell table:style-name="ce10" table:formula="of:=RADIANS([.A51])" office:value-type="float" office:value="1.44862327915529">
            <text:p>1.449</text:p>
          </table:table-cell>
          <table:table-cell table:style-name="ce15" table:formula="of:=[.E4]*(1/COS([.B51] ))" office:value-type="float" office:value="3487341.34545316">
            <text:p>3.49E+06</text:p>
          </table:table-cell>
          <table:table-cell table:style-name="ce6" table:formula="of:=[.D50]" office:value-type="float" office:value="33">
            <text:p>33</text:p>
          </table:table-cell>
          <table:table-cell table:style-name="ce20" table:formula="of:=20*(LOG(3.333333333333/(4*3.1415927*[.C51])))" office:value-type="float" office:value="-142.376511678324">
            <text:p>-142.377</text:p>
          </table:table-cell>
          <table:table-cell table:style-name="ce20" table:formula="of:=[.D51]+[.E51]" office:value-type="float" office:value="-109.376511678324">
            <text:p>-109.377</text:p>
          </table:table-cell>
          <table:table-cell table:style-name="ce29" table:formula="of:=5/([.B51]+1)" office:value-type="float" office:value="2.0419637608464">
            <text:p>2.042</text:p>
          </table:table-cell>
          <table:table-cell table:style-name="ce10" table:formula="of:=[.H50]" office:value-type="float" office:value="85.5">
            <text:p>85.500</text:p>
          </table:table-cell>
          <table:table-cell table:style-name="ce10" table:formula="of:=[.G51]+[.H51]" office:value-type="float" office:value="87.5419637608464">
            <text:p>87.542</text:p>
          </table:table-cell>
          <table:table-cell table:style-name="ce20" table:formula="of:=[.D51]+[.E51]+[.I51]" office:value-type="float" office:value="-21.8345479174774">
            <text:p>-21.835</text:p>
          </table:table-cell>
          <table:table-cell table:style-name="ce10" table:formula="of:=[.K50]" office:value-type="float" office:value="103.93">
            <text:p>103.930</text:p>
          </table:table-cell>
          <table:table-cell table:style-name="ce10" table:formula="of:=[.G51]+[.K51]" office:value-type="float" office:value="105.971963760846">
            <text:p>105.972</text:p>
          </table:table-cell>
          <table:table-cell table:style-name="ce20" table:formula="of:=[.D51]+[.E51]+[.L51]" office:value-type="float" office:value="-3.40454791747739">
            <text:p>-3.405</text:p>
          </table:table-cell>
          <table:table-cell table:style-name="ce17" table:formula="of:=[.N50]" office:value-type="float" office:value="-31">
            <text:p>-31</text:p>
          </table:table-cell>
          <table:table-cell table:style-name="ce17" table:formula="of:=[.O50]" office:value-type="float" office:value="-71">
            <text:p>-71</text:p>
          </table:table-cell>
          <table:table-cell table:style-name="ce17" table:formula="of:=[.F51]-[.N51]" office:value-type="float" office:value="-78.3765116783238">
            <text:p>-78.3765116783</text:p>
          </table:table-cell>
          <table:table-cell table:style-name="ce17" table:formula="of:=[.F51]-[.O51]" office:value-type="float" office:value="-38.3765116783238">
            <text:p>-38.3765116783</text:p>
          </table:table-cell>
          <table:table-cell table:style-name="ce17"/>
          <table:table-cell table:style-name="ce17" table:formula="of:=10^([.P51]/10)" office:value-type="float" office:value="0.0000000145327844505284">
            <text:p>1.45327844505284E-008</text:p>
          </table:table-cell>
          <table:table-cell table:style-name="ce17" table:formula="of:=10^([.Q51]/10)" office:value-type="float" office:value="0.000145327844505284">
            <text:p>0.0001453278</text:p>
          </table:table-cell>
          <table:table-cell table:number-columns-repeated="7"/>
        </table:table-row>
        <table:table-row table:style-name="ro2">
          <table:table-cell table:style-name="ce6" office:value-type="float" office:value="82">
            <text:p>82</text:p>
          </table:table-cell>
          <table:table-cell table:style-name="ce10" table:formula="of:=RADIANS([.A52])" office:value-type="float" office:value="1.43116998663535">
            <text:p>1.431</text:p>
          </table:table-cell>
          <table:table-cell table:style-name="ce15" table:formula="of:=[.E4]*(1/COS([.B52] ))" office:value-type="float" office:value="3053751.02708928">
            <text:p>3.05E+06</text:p>
          </table:table-cell>
          <table:table-cell table:style-name="ce6" table:formula="of:=[.D51]" office:value-type="float" office:value="33">
            <text:p>33</text:p>
          </table:table-cell>
          <table:table-cell table:style-name="ce20" table:formula="of:=20*(LOG(3.333333333333/(4*3.1415927*[.C52])))" office:value-type="float" office:value="-141.223295024167">
            <text:p>-141.223</text:p>
          </table:table-cell>
          <table:table-cell table:style-name="ce20" table:formula="of:=[.D52]+[.E52]" office:value-type="float" office:value="-108.223295024167">
            <text:p>-108.223</text:p>
          </table:table-cell>
          <table:table-cell table:style-name="ce29" table:formula="of:=5/([.B52]+1)" office:value-type="float" office:value="2.05662295416859">
            <text:p>2.057</text:p>
          </table:table-cell>
          <table:table-cell table:style-name="ce10" table:formula="of:=[.H51]" office:value-type="float" office:value="85.5">
            <text:p>85.500</text:p>
          </table:table-cell>
          <table:table-cell table:style-name="ce10" table:formula="of:=[.G52]+[.H52]" office:value-type="float" office:value="87.5566229541686">
            <text:p>87.557</text:p>
          </table:table-cell>
          <table:table-cell table:style-name="ce20" table:formula="of:=[.D52]+[.E52]+[.I52]" office:value-type="float" office:value="-20.6666720699985">
            <text:p>-20.667</text:p>
          </table:table-cell>
          <table:table-cell table:style-name="ce10" table:formula="of:=[.K51]" office:value-type="float" office:value="103.93">
            <text:p>103.930</text:p>
          </table:table-cell>
          <table:table-cell table:style-name="ce10" table:formula="of:=[.G52]+[.K52]" office:value-type="float" office:value="105.986622954169">
            <text:p>105.987</text:p>
          </table:table-cell>
          <table:table-cell table:style-name="ce20" table:formula="of:=[.D52]+[.E52]+[.L52]" office:value-type="float" office:value="-2.23667206999851">
            <text:p>-2.237</text:p>
          </table:table-cell>
          <table:table-cell table:style-name="ce17" table:formula="of:=[.N51]" office:value-type="float" office:value="-31">
            <text:p>-31</text:p>
          </table:table-cell>
          <table:table-cell table:style-name="ce17" table:formula="of:=[.O51]" office:value-type="float" office:value="-71">
            <text:p>-71</text:p>
          </table:table-cell>
          <table:table-cell table:style-name="ce17" table:formula="of:=[.F52]-[.N52]" office:value-type="float" office:value="-77.2232950241671">
            <text:p>-77.2232950242</text:p>
          </table:table-cell>
          <table:table-cell table:style-name="ce17" table:formula="of:=[.F52]-[.O52]" office:value-type="float" office:value="-37.2232950241671">
            <text:p>-37.2232950242</text:p>
          </table:table-cell>
          <table:table-cell table:style-name="ce17"/>
          <table:table-cell table:style-name="ce17" table:formula="of:=10^([.P52]/10)" office:value-type="float" office:value="0.0000000189526742225145">
            <text:p>0.000000019</text:p>
          </table:table-cell>
          <table:table-cell table:style-name="ce17" table:formula="of:=10^([.Q52]/10)" office:value-type="float" office:value="0.000189526742225145">
            <text:p>0.0001895267</text:p>
          </table:table-cell>
          <table:table-cell table:number-columns-repeated="7"/>
        </table:table-row>
        <table:table-row table:style-name="ro2">
          <table:table-cell table:style-name="ce6" office:value-type="float" office:value="81">
            <text:p>81</text:p>
          </table:table-cell>
          <table:table-cell table:style-name="ce10" table:formula="of:=RADIANS([.A53])" office:value-type="float" office:value="1.41371669411541">
            <text:p>1.414</text:p>
          </table:table-cell>
          <table:table-cell table:style-name="ce15" table:formula="of:=[.E4]*(1/COS([.B53] ))" office:value-type="float" office:value="2716792.61913735">
            <text:p>2.72E+06</text:p>
          </table:table-cell>
          <table:table-cell table:style-name="ce6" table:formula="of:=[.D52]" office:value-type="float" office:value="33">
            <text:p>33</text:p>
          </table:table-cell>
          <table:table-cell table:style-name="ce20" table:formula="of:=20*(LOG(3.333333333333/(4*3.1415927*[.C53])))" office:value-type="float" office:value="-140.207752277018">
            <text:p>-140.208</text:p>
          </table:table-cell>
          <table:table-cell table:style-name="ce20" table:formula="of:=[.D53]+[.E53]" office:value-type="float" office:value="-107.207752277018">
            <text:p>-107.208</text:p>
          </table:table-cell>
          <table:table-cell table:style-name="ce29" table:formula="of:=5/([.B53]+1)" office:value-type="float" office:value="2.07149414518692">
            <text:p>2.071</text:p>
          </table:table-cell>
          <table:table-cell table:style-name="ce10" table:formula="of:=[.H52]" office:value-type="float" office:value="85.5">
            <text:p>85.500</text:p>
          </table:table-cell>
          <table:table-cell table:style-name="ce10" table:formula="of:=[.G53]+[.H53]" office:value-type="float" office:value="87.5714941451869">
            <text:p>87.571</text:p>
          </table:table-cell>
          <table:table-cell table:style-name="ce20" table:formula="of:=[.D53]+[.E53]+[.I53]" office:value-type="float" office:value="-19.6362581318307">
            <text:p>-19.636</text:p>
          </table:table-cell>
          <table:table-cell table:style-name="ce10" table:formula="of:=[.K52]" office:value-type="float" office:value="103.93">
            <text:p>103.930</text:p>
          </table:table-cell>
          <table:table-cell table:style-name="ce10" table:formula="of:=[.G53]+[.K53]" office:value-type="float" office:value="106.001494145187">
            <text:p>106.001</text:p>
          </table:table-cell>
          <table:table-cell table:style-name="ce20" table:formula="of:=[.D53]+[.E53]+[.L53]" office:value-type="float" office:value="-1.20625813183069">
            <text:p>-1.206</text:p>
          </table:table-cell>
          <table:table-cell table:style-name="ce17" table:formula="of:=[.N52]" office:value-type="float" office:value="-31">
            <text:p>-31</text:p>
          </table:table-cell>
          <table:table-cell table:style-name="ce17" table:formula="of:=[.O52]" office:value-type="float" office:value="-71">
            <text:p>-71</text:p>
          </table:table-cell>
          <table:table-cell table:style-name="ce17" table:formula="of:=[.F53]-[.N53]" office:value-type="float" office:value="-76.2077522770176">
            <text:p>-76.207752277</text:p>
          </table:table-cell>
          <table:table-cell table:style-name="ce17" table:formula="of:=[.F53]-[.O53]" office:value-type="float" office:value="-36.2077522770176">
            <text:p>-36.207752277</text:p>
          </table:table-cell>
          <table:table-cell table:style-name="ce17"/>
          <table:table-cell table:style-name="ce17" table:formula="of:=10^([.P53]/10)" office:value-type="float" office:value="0.000000023945547551486">
            <text:p>2.3945547551486E-008</text:p>
          </table:table-cell>
          <table:table-cell table:style-name="ce17" table:formula="of:=10^([.Q53]/10)" office:value-type="float" office:value="0.00023945547551486">
            <text:p>0.0002394555</text:p>
          </table:table-cell>
          <table:table-cell table:number-columns-repeated="7"/>
        </table:table-row>
        <table:table-row table:style-name="ro2">
          <table:table-cell table:style-name="ce6" office:value-type="float" office:value="80">
            <text:p>80</text:p>
          </table:table-cell>
          <table:table-cell table:style-name="ce10" table:formula="of:=RADIANS([.A54])" office:value-type="float" office:value="1.39626340159546">
            <text:p>1.396</text:p>
          </table:table-cell>
          <table:table-cell table:style-name="ce15" table:formula="of:=[.E4]*(1/COS([.B54] ))" office:value-type="float" office:value="2447477.45533604">
            <text:p>2.45E+06</text:p>
          </table:table-cell>
          <table:table-cell table:style-name="ce6" table:formula="of:=[.D53]" office:value-type="float" office:value="33">
            <text:p>33</text:p>
          </table:table-cell>
          <table:table-cell table:style-name="ce20" table:formula="of:=20*(LOG(3.333333333333/(4*3.1415927*[.C54])))" office:value-type="float" office:value="-139.300996503925">
            <text:p>-139.301</text:p>
          </table:table-cell>
          <table:table-cell table:style-name="ce20" table:formula="of:=[.D54]+[.E54]" office:value-type="float" office:value="-106.300996503925">
            <text:p>-106.301</text:p>
          </table:table-cell>
          <table:table-cell table:style-name="ce29" table:formula="of:=5/([.B54]+1)" office:value-type="float" office:value="2.08658196618574">
            <text:p>2.087</text:p>
          </table:table-cell>
          <table:table-cell table:style-name="ce10" table:formula="of:=[.H53]" office:value-type="float" office:value="85.5">
            <text:p>85.500</text:p>
          </table:table-cell>
          <table:table-cell table:style-name="ce10" table:formula="of:=[.G54]+[.H54]" office:value-type="float" office:value="87.5865819661857">
            <text:p>87.587</text:p>
          </table:table-cell>
          <table:table-cell table:style-name="ce20" table:formula="of:=[.D54]+[.E54]+[.I54]" office:value-type="float" office:value="-18.7144145377397">
            <text:p>-18.714</text:p>
          </table:table-cell>
          <table:table-cell table:style-name="ce10" table:formula="of:=[.K53]" office:value-type="float" office:value="103.93">
            <text:p>103.930</text:p>
          </table:table-cell>
          <table:table-cell table:style-name="ce10" table:formula="of:=[.G54]+[.K54]" office:value-type="float" office:value="106.016581966186">
            <text:p>106.017</text:p>
          </table:table-cell>
          <table:table-cell table:style-name="ce20" table:formula="of:=[.D54]+[.E54]+[.L54]" office:value-type="float" office:value="-0.28441453773965">
            <text:p>-0.284</text:p>
          </table:table-cell>
          <table:table-cell table:style-name="ce17" table:formula="of:=[.N53]" office:value-type="float" office:value="-31">
            <text:p>-31</text:p>
          </table:table-cell>
          <table:table-cell table:style-name="ce17" table:formula="of:=[.O53]" office:value-type="float" office:value="-71">
            <text:p>-71</text:p>
          </table:table-cell>
          <table:table-cell table:style-name="ce17" table:formula="of:=[.F54]-[.N54]" office:value-type="float" office:value="-75.3009965039254">
            <text:p>-75.3009965039</text:p>
          </table:table-cell>
          <table:table-cell table:style-name="ce17" table:formula="of:=[.F54]-[.O54]" office:value-type="float" office:value="-35.3009965039254">
            <text:p>-35.3009965039</text:p>
          </table:table-cell>
          <table:table-cell table:style-name="ce17"/>
          <table:table-cell table:style-name="ce17" table:formula="of:=10^([.P54]/10)" office:value-type="float" office:value="0.0000000295053213903841">
            <text:p>2.95053213903841E-008</text:p>
          </table:table-cell>
          <table:table-cell table:style-name="ce17" table:formula="of:=10^([.Q54]/10)" office:value-type="float" office:value="0.000295053213903841">
            <text:p>0.0002950532</text:p>
          </table:table-cell>
          <table:table-cell table:number-columns-repeated="7"/>
        </table:table-row>
        <table:table-row table:style-name="ro2">
          <table:table-cell table:style-name="ce6" office:value-type="float" office:value="79">
            <text:p>79</text:p>
          </table:table-cell>
          <table:table-cell table:style-name="ce10" table:formula="of:=RADIANS([.A55])" office:value-type="float" office:value="1.37881010907552">
            <text:p>1.379</text:p>
          </table:table-cell>
          <table:table-cell table:style-name="ce15" table:formula="of:=[.E4]*(1/COS([.B55] ))" office:value-type="float" office:value="2227358.30227133">
            <text:p>2.23E+06</text:p>
          </table:table-cell>
          <table:table-cell table:style-name="ce6" table:formula="of:=[.D54]" office:value-type="float" office:value="33">
            <text:p>33</text:p>
          </table:table-cell>
          <table:table-cell table:style-name="ce20" table:formula="of:=20*(LOG(3.333333333333/(4*3.1415927*[.C55])))" office:value-type="float" office:value="-138.482424205149">
            <text:p>-138.482</text:p>
          </table:table-cell>
          <table:table-cell table:style-name="ce20" table:formula="of:=[.D55]+[.E55]" office:value-type="float" office:value="-105.482424205149">
            <text:p>-105.482</text:p>
          </table:table-cell>
          <table:table-cell table:style-name="ce29" table:formula="of:=5/([.B55]+1)" office:value-type="float" office:value="2.10189118539737">
            <text:p>2.102</text:p>
          </table:table-cell>
          <table:table-cell table:style-name="ce10" table:formula="of:=[.H54]" office:value-type="float" office:value="85.5">
            <text:p>85.500</text:p>
          </table:table-cell>
          <table:table-cell table:style-name="ce10" table:formula="of:=[.G55]+[.H55]" office:value-type="float" office:value="87.6018911853974">
            <text:p>87.602</text:p>
          </table:table-cell>
          <table:table-cell table:style-name="ce20" table:formula="of:=[.D55]+[.E55]+[.I55]" office:value-type="float" office:value="-17.8805330197519">
            <text:p>-17.881</text:p>
          </table:table-cell>
          <table:table-cell table:style-name="ce10" table:formula="of:=[.K54]" office:value-type="float" office:value="103.93">
            <text:p>103.930</text:p>
          </table:table-cell>
          <table:table-cell table:style-name="ce10" table:formula="of:=[.G55]+[.K55]" office:value-type="float" office:value="106.031891185397">
            <text:p>106.032</text:p>
          </table:table-cell>
          <table:table-cell table:style-name="ce20" table:formula="of:=[.D55]+[.E55]+[.L55]" office:value-type="float" office:value="0.549466980248084">
            <text:p>0.549</text:p>
          </table:table-cell>
          <table:table-cell table:style-name="ce17" table:formula="of:=[.N54]" office:value-type="float" office:value="-31">
            <text:p>-31</text:p>
          </table:table-cell>
          <table:table-cell table:style-name="ce17" table:formula="of:=[.O54]" office:value-type="float" office:value="-71">
            <text:p>-71</text:p>
          </table:table-cell>
          <table:table-cell table:style-name="ce17" table:formula="of:=[.F55]-[.N55]" office:value-type="float" office:value="-74.4824242051493">
            <text:p>-74.4824242051</text:p>
          </table:table-cell>
          <table:table-cell table:style-name="ce17" table:formula="of:=[.F55]-[.O55]" office:value-type="float" office:value="-34.4824242051493">
            <text:p>-34.4824242051</text:p>
          </table:table-cell>
          <table:table-cell table:style-name="ce17"/>
          <table:table-cell table:style-name="ce17" table:formula="of:=10^([.P55]/10)" office:value-type="float" office:value="0.0000000356252220112041">
            <text:p>3.56252220112041E-008</text:p>
          </table:table-cell>
          <table:table-cell table:style-name="ce17" table:formula="of:=10^([.Q55]/10)" office:value-type="float" office:value="0.000356252220112041">
            <text:p>0.0003562522</text:p>
          </table:table-cell>
          <table:table-cell table:number-columns-repeated="7"/>
        </table:table-row>
        <table:table-row table:style-name="ro2">
          <table:table-cell table:style-name="ce6" office:value-type="float" office:value="78">
            <text:p>78</text:p>
          </table:table-cell>
          <table:table-cell table:style-name="ce10" table:formula="of:=RADIANS([.A56])" office:value-type="float" office:value="1.36135681655558">
            <text:p>1.361</text:p>
          </table:table-cell>
          <table:table-cell table:style-name="ce15" table:formula="of:=[.E4]*(1/COS([.B56] ))" office:value-type="float" office:value="2044137.09651625">
            <text:p>2.04E+06</text:p>
          </table:table-cell>
          <table:table-cell table:style-name="ce6" table:formula="of:=[.D55]" office:value-type="float" office:value="33">
            <text:p>33</text:p>
          </table:table-cell>
          <table:table-cell table:style-name="ce20" table:formula="of:=20*(LOG(3.333333333333/(4*3.1415927*[.C56])))" office:value-type="float" office:value="-137.736822898587">
            <text:p>-137.737</text:p>
          </table:table-cell>
          <table:table-cell table:style-name="ce20" table:formula="of:=[.D56]+[.E56]" office:value-type="float" office:value="-104.736822898587">
            <text:p>-104.737</text:p>
          </table:table-cell>
          <table:table-cell table:style-name="ce29" table:formula="of:=5/([.B56]+1)" office:value-type="float" office:value="2.11742671202623">
            <text:p>2.117</text:p>
          </table:table-cell>
          <table:table-cell table:style-name="ce10" table:formula="of:=[.H55]" office:value-type="float" office:value="85.5">
            <text:p>85.500</text:p>
          </table:table-cell>
          <table:table-cell table:style-name="ce10" table:formula="of:=[.G56]+[.H56]" office:value-type="float" office:value="87.6174267120262">
            <text:p>87.617</text:p>
          </table:table-cell>
          <table:table-cell table:style-name="ce20" table:formula="of:=[.D56]+[.E56]+[.I56]" office:value-type="float" office:value="-17.1193961865607">
            <text:p>-17.119</text:p>
          </table:table-cell>
          <table:table-cell table:style-name="ce10" table:formula="of:=[.K55]" office:value-type="float" office:value="103.93">
            <text:p>103.930</text:p>
          </table:table-cell>
          <table:table-cell table:style-name="ce10" table:formula="of:=[.G56]+[.K56]" office:value-type="float" office:value="106.047426712026">
            <text:p>106.047</text:p>
          </table:table-cell>
          <table:table-cell table:style-name="ce20" table:formula="of:=[.D56]+[.E56]+[.L56]" office:value-type="float" office:value="1.31060381343931">
            <text:p>1.311</text:p>
          </table:table-cell>
          <table:table-cell table:style-name="ce17" table:formula="of:=[.N55]" office:value-type="float" office:value="-31">
            <text:p>-31</text:p>
          </table:table-cell>
          <table:table-cell table:style-name="ce17" table:formula="of:=[.O55]" office:value-type="float" office:value="-71">
            <text:p>-71</text:p>
          </table:table-cell>
          <table:table-cell table:style-name="ce17" table:formula="of:=[.F56]-[.N56]" office:value-type="float" office:value="-73.7368228985869">
            <text:p>-73.7368228986</text:p>
          </table:table-cell>
          <table:table-cell table:style-name="ce17" table:formula="of:=[.F56]-[.O56]" office:value-type="float" office:value="-33.7368228985869">
            <text:p>-33.7368228986</text:p>
          </table:table-cell>
          <table:table-cell table:style-name="ce17"/>
          <table:table-cell table:style-name="ce17" table:formula="of:=10^([.P56]/10)" office:value-type="float" office:value="0.0000000422977932577379">
            <text:p>4.22977932577379E-008</text:p>
          </table:table-cell>
          <table:table-cell table:style-name="ce17" table:formula="of:=10^([.Q56]/10)" office:value-type="float" office:value="0.000422977932577379">
            <text:p>0.0004229779</text:p>
          </table:table-cell>
          <table:table-cell table:number-columns-repeated="7"/>
        </table:table-row>
        <table:table-row table:style-name="ro2">
          <table:table-cell table:style-name="ce6" office:value-type="float" office:value="77">
            <text:p>77</text:p>
          </table:table-cell>
          <table:table-cell table:style-name="ce10" table:formula="of:=RADIANS([.A57])" office:value-type="float" office:value="1.34390352403563">
            <text:p>1.344</text:p>
          </table:table-cell>
          <table:table-cell table:style-name="ce15" table:formula="of:=[.E4]*(1/COS([.B57] ))" office:value-type="float" office:value="1889299.88009897">
            <text:p>1.89E+06</text:p>
          </table:table-cell>
          <table:table-cell table:style-name="ce6" table:formula="of:=[.D56]" office:value-type="float" office:value="33">
            <text:p>33</text:p>
          </table:table-cell>
          <table:table-cell table:style-name="ce20" table:formula="of:=20*(LOG(3.333333333333/(4*3.1415927*[.C57])))" office:value-type="float" office:value="-137.052640443332">
            <text:p>-137.053</text:p>
          </table:table-cell>
          <table:table-cell table:style-name="ce20" table:formula="of:=[.D57]+[.E57]" office:value-type="float" office:value="-104.052640443332">
            <text:p>-104.053</text:p>
          </table:table-cell>
          <table:table-cell table:style-name="ce29" table:formula="of:=5/([.B57]+1)" office:value-type="float" office:value="2.13319360149739">
            <text:p>2.133</text:p>
          </table:table-cell>
          <table:table-cell table:style-name="ce10" table:formula="of:=[.H56]" office:value-type="float" office:value="85.5">
            <text:p>85.500</text:p>
          </table:table-cell>
          <table:table-cell table:style-name="ce10" table:formula="of:=[.G57]+[.H57]" office:value-type="float" office:value="87.6331936014974">
            <text:p>87.633</text:p>
          </table:table-cell>
          <table:table-cell table:style-name="ce20" table:formula="of:=[.D57]+[.E57]+[.I57]" office:value-type="float" office:value="-16.4194468418348">
            <text:p>-16.419</text:p>
          </table:table-cell>
          <table:table-cell table:style-name="ce10" table:formula="of:=[.K56]" office:value-type="float" office:value="103.93">
            <text:p>103.930</text:p>
          </table:table-cell>
          <table:table-cell table:style-name="ce10" table:formula="of:=[.G57]+[.K57]" office:value-type="float" office:value="106.063193601497">
            <text:p>106.063</text:p>
          </table:table-cell>
          <table:table-cell table:style-name="ce20" table:formula="of:=[.D57]+[.E57]+[.L57]" office:value-type="float" office:value="2.01055315816518">
            <text:p>2.011</text:p>
          </table:table-cell>
          <table:table-cell table:style-name="ce17" table:formula="of:=[.N56]" office:value-type="float" office:value="-31">
            <text:p>-31</text:p>
          </table:table-cell>
          <table:table-cell table:style-name="ce17" table:formula="of:=[.O56]" office:value-type="float" office:value="-71">
            <text:p>-71</text:p>
          </table:table-cell>
          <table:table-cell table:style-name="ce17" table:formula="of:=[.F57]-[.N57]" office:value-type="float" office:value="-73.0526404433322">
            <text:p>-73.0526404433</text:p>
          </table:table-cell>
          <table:table-cell table:style-name="ce17" table:formula="of:=[.F57]-[.O57]" office:value-type="float" office:value="-33.0526404433322">
            <text:p>-33.0526404433</text:p>
          </table:table-cell>
          <table:table-cell table:style-name="ce17"/>
          <table:table-cell table:style-name="ce17" table:formula="of:=10^([.P57]/10)" office:value-type="float" office:value="0.0000000495149056297522">
            <text:p>4.95149056297522E-008</text:p>
          </table:table-cell>
          <table:table-cell table:style-name="ce17" table:formula="of:=10^([.Q57]/10)" office:value-type="float" office:value="0.000495149056297522">
            <text:p>0.0004951491</text:p>
          </table:table-cell>
          <table:table-cell table:number-columns-repeated="7"/>
        </table:table-row>
        <table:table-row table:style-name="ro2">
          <table:table-cell table:style-name="ce6" office:value-type="float" office:value="76">
            <text:p>76</text:p>
          </table:table-cell>
          <table:table-cell table:style-name="ce10" table:formula="of:=RADIANS([.A58])" office:value-type="float" office:value="1.32645023151569">
            <text:p>1.326</text:p>
          </table:table-cell>
          <table:table-cell table:style-name="ce15" table:formula="of:=[.E4]*(1/COS([.B58] ))" office:value-type="float" office:value="1756765.33513647">
            <text:p>1.76E+06</text:p>
          </table:table-cell>
          <table:table-cell table:style-name="ce6" table:formula="of:=[.D57]" office:value-type="float" office:value="33">
            <text:p>33</text:p>
          </table:table-cell>
          <table:table-cell table:style-name="ce20" table:formula="of:=20*(LOG(3.333333333333/(4*3.1415927*[.C58])))" office:value-type="float" office:value="-136.420897568439">
            <text:p>-136.421</text:p>
          </table:table-cell>
          <table:table-cell table:style-name="ce20" table:formula="of:=[.D58]+[.E58]" office:value-type="float" office:value="-103.420897568439">
            <text:p>-103.421</text:p>
          </table:table-cell>
          <table:table-cell table:style-name="ce29" table:formula="of:=5/([.B58]+1)" office:value-type="float" office:value="2.14919706094142">
            <text:p>2.149</text:p>
          </table:table-cell>
          <table:table-cell table:style-name="ce10" table:formula="of:=[.H57]" office:value-type="float" office:value="85.5">
            <text:p>85.500</text:p>
          </table:table-cell>
          <table:table-cell table:style-name="ce10" table:formula="of:=[.G58]+[.H58]" office:value-type="float" office:value="87.6491970609414">
            <text:p>87.649</text:p>
          </table:table-cell>
          <table:table-cell table:style-name="ce20" table:formula="of:=[.D58]+[.E58]+[.I58]" office:value-type="float" office:value="-15.7717005074973">
            <text:p>-15.772</text:p>
          </table:table-cell>
          <table:table-cell table:style-name="ce10" table:formula="of:=[.K57]" office:value-type="float" office:value="103.93">
            <text:p>103.930</text:p>
          </table:table-cell>
          <table:table-cell table:style-name="ce10" table:formula="of:=[.G58]+[.K58]" office:value-type="float" office:value="106.079197060941">
            <text:p>106.079</text:p>
          </table:table-cell>
          <table:table-cell table:style-name="ce20" table:formula="of:=[.D58]+[.E58]+[.L58]" office:value-type="float" office:value="2.65829949250275">
            <text:p>2.658</text:p>
          </table:table-cell>
          <table:table-cell table:style-name="ce17" table:formula="of:=[.N57]" office:value-type="float" office:value="-31">
            <text:p>-31</text:p>
          </table:table-cell>
          <table:table-cell table:style-name="ce17" table:formula="of:=[.O57]" office:value-type="float" office:value="-71">
            <text:p>-71</text:p>
          </table:table-cell>
          <table:table-cell table:style-name="ce17" table:formula="of:=[.F58]-[.N58]" office:value-type="float" office:value="-72.4208975684387">
            <text:p>-72.4208975684</text:p>
          </table:table-cell>
          <table:table-cell table:style-name="ce17" table:formula="of:=[.F58]-[.O58]" office:value-type="float" office:value="-32.4208975684387">
            <text:p>-32.4208975684</text:p>
          </table:table-cell>
          <table:table-cell table:style-name="ce17"/>
          <table:table-cell table:style-name="ce17" table:formula="of:=10^([.P58]/10)" office:value-type="float" office:value="0.0000000572677661875326">
            <text:p>5.72677661875326E-008</text:p>
          </table:table-cell>
          <table:table-cell table:style-name="ce17" table:formula="of:=10^([.Q58]/10)" office:value-type="float" office:value="0.000572677661875326">
            <text:p>0.0005726777</text:p>
          </table:table-cell>
          <table:table-cell table:number-columns-repeated="7"/>
        </table:table-row>
        <table:table-row table:style-name="ro2">
          <table:table-cell table:style-name="ce6" office:value-type="float" office:value="75">
            <text:p>75</text:p>
          </table:table-cell>
          <table:table-cell table:style-name="ce10" table:formula="of:=RADIANS([.A59])" office:value-type="float" office:value="1.30899693899575">
            <text:p>1.309</text:p>
          </table:table-cell>
          <table:table-cell table:style-name="ce15" table:formula="of:=[.E4]*(1/COS([.B59] ))" office:value-type="float" office:value="1642073.90469142">
            <text:p>1.64E+06</text:p>
          </table:table-cell>
          <table:table-cell table:style-name="ce6" table:formula="of:=[.D58]" office:value-type="float" office:value="33">
            <text:p>33</text:p>
          </table:table-cell>
          <table:table-cell table:style-name="ce20" table:formula="of:=20*(LOG(3.333333333333/(4*3.1415927*[.C59])))" office:value-type="float" office:value="-135.834476492771">
            <text:p>-135.834</text:p>
          </table:table-cell>
          <table:table-cell table:style-name="ce20" table:formula="of:=[.D59]+[.E59]" office:value-type="float" office:value="-102.834476492771">
            <text:p>-102.834</text:p>
          </table:table-cell>
          <table:table-cell table:style-name="ce29" table:formula="of:=5/([.B59]+1)" office:value-type="float" office:value="2.16544245492792">
            <text:p>2.165</text:p>
          </table:table-cell>
          <table:table-cell table:style-name="ce10" table:formula="of:=[.H58]" office:value-type="float" office:value="85.5">
            <text:p>85.500</text:p>
          </table:table-cell>
          <table:table-cell table:style-name="ce10" table:formula="of:=[.G59]+[.H59]" office:value-type="float" office:value="87.6654424549279">
            <text:p>87.665</text:p>
          </table:table-cell>
          <table:table-cell table:style-name="ce20" table:formula="of:=[.D59]+[.E59]+[.I59]" office:value-type="float" office:value="-15.1690340378427">
            <text:p>-15.169</text:p>
          </table:table-cell>
          <table:table-cell table:style-name="ce10" table:formula="of:=[.K58]" office:value-type="float" office:value="103.93">
            <text:p>103.930</text:p>
          </table:table-cell>
          <table:table-cell table:style-name="ce10" table:formula="of:=[.G59]+[.K59]" office:value-type="float" office:value="106.095442454928">
            <text:p>106.095</text:p>
          </table:table-cell>
          <table:table-cell table:style-name="ce20" table:formula="of:=[.D59]+[.E59]+[.L59]" office:value-type="float" office:value="3.2609659621573">
            <text:p>3.261</text:p>
          </table:table-cell>
          <table:table-cell table:style-name="ce17" table:formula="of:=[.N58]" office:value-type="float" office:value="-31">
            <text:p>-31</text:p>
          </table:table-cell>
          <table:table-cell table:style-name="ce17" table:formula="of:=[.O58]" office:value-type="float" office:value="-71">
            <text:p>-71</text:p>
          </table:table-cell>
          <table:table-cell table:style-name="ce17" table:formula="of:=[.F59]-[.N59]" office:value-type="float" office:value="-71.8344764927706">
            <text:p>-71.8344764928</text:p>
          </table:table-cell>
          <table:table-cell table:style-name="ce17" table:formula="of:=[.F59]-[.O59]" office:value-type="float" office:value="-31.8344764927706">
            <text:p>-31.8344764928</text:p>
          </table:table-cell>
          <table:table-cell table:style-name="ce17"/>
          <table:table-cell table:style-name="ce17" table:formula="of:=10^([.P59]/10)" office:value-type="float" office:value="0.0000000655469292647265">
            <text:p>6.55469292647265E-008</text:p>
          </table:table-cell>
          <table:table-cell table:style-name="ce17" table:formula="of:=10^([.Q59]/10)" office:value-type="float" office:value="0.000655469292647264">
            <text:p>0.0006554693</text:p>
          </table:table-cell>
          <table:table-cell table:number-columns-repeated="7"/>
        </table:table-row>
        <table:table-row table:style-name="ro2">
          <table:table-cell table:style-name="ce6" office:value-type="float" office:value="74">
            <text:p>74</text:p>
          </table:table-cell>
          <table:table-cell table:style-name="ce10" table:formula="of:=RADIANS([.A60])" office:value-type="float" office:value="1.2915436464758">
            <text:p>1.292</text:p>
          </table:table-cell>
          <table:table-cell table:style-name="ce15" table:formula="of:=[.E4]*(1/COS([.B60] ))" office:value-type="float" office:value="1541880.9933809">
            <text:p>1.54E+06</text:p>
          </table:table-cell>
          <table:table-cell table:style-name="ce6" table:formula="of:=[.D59]" office:value-type="float" office:value="33">
            <text:p>33</text:p>
          </table:table-cell>
          <table:table-cell table:style-name="ce20" table:formula="of:=20*(LOG(3.333333333333/(4*3.1415927*[.C60])))" office:value-type="float" office:value="-135.28763960245">
            <text:p>-135.288</text:p>
          </table:table-cell>
          <table:table-cell table:style-name="ce20" table:formula="of:=[.D60]+[.E60]" office:value-type="float" office:value="-102.28763960245">
            <text:p>-102.288</text:p>
          </table:table-cell>
          <table:table-cell table:style-name="ce29" table:formula="of:=5/([.B60]+1)" office:value-type="float" office:value="2.18193531146115">
            <text:p>2.182</text:p>
          </table:table-cell>
          <table:table-cell table:style-name="ce10" table:formula="of:=[.H59]" office:value-type="float" office:value="85.5">
            <text:p>85.500</text:p>
          </table:table-cell>
          <table:table-cell table:style-name="ce10" table:formula="of:=[.G60]+[.H60]" office:value-type="float" office:value="87.6819353114611">
            <text:p>87.682</text:p>
          </table:table-cell>
          <table:table-cell table:style-name="ce20" table:formula="of:=[.D60]+[.E60]+[.I60]" office:value-type="float" office:value="-14.605704290989">
            <text:p>-14.606</text:p>
          </table:table-cell>
          <table:table-cell table:style-name="ce10" table:formula="of:=[.K59]" office:value-type="float" office:value="103.93">
            <text:p>103.930</text:p>
          </table:table-cell>
          <table:table-cell table:style-name="ce10" table:formula="of:=[.G60]+[.K60]" office:value-type="float" office:value="106.111935311461">
            <text:p>106.112</text:p>
          </table:table-cell>
          <table:table-cell table:style-name="ce20" table:formula="of:=[.D60]+[.E60]+[.L60]" office:value-type="float" office:value="3.82429570901103">
            <text:p>3.824</text:p>
          </table:table-cell>
          <table:table-cell table:style-name="ce17" table:formula="of:=[.N59]" office:value-type="float" office:value="-31">
            <text:p>-31</text:p>
          </table:table-cell>
          <table:table-cell table:style-name="ce17" table:formula="of:=[.O59]" office:value-type="float" office:value="-71">
            <text:p>-71</text:p>
          </table:table-cell>
          <table:table-cell table:style-name="ce17" table:formula="of:=[.F60]-[.N60]" office:value-type="float" office:value="-71.2876396024501">
            <text:p>-71.2876396025</text:p>
          </table:table-cell>
          <table:table-cell table:style-name="ce17" table:formula="of:=[.F60]-[.O60]" office:value-type="float" office:value="-31.2876396024501">
            <text:p>-31.2876396025</text:p>
          </table:table-cell>
          <table:table-cell table:style-name="ce17"/>
          <table:table-cell table:style-name="ce17" table:formula="of:=10^([.P60]/10)" office:value-type="float" office:value="0.0000000743423079764308">
            <text:p>7.43423079764308E-008</text:p>
          </table:table-cell>
          <table:table-cell table:style-name="ce17" table:formula="of:=10^([.Q60]/10)" office:value-type="float" office:value="0.000743423079764308">
            <text:p>0.0007434231</text:p>
          </table:table-cell>
          <table:table-cell table:number-columns-repeated="7"/>
        </table:table-row>
        <table:table-row table:style-name="ro2">
          <table:table-cell table:style-name="ce6" office:value-type="float" office:value="73">
            <text:p>73</text:p>
          </table:table-cell>
          <table:table-cell table:style-name="ce10" table:formula="of:=RADIANS([.A61])" office:value-type="float" office:value="1.27409035395586">
            <text:p>1.274</text:p>
          </table:table-cell>
          <table:table-cell table:style-name="ce15" table:formula="of:=[.E4]*(1/COS([.B61] ))" office:value-type="float" office:value="1453629.03842914">
            <text:p>1.45E+06</text:p>
          </table:table-cell>
          <table:table-cell table:style-name="ce6" table:formula="of:=[.D60]" office:value-type="float" office:value="33">
            <text:p>33</text:p>
          </table:table-cell>
          <table:table-cell table:style-name="ce20" table:formula="of:=20*(LOG(3.333333333333/(4*3.1415927*[.C61])))" office:value-type="float" office:value="-134.77569430461">
            <text:p>-134.776</text:p>
          </table:table-cell>
          <table:table-cell table:style-name="ce20" table:formula="of:=[.D61]+[.E61]" office:value-type="float" office:value="-101.77569430461">
            <text:p>-101.776</text:p>
          </table:table-cell>
          <table:table-cell table:style-name="ce29" table:formula="of:=5/([.B61]+1)" office:value-type="float" office:value="2.19868132825168">
            <text:p>2.199</text:p>
          </table:table-cell>
          <table:table-cell table:style-name="ce10" table:formula="of:=[.H60]" office:value-type="float" office:value="85.5">
            <text:p>85.500</text:p>
          </table:table-cell>
          <table:table-cell table:style-name="ce10" table:formula="of:=[.G61]+[.H61]" office:value-type="float" office:value="87.6986813282517">
            <text:p>87.699</text:p>
          </table:table-cell>
          <table:table-cell table:style-name="ce20" table:formula="of:=[.D61]+[.E61]+[.I61]" office:value-type="float" office:value="-14.0770129763582">
            <text:p>-14.077</text:p>
          </table:table-cell>
          <table:table-cell table:style-name="ce10" table:formula="of:=[.K60]" office:value-type="float" office:value="103.93">
            <text:p>103.930</text:p>
          </table:table-cell>
          <table:table-cell table:style-name="ce10" table:formula="of:=[.G61]+[.K61]" office:value-type="float" office:value="106.128681328252">
            <text:p>106.129</text:p>
          </table:table-cell>
          <table:table-cell table:style-name="ce20" table:formula="of:=[.D61]+[.E61]+[.L61]" office:value-type="float" office:value="4.35298702364177">
            <text:p>4.353</text:p>
          </table:table-cell>
          <table:table-cell table:style-name="ce17" table:formula="of:=[.N60]" office:value-type="float" office:value="-31">
            <text:p>-31</text:p>
          </table:table-cell>
          <table:table-cell table:style-name="ce17" table:formula="of:=[.O60]" office:value-type="float" office:value="-71">
            <text:p>-71</text:p>
          </table:table-cell>
          <table:table-cell table:style-name="ce17" table:formula="of:=[.F61]-[.N61]" office:value-type="float" office:value="-70.7756943046099">
            <text:p>-70.7756943046</text:p>
          </table:table-cell>
          <table:table-cell table:style-name="ce17" table:formula="of:=[.F61]-[.O61]" office:value-type="float" office:value="-30.7756943046099">
            <text:p>-30.7756943046</text:p>
          </table:table-cell>
          <table:table-cell table:style-name="ce17"/>
          <table:table-cell table:style-name="ce17" table:formula="of:=10^([.P61]/10)" office:value-type="float" office:value="0.0000000836431865085105">
            <text:p>8.36431865085105E-008</text:p>
          </table:table-cell>
          <table:table-cell table:style-name="ce17" table:formula="of:=10^([.Q61]/10)" office:value-type="float" office:value="0.000836431865085106">
            <text:p>0.0008364319</text:p>
          </table:table-cell>
          <table:table-cell table:number-columns-repeated="7"/>
        </table:table-row>
        <table:table-row table:style-name="ro2">
          <table:table-cell table:style-name="ce6" office:value-type="float" office:value="72">
            <text:p>72</text:p>
          </table:table-cell>
          <table:table-cell table:style-name="ce10" table:formula="of:=RADIANS([.A62])" office:value-type="float" office:value="1.25663706143592">
            <text:p>1.257</text:p>
          </table:table-cell>
          <table:table-cell table:style-name="ce15" table:formula="of:=[.E4]*(1/COS([.B62] ))" office:value-type="float" office:value="1375328.89043741">
            <text:p>1.38E+06</text:p>
          </table:table-cell>
          <table:table-cell table:style-name="ce6" table:formula="of:=[.D61]" office:value-type="float" office:value="33">
            <text:p>33</text:p>
          </table:table-cell>
          <table:table-cell table:style-name="ce20" table:formula="of:=20*(LOG(3.333333333333/(4*3.1415927*[.C62])))" office:value-type="float" office:value="-134.294753822437">
            <text:p>-134.295</text:p>
          </table:table-cell>
          <table:table-cell table:style-name="ce20" table:formula="of:=[.D62]+[.E62]" office:value-type="float" office:value="-101.294753822437">
            <text:p>-101.295</text:p>
          </table:table-cell>
          <table:table-cell table:style-name="ce29" table:formula="of:=5/([.B62]+1)" office:value-type="float" office:value="2.21568637927911">
            <text:p>2.216</text:p>
          </table:table-cell>
          <table:table-cell table:style-name="ce10" table:formula="of:=[.H61]" office:value-type="float" office:value="85.5">
            <text:p>85.500</text:p>
          </table:table-cell>
          <table:table-cell table:style-name="ce10" table:formula="of:=[.G62]+[.H62]" office:value-type="float" office:value="87.7156863792791">
            <text:p>87.716</text:p>
          </table:table-cell>
          <table:table-cell table:style-name="ce20" table:formula="of:=[.D62]+[.E62]+[.I62]" office:value-type="float" office:value="-13.5790674431575">
            <text:p>-13.579</text:p>
          </table:table-cell>
          <table:table-cell table:style-name="ce10" table:formula="of:=[.K61]" office:value-type="float" office:value="103.93">
            <text:p>103.930</text:p>
          </table:table-cell>
          <table:table-cell table:style-name="ce10" table:formula="of:=[.G62]+[.K62]" office:value-type="float" office:value="106.145686379279">
            <text:p>106.146</text:p>
          </table:table-cell>
          <table:table-cell table:style-name="ce20" table:formula="of:=[.D62]+[.E62]+[.L62]" office:value-type="float" office:value="4.85093255684251">
            <text:p>4.851</text:p>
          </table:table-cell>
          <table:table-cell table:style-name="ce17" table:formula="of:=[.N61]" office:value-type="float" office:value="-31">
            <text:p>-31</text:p>
          </table:table-cell>
          <table:table-cell table:style-name="ce17" table:formula="of:=[.O61]" office:value-type="float" office:value="-71">
            <text:p>-71</text:p>
          </table:table-cell>
          <table:table-cell table:style-name="ce17" table:formula="of:=[.F62]-[.N62]" office:value-type="float" office:value="-70.2947538224366">
            <text:p>-70.2947538224</text:p>
          </table:table-cell>
          <table:table-cell table:style-name="ce17" table:formula="of:=[.F62]-[.O62]" office:value-type="float" office:value="-30.2947538224366">
            <text:p>-30.2947538224</text:p>
          </table:table-cell>
          <table:table-cell table:style-name="ce17"/>
          <table:table-cell table:style-name="ce17" table:formula="of:=10^([.P62]/10)" office:value-type="float" office:value="0.0000000934382331731643">
            <text:p>9.34382331731643E-008</text:p>
          </table:table-cell>
          <table:table-cell table:style-name="ce17" table:formula="of:=10^([.Q62]/10)" office:value-type="float" office:value="0.000934382331731643">
            <text:p>0.0009343823</text:p>
          </table:table-cell>
          <table:table-cell table:number-columns-repeated="7"/>
        </table:table-row>
        <table:table-row table:style-name="ro2">
          <table:table-cell table:style-name="ce6" office:value-type="float" office:value="71">
            <text:p>71</text:p>
          </table:table-cell>
          <table:table-cell table:style-name="ce10" table:formula="of:=RADIANS([.A63])" office:value-type="float" office:value="1.23918376891597">
            <text:p>1.239</text:p>
          </table:table-cell>
          <table:table-cell table:style-name="ce15" table:formula="of:=[.E4]*(1/COS([.B63] ))" office:value-type="float" office:value="1305410.23187183">
            <text:p>1.31E+06</text:p>
          </table:table-cell>
          <table:table-cell table:style-name="ce6" table:formula="of:=[.D62]" office:value-type="float" office:value="33">
            <text:p>33</text:p>
          </table:table-cell>
          <table:table-cell table:style-name="ce20" table:formula="of:=20*(LOG(3.333333333333/(4*3.1415927*[.C63])))" office:value-type="float" office:value="-133.841562751062">
            <text:p>-133.842</text:p>
          </table:table-cell>
          <table:table-cell table:style-name="ce20" table:formula="of:=[.D63]+[.E63]" office:value-type="float" office:value="-100.841562751062">
            <text:p>-100.842</text:p>
          </table:table-cell>
          <table:table-cell table:style-name="ce29" table:formula="of:=5/([.B63]+1)" office:value-type="float" office:value="2.23295652166172">
            <text:p>2.233</text:p>
          </table:table-cell>
          <table:table-cell table:style-name="ce10" table:formula="of:=[.H62]" office:value-type="float" office:value="85.5">
            <text:p>85.500</text:p>
          </table:table-cell>
          <table:table-cell table:style-name="ce10" table:formula="of:=[.G63]+[.H63]" office:value-type="float" office:value="87.7329565216617">
            <text:p>87.733</text:p>
          </table:table-cell>
          <table:table-cell table:style-name="ce20" table:formula="of:=[.D63]+[.E63]+[.I63]" office:value-type="float" office:value="-13.1086062294004">
            <text:p>-13.109</text:p>
          </table:table-cell>
          <table:table-cell table:style-name="ce10" table:formula="of:=[.K62]" office:value-type="float" office:value="103.93">
            <text:p>103.930</text:p>
          </table:table-cell>
          <table:table-cell table:style-name="ce10" table:formula="of:=[.G63]+[.K63]" office:value-type="float" office:value="106.162956521662">
            <text:p>106.163</text:p>
          </table:table-cell>
          <table:table-cell table:style-name="ce20" table:formula="of:=[.D63]+[.E63]+[.L63]" office:value-type="float" office:value="5.32139377059957">
            <text:p>5.321</text:p>
          </table:table-cell>
          <table:table-cell table:style-name="ce17" table:formula="of:=[.N62]" office:value-type="float" office:value="-31">
            <text:p>-31</text:p>
          </table:table-cell>
          <table:table-cell table:style-name="ce17" table:formula="of:=[.O62]" office:value-type="float" office:value="-71">
            <text:p>-71</text:p>
          </table:table-cell>
          <table:table-cell table:style-name="ce17" table:formula="of:=[.F63]-[.N63]" office:value-type="float" office:value="-69.8415627510622">
            <text:p>-69.8415627511</text:p>
          </table:table-cell>
          <table:table-cell table:style-name="ce17" table:formula="of:=[.F63]-[.O63]" office:value-type="float" office:value="-29.8415627510622">
            <text:p>-29.8415627511</text:p>
          </table:table-cell>
          <table:table-cell table:style-name="ce17"/>
          <table:table-cell table:style-name="ce17" table:formula="of:=10^([.P63]/10)" office:value-type="float" office:value="0.000000103715514214842">
            <text:p>1.03715514214842E-007</text:p>
          </table:table-cell>
          <table:table-cell table:style-name="ce17" table:formula="of:=10^([.Q63]/10)" office:value-type="float" office:value="0.00103715514214842">
            <text:p>0.0010371551</text:p>
          </table:table-cell>
          <table:table-cell table:number-columns-repeated="7"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10" table:formula="of:=RADIANS([.A64])" office:value-type="float" office:value="1.22173047639603">
            <text:p>1.222</text:p>
          </table:table-cell>
          <table:table-cell table:style-name="ce15" table:formula="of:=[.E4]*(1/COS([.B64] ))" office:value-type="float" office:value="1242616.87006931">
            <text:p>1.24E+06</text:p>
          </table:table-cell>
          <table:table-cell table:style-name="ce6" table:formula="of:=[.D63]" office:value-type="float" office:value="33">
            <text:p>33</text:p>
          </table:table-cell>
          <table:table-cell table:style-name="ce20" table:formula="of:=20*(LOG(3.333333333333/(4*3.1415927*[.C64])))" office:value-type="float" office:value="-133.413367411247">
            <text:p>-133.413</text:p>
          </table:table-cell>
          <table:table-cell table:style-name="ce20" table:formula="of:=[.D64]+[.E64]" office:value-type="float" office:value="-100.413367411247">
            <text:p>-100.413</text:p>
          </table:table-cell>
          <table:table-cell table:style-name="ce29" table:formula="of:=5/([.B64]+1)" office:value-type="float" office:value="2.25049800284989">
            <text:p>2.250</text:p>
          </table:table-cell>
          <table:table-cell table:style-name="ce10" table:formula="of:=[.H63]" office:value-type="float" office:value="85.5">
            <text:p>85.500</text:p>
          </table:table-cell>
          <table:table-cell table:style-name="ce10" table:formula="of:=[.G64]+[.H64]" office:value-type="float" office:value="87.7504980028499">
            <text:p>87.750</text:p>
          </table:table-cell>
          <table:table-cell table:style-name="ce20" table:formula="of:=[.D64]+[.E64]+[.I64]" office:value-type="float" office:value="-12.6628694083972">
            <text:p>-12.663</text:p>
          </table:table-cell>
          <table:table-cell table:style-name="ce10" table:formula="of:=[.K63]" office:value-type="float" office:value="103.93">
            <text:p>103.930</text:p>
          </table:table-cell>
          <table:table-cell table:style-name="ce10" table:formula="of:=[.G64]+[.K64]" office:value-type="float" office:value="106.18049800285">
            <text:p>106.180</text:p>
          </table:table-cell>
          <table:table-cell table:style-name="ce20" table:formula="of:=[.D64]+[.E64]+[.L64]" office:value-type="float" office:value="5.76713059160284">
            <text:p>5.767</text:p>
          </table:table-cell>
          <table:table-cell table:style-name="ce17" table:formula="of:=[.N63]" office:value-type="float" office:value="-31">
            <text:p>-31</text:p>
          </table:table-cell>
          <table:table-cell table:style-name="ce17" table:formula="of:=[.O63]" office:value-type="float" office:value="-71">
            <text:p>-71</text:p>
          </table:table-cell>
          <table:table-cell table:style-name="ce17" table:formula="of:=[.F64]-[.N64]" office:value-type="float" office:value="-69.4133674112471">
            <text:p>-69.4133674112</text:p>
          </table:table-cell>
          <table:table-cell table:style-name="ce17" table:formula="of:=[.F64]-[.O64]" office:value-type="float" office:value="-29.4133674112471">
            <text:p>-29.4133674112</text:p>
          </table:table-cell>
          <table:table-cell table:style-name="ce17"/>
          <table:table-cell table:style-name="ce17" table:formula="of:=10^([.P64]/10)" office:value-type="float" office:value="0.00000011446250834969">
            <text:p>1.1446250834969E-007</text:p>
          </table:table-cell>
          <table:table-cell table:style-name="ce17" table:formula="of:=10^([.Q64]/10)" office:value-type="float" office:value="0.0011446250834969">
            <text:p>0.0011446251</text:p>
          </table:table-cell>
          <table:table-cell table:number-columns-repeated="7"/>
        </table:table-row>
        <table:table-row table:style-name="ro2">
          <table:table-cell table:style-name="ce6" office:value-type="float" office:value="69">
            <text:p>69</text:p>
          </table:table-cell>
          <table:table-cell table:style-name="ce10" table:formula="of:=RADIANS([.A65])" office:value-type="float" office:value="1.20427718387609">
            <text:p>1.204</text:p>
          </table:table-cell>
          <table:table-cell table:style-name="ce15" table:formula="of:=[.E4]*(1/COS([.B65] ))" office:value-type="float" office:value="1185931.94659077">
            <text:p>1.19E+06</text:p>
          </table:table-cell>
          <table:table-cell table:style-name="ce6" table:formula="of:=[.D64]" office:value-type="float" office:value="33">
            <text:p>33</text:p>
          </table:table-cell>
          <table:table-cell table:style-name="ce20" table:formula="of:=20*(LOG(3.333333333333/(4*3.1415927*[.C65])))" office:value-type="float" office:value="-133.007817867728">
            <text:p>-133.008</text:p>
          </table:table-cell>
          <table:table-cell table:style-name="ce20" table:formula="of:=[.D65]+[.E65]" office:value-type="float" office:value="-100.007817867728">
            <text:p>-100.008</text:p>
          </table:table-cell>
          <table:table-cell table:style-name="ce29" table:formula="of:=5/([.B65]+1)" office:value-type="float" office:value="2.26831726816126">
            <text:p>2.268</text:p>
          </table:table-cell>
          <table:table-cell table:style-name="ce10" table:formula="of:=[.H64]" office:value-type="float" office:value="85.5">
            <text:p>85.500</text:p>
          </table:table-cell>
          <table:table-cell table:style-name="ce10" table:formula="of:=[.G65]+[.H65]" office:value-type="float" office:value="87.7683172681613">
            <text:p>87.768</text:p>
          </table:table-cell>
          <table:table-cell table:style-name="ce20" table:formula="of:=[.D65]+[.E65]+[.I65]" office:value-type="float" office:value="-12.2395005995669">
            <text:p>-12.240</text:p>
          </table:table-cell>
          <table:table-cell table:style-name="ce10" table:formula="of:=[.K64]" office:value-type="float" office:value="103.93">
            <text:p>103.930</text:p>
          </table:table-cell>
          <table:table-cell table:style-name="ce10" table:formula="of:=[.G65]+[.K65]" office:value-type="float" office:value="106.198317268161">
            <text:p>106.198</text:p>
          </table:table-cell>
          <table:table-cell table:style-name="ce20" table:formula="of:=[.D65]+[.E65]+[.L65]" office:value-type="float" office:value="6.19049940043315">
            <text:p>6.190</text:p>
          </table:table-cell>
          <table:table-cell table:style-name="ce17" table:formula="of:=[.N64]" office:value-type="float" office:value="-31">
            <text:p>-31</text:p>
          </table:table-cell>
          <table:table-cell table:style-name="ce17" table:formula="of:=[.O64]" office:value-type="float" office:value="-71">
            <text:p>-71</text:p>
          </table:table-cell>
          <table:table-cell table:style-name="ce17" table:formula="of:=[.F65]-[.N65]" office:value-type="float" office:value="-69.0078178677281">
            <text:p>-69.0078178677</text:p>
          </table:table-cell>
          <table:table-cell table:style-name="ce17" table:formula="of:=[.F65]-[.O65]" office:value-type="float" office:value="-29.0078178677281">
            <text:p>-29.0078178677</text:p>
          </table:table-cell>
          <table:table-cell table:style-name="ce17"/>
          <table:table-cell table:style-name="ce17" table:formula="of:=10^([.P65]/10)" office:value-type="float" office:value="0.0000001256661220208">
            <text:p>1.256661220208E-007</text:p>
          </table:table-cell>
          <table:table-cell table:style-name="ce17" table:formula="of:=10^([.Q65]/10)" office:value-type="float" office:value="0.001256661220208">
            <text:p>0.0012566612</text:p>
          </table:table-cell>
          <table:table-cell table:number-columns-repeated="7"/>
        </table:table-row>
        <table:table-row table:style-name="ro2">
          <table:table-cell table:style-name="ce6" office:value-type="float" office:value="68">
            <text:p>68</text:p>
          </table:table-cell>
          <table:table-cell table:style-name="ce10" table:formula="of:=RADIANS([.A66])" office:value-type="float" office:value="1.18682389135614">
            <text:p>1.187</text:p>
          </table:table-cell>
          <table:table-cell table:style-name="ce15" table:formula="of:=[.E4]*(1/COS([.B66] ))" office:value-type="float" office:value="1134523.54408546">
            <text:p>1.13E+06</text:p>
          </table:table-cell>
          <table:table-cell table:style-name="ce6" table:formula="of:=[.D65]" office:value-type="float" office:value="33">
            <text:p>33</text:p>
          </table:table-cell>
          <table:table-cell table:style-name="ce20" table:formula="of:=20*(LOG(3.333333333333/(4*3.1415927*[.C66])))" office:value-type="float" office:value="-132.62289276249">
            <text:p>-132.623</text:p>
          </table:table-cell>
          <table:table-cell table:style-name="ce20" table:formula="of:=[.D66]+[.E66]" office:value-type="float" office:value="-99.6228927624896">
            <text:p>-99.623</text:p>
          </table:table-cell>
          <table:table-cell table:style-name="ce29" table:formula="of:=5/([.B66]+1)" office:value-type="float" office:value="2.28642096867676">
            <text:p>2.286</text:p>
          </table:table-cell>
          <table:table-cell table:style-name="ce10" table:formula="of:=[.H65]" office:value-type="float" office:value="85.5">
            <text:p>85.500</text:p>
          </table:table-cell>
          <table:table-cell table:style-name="ce10" table:formula="of:=[.G66]+[.H66]" office:value-type="float" office:value="87.7864209686768">
            <text:p>87.786</text:p>
          </table:table-cell>
          <table:table-cell table:style-name="ce20" table:formula="of:=[.D66]+[.E66]+[.I66]" office:value-type="float" office:value="-11.8364717938128">
            <text:p>-11.836</text:p>
          </table:table-cell>
          <table:table-cell table:style-name="ce10" table:formula="of:=[.K65]" office:value-type="float" office:value="103.93">
            <text:p>103.930</text:p>
          </table:table-cell>
          <table:table-cell table:style-name="ce10" table:formula="of:=[.G66]+[.K66]" office:value-type="float" office:value="106.216420968677">
            <text:p>106.216</text:p>
          </table:table-cell>
          <table:table-cell table:style-name="ce20" table:formula="of:=[.D66]+[.E66]+[.L66]" office:value-type="float" office:value="6.59352820618719">
            <text:p>6.594</text:p>
          </table:table-cell>
          <table:table-cell table:style-name="ce17" table:formula="of:=[.N65]" office:value-type="float" office:value="-31">
            <text:p>-31</text:p>
          </table:table-cell>
          <table:table-cell table:style-name="ce17" table:formula="of:=[.O65]" office:value-type="float" office:value="-71">
            <text:p>-71</text:p>
          </table:table-cell>
          <table:table-cell table:style-name="ce17" table:formula="of:=[.F66]-[.N66]" office:value-type="float" office:value="-68.6228927624896">
            <text:p>-68.6228927625</text:p>
          </table:table-cell>
          <table:table-cell table:style-name="ce17" table:formula="of:=[.F66]-[.O66]" office:value-type="float" office:value="-28.6228927624896">
            <text:p>-28.6228927625</text:p>
          </table:table-cell>
          <table:table-cell table:style-name="ce17"/>
          <table:table-cell table:style-name="ce17" table:formula="of:=10^([.P66]/10)" office:value-type="float" office:value="0.0000001373127053507">
            <text:p>1.373127053507E-007</text:p>
          </table:table-cell>
          <table:table-cell table:style-name="ce17" table:formula="of:=10^([.Q66]/10)" office:value-type="float" office:value="0.001373127053507">
            <text:p>0.0013731271</text:p>
          </table:table-cell>
          <table:table-cell table:number-columns-repeated="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10" table:formula="of:=RADIANS([.A67])" office:value-type="float" office:value="1.1693705988362">
            <text:p>1.169</text:p>
          </table:table-cell>
          <table:table-cell table:style-name="ce15" table:formula="of:=[.E4]*(1/COS([.B67] ))" office:value-type="float" office:value="1087704.48273017">
            <text:p>1.09E+06</text:p>
          </table:table-cell>
          <table:table-cell table:style-name="ce6" table:formula="of:=[.D66]" office:value-type="float" office:value="33">
            <text:p>33</text:p>
          </table:table-cell>
          <table:table-cell table:style-name="ce20" table:formula="of:=20*(LOG(3.333333333333/(4*3.1415927*[.C67])))" office:value-type="float" office:value="-132.256840870826">
            <text:p>-132.257</text:p>
          </table:table-cell>
          <table:table-cell table:style-name="ce20" table:formula="of:=[.D67]+[.E67]" office:value-type="float" office:value="-99.2568408708264">
            <text:p>-99.257</text:p>
          </table:table-cell>
          <table:table-cell table:style-name="ce29" table:formula="of:=5/([.B67]+1)" office:value-type="float" office:value="2.30481596951777">
            <text:p>2.305</text:p>
          </table:table-cell>
          <table:table-cell table:style-name="ce10" table:formula="of:=[.H66]" office:value-type="float" office:value="85.5">
            <text:p>85.500</text:p>
          </table:table-cell>
          <table:table-cell table:style-name="ce10" table:formula="of:=[.G67]+[.H67]" office:value-type="float" office:value="87.8048159695178">
            <text:p>87.805</text:p>
          </table:table-cell>
          <table:table-cell table:style-name="ce20" table:formula="of:=[.D67]+[.E67]+[.I67]" office:value-type="float" office:value="-11.4520249013086">
            <text:p>-11.452</text:p>
          </table:table-cell>
          <table:table-cell table:style-name="ce10" table:formula="of:=[.K66]" office:value-type="float" office:value="103.93">
            <text:p>103.930</text:p>
          </table:table-cell>
          <table:table-cell table:style-name="ce10" table:formula="of:=[.G67]+[.K67]" office:value-type="float" office:value="106.234815969518">
            <text:p>106.235</text:p>
          </table:table-cell>
          <table:table-cell table:style-name="ce20" table:formula="of:=[.D67]+[.E67]+[.L67]" office:value-type="float" office:value="6.97797509869142">
            <text:p>6.978</text:p>
          </table:table-cell>
          <table:table-cell table:style-name="ce17" table:formula="of:=[.N66]" office:value-type="float" office:value="-31">
            <text:p>-31</text:p>
          </table:table-cell>
          <table:table-cell table:style-name="ce17" table:formula="of:=[.O66]" office:value-type="float" office:value="-71">
            <text:p>-71</text:p>
          </table:table-cell>
          <table:table-cell table:style-name="ce17" table:formula="of:=[.F67]-[.N67]" office:value-type="float" office:value="-68.2568408708264">
            <text:p>-68.2568408708</text:p>
          </table:table-cell>
          <table:table-cell table:style-name="ce17" table:formula="of:=[.F67]-[.O67]" office:value-type="float" office:value="-28.2568408708264">
            <text:p>-28.2568408708</text:p>
          </table:table-cell>
          <table:table-cell table:style-name="ce17"/>
          <table:table-cell table:style-name="ce17" table:formula="of:=10^([.P67]/10)" office:value-type="float" office:value="0.00000014938806877162">
            <text:p>1.4938806877162E-007</text:p>
          </table:table-cell>
          <table:table-cell table:style-name="ce17" table:formula="of:=10^([.Q67]/10)" office:value-type="float" office:value="0.0014938806877162">
            <text:p>0.0014938807</text:p>
          </table:table-cell>
          <table:table-cell table:number-columns-repeated="7"/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10" table:formula="of:=RADIANS([.A68])" office:value-type="float" office:value="1.15191730631626">
            <text:p>1.152</text:p>
          </table:table-cell>
          <table:table-cell table:style-name="ce15" table:formula="of:=[.E4]*(1/COS([.B68] ))" office:value-type="float" office:value="1044902.16761905">
            <text:p>1.04E+06</text:p>
          </table:table-cell>
          <table:table-cell table:style-name="ce6" table:formula="of:=[.D67]" office:value-type="float" office:value="33">
            <text:p>33</text:p>
          </table:table-cell>
          <table:table-cell table:style-name="ce20" table:formula="of:=20*(LOG(3.333333333333/(4*3.1415927*[.C68])))" office:value-type="float" office:value="-131.908135105352">
            <text:p>-131.908</text:p>
          </table:table-cell>
          <table:table-cell table:style-name="ce20" table:formula="of:=[.D68]+[.E68]" office:value-type="float" office:value="-98.9081351053524">
            <text:p>-98.908</text:p>
          </table:table-cell>
          <table:table-cell table:style-name="ce29" table:formula="of:=5/([.B68]+1)" office:value-type="float" office:value="2.32350935852605">
            <text:p>2.324</text:p>
          </table:table-cell>
          <table:table-cell table:style-name="ce10" table:formula="of:=[.H67]" office:value-type="float" office:value="85.5">
            <text:p>85.500</text:p>
          </table:table-cell>
          <table:table-cell table:style-name="ce10" table:formula="of:=[.G68]+[.H68]" office:value-type="float" office:value="87.8235093585261">
            <text:p>87.824</text:p>
          </table:table-cell>
          <table:table-cell table:style-name="ce20" table:formula="of:=[.D68]+[.E68]+[.I68]" office:value-type="float" office:value="-11.0846257468263">
            <text:p>-11.085</text:p>
          </table:table-cell>
          <table:table-cell table:style-name="ce10" table:formula="of:=[.K67]" office:value-type="float" office:value="103.93">
            <text:p>103.930</text:p>
          </table:table-cell>
          <table:table-cell table:style-name="ce10" table:formula="of:=[.G68]+[.K68]" office:value-type="float" office:value="106.253509358526">
            <text:p>106.254</text:p>
          </table:table-cell>
          <table:table-cell table:style-name="ce20" table:formula="of:=[.D68]+[.E68]+[.L68]" office:value-type="float" office:value="7.34537425317367">
            <text:p>7.345</text:p>
          </table:table-cell>
          <table:table-cell table:style-name="ce17" table:formula="of:=[.N67]" office:value-type="float" office:value="-31">
            <text:p>-31</text:p>
          </table:table-cell>
          <table:table-cell table:style-name="ce17" table:formula="of:=[.O67]" office:value-type="float" office:value="-71">
            <text:p>-71</text:p>
          </table:table-cell>
          <table:table-cell table:style-name="ce17" table:formula="of:=[.F68]-[.N68]" office:value-type="float" office:value="-67.9081351053524">
            <text:p>-67.9081351054</text:p>
          </table:table-cell>
          <table:table-cell table:style-name="ce17" table:formula="of:=[.F68]-[.O68]" office:value-type="float" office:value="-27.9081351053524">
            <text:p>-27.9081351054</text:p>
          </table:table-cell>
          <table:table-cell table:style-name="ce17"/>
          <table:table-cell table:style-name="ce17" table:formula="of:=10^([.P68]/10)" office:value-type="float" office:value="0.000000161877500313301">
            <text:p>1.61877500313301E-007</text:p>
          </table:table-cell>
          <table:table-cell table:style-name="ce17" table:formula="of:=10^([.Q68]/10)" office:value-type="float" office:value="0.00161877500313301">
            <text:p>0.001618775</text:p>
          </table:table-cell>
          <table:table-cell table:number-columns-repeated="7"/>
        </table:table-row>
        <table:table-row table:style-name="ro2">
          <table:table-cell table:style-name="ce6" office:value-type="float" office:value="65">
            <text:p>65</text:p>
          </table:table-cell>
          <table:table-cell table:style-name="ce10" table:formula="of:=RADIANS([.A69])" office:value-type="float" office:value="1.13446401379631">
            <text:p>1.134</text:p>
          </table:table-cell>
          <table:table-cell table:style-name="ce15" table:formula="of:=[.E4]*(1/COS([.B69] ))" office:value-type="float" office:value="1005635.67283981">
            <text:p>1.01E+06</text:p>
          </table:table-cell>
          <table:table-cell table:style-name="ce6" table:formula="of:=[.D68]" office:value-type="float" office:value="33">
            <text:p>33</text:p>
          </table:table-cell>
          <table:table-cell table:style-name="ce20" table:formula="of:=20*(LOG(3.333333333333/(4*3.1415927*[.C69])))" office:value-type="float" office:value="-131.575435916095">
            <text:p>-131.575</text:p>
          </table:table-cell>
          <table:table-cell table:style-name="ce20" table:formula="of:=[.D69]+[.E69]" office:value-type="float" office:value="-98.5754359160946">
            <text:p>-98.575</text:p>
          </table:table-cell>
          <table:table-cell table:style-name="ce29" table:formula="of:=5/([.B69]+1)" office:value-type="float" office:value="2.3425084553696">
            <text:p>2.343</text:p>
          </table:table-cell>
          <table:table-cell table:style-name="ce10" table:formula="of:=[.H68]" office:value-type="float" office:value="85.5">
            <text:p>85.500</text:p>
          </table:table-cell>
          <table:table-cell table:style-name="ce10" table:formula="of:=[.G69]+[.H69]" office:value-type="float" office:value="87.8425084553696">
            <text:p>87.843</text:p>
          </table:table-cell>
          <table:table-cell table:style-name="ce20" table:formula="of:=[.D69]+[.E69]+[.I69]" office:value-type="float" office:value="-10.732927460725">
            <text:p>-10.733</text:p>
          </table:table-cell>
          <table:table-cell table:style-name="ce10" table:formula="of:=[.K68]" office:value-type="float" office:value="103.93">
            <text:p>103.930</text:p>
          </table:table-cell>
          <table:table-cell table:style-name="ce10" table:formula="of:=[.G69]+[.K69]" office:value-type="float" office:value="106.27250845537">
            <text:p>106.273</text:p>
          </table:table-cell>
          <table:table-cell table:style-name="ce20" table:formula="of:=[.D69]+[.E69]+[.L69]" office:value-type="float" office:value="7.69707253927501">
            <text:p>7.697</text:p>
          </table:table-cell>
          <table:table-cell table:style-name="ce17" table:formula="of:=[.N68]" office:value-type="float" office:value="-31">
            <text:p>-31</text:p>
          </table:table-cell>
          <table:table-cell table:style-name="ce17" table:formula="of:=[.O68]" office:value-type="float" office:value="-71">
            <text:p>-71</text:p>
          </table:table-cell>
          <table:table-cell table:style-name="ce17" table:formula="of:=[.F69]-[.N69]" office:value-type="float" office:value="-67.5754359160946">
            <text:p>-67.5754359161</text:p>
          </table:table-cell>
          <table:table-cell table:style-name="ce17" table:formula="of:=[.F69]-[.O69]" office:value-type="float" office:value="-27.5754359160946">
            <text:p>-27.5754359161</text:p>
          </table:table-cell>
          <table:table-cell table:style-name="ce17"/>
          <table:table-cell table:style-name="ce17" table:formula="of:=10^([.P69]/10)" office:value-type="float" office:value="0.000000174765783527256">
            <text:p>1.74765783527256E-007</text:p>
          </table:table-cell>
          <table:table-cell table:style-name="ce17" table:formula="of:=10^([.Q69]/10)" office:value-type="float" office:value="0.00174765783527256">
            <text:p>0.0017476578</text:p>
          </table:table-cell>
          <table:table-cell table:number-columns-repeated="7"/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10" table:formula="of:=RADIANS([.A70])" office:value-type="float" office:value="1.11701072127637">
            <text:p>1.117</text:p>
          </table:table-cell>
          <table:table-cell table:style-name="ce15" table:formula="of:=[.E4]*(1/COS([.B70] ))" office:value-type="float" office:value="969498.113899565">
            <text:p>9.69E+05</text:p>
          </table:table-cell>
          <table:table-cell table:style-name="ce6" table:formula="of:=[.D69]" office:value-type="float" office:value="33">
            <text:p>33</text:p>
          </table:table-cell>
          <table:table-cell table:style-name="ce20" table:formula="of:=20*(LOG(3.333333333333/(4*3.1415927*[.C70])))" office:value-type="float" office:value="-131.257561873585">
            <text:p>-131.258</text:p>
          </table:table-cell>
          <table:table-cell table:style-name="ce20" table:formula="of:=[.D70]+[.E70]" office:value-type="float" office:value="-98.2575618735847">
            <text:p>-98.258</text:p>
          </table:table-cell>
          <table:table-cell table:style-name="ce29" table:formula="of:=5/([.B70]+1)" office:value-type="float" office:value="2.36182082109884">
            <text:p>2.362</text:p>
          </table:table-cell>
          <table:table-cell table:style-name="ce10" table:formula="of:=[.H69]" office:value-type="float" office:value="85.5">
            <text:p>85.500</text:p>
          </table:table-cell>
          <table:table-cell table:style-name="ce10" table:formula="of:=[.G70]+[.H70]" office:value-type="float" office:value="87.8618208210988">
            <text:p>87.862</text:p>
          </table:table-cell>
          <table:table-cell table:style-name="ce20" table:formula="of:=[.D70]+[.E70]+[.I70]" office:value-type="float" office:value="-10.3957410524859">
            <text:p>-10.396</text:p>
          </table:table-cell>
          <table:table-cell table:style-name="ce10" table:formula="of:=[.K69]" office:value-type="float" office:value="103.93">
            <text:p>103.930</text:p>
          </table:table-cell>
          <table:table-cell table:style-name="ce10" table:formula="of:=[.G70]+[.K70]" office:value-type="float" office:value="106.291820821099">
            <text:p>106.292</text:p>
          </table:table-cell>
          <table:table-cell table:style-name="ce20" table:formula="of:=[.D70]+[.E70]+[.L70]" office:value-type="float" office:value="8.0342589475141">
            <text:p>8.034</text:p>
          </table:table-cell>
          <table:table-cell table:style-name="ce17" table:formula="of:=[.N69]" office:value-type="float" office:value="-31">
            <text:p>-31</text:p>
          </table:table-cell>
          <table:table-cell table:style-name="ce17" table:formula="of:=[.O69]" office:value-type="float" office:value="-71">
            <text:p>-71</text:p>
          </table:table-cell>
          <table:table-cell table:style-name="ce17" table:formula="of:=[.F70]-[.N70]" office:value-type="float" office:value="-67.2575618735847">
            <text:p>-67.2575618736</text:p>
          </table:table-cell>
          <table:table-cell table:style-name="ce17" table:formula="of:=[.F70]-[.O70]" office:value-type="float" office:value="-27.2575618735847">
            <text:p>-27.2575618736</text:p>
          </table:table-cell>
          <table:table-cell table:style-name="ce17"/>
          <table:table-cell table:style-name="ce17" table:formula="of:=10^([.P70]/10)" office:value-type="float" office:value="0.000000188037216025677">
            <text:p>0.000000188</text:p>
          </table:table-cell>
          <table:table-cell table:style-name="ce17" table:formula="of:=10^([.Q70]/10)" office:value-type="float" office:value="0.00188037216025677">
            <text:p>0.0018803722</text:p>
          </table:table-cell>
          <table:table-cell table:number-columns-repeated="7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10" table:formula="of:=RADIANS([.A71])" office:value-type="float" office:value="1.09955742875643">
            <text:p>1.100</text:p>
          </table:table-cell>
          <table:table-cell table:style-name="ce15" table:formula="of:=[.E4]*(1/COS([.B71] ))" office:value-type="float" office:value="936142.937448738">
            <text:p>9.36E+05</text:p>
          </table:table-cell>
          <table:table-cell table:style-name="ce6" table:formula="of:=[.D70]" office:value-type="float" office:value="33">
            <text:p>33</text:p>
          </table:table-cell>
          <table:table-cell table:style-name="ce20" table:formula="of:=20*(LOG(3.333333333333/(4*3.1415927*[.C71])))" office:value-type="float" office:value="-130.953465807097">
            <text:p>-130.953</text:p>
          </table:table-cell>
          <table:table-cell table:style-name="ce20" table:formula="of:=[.D71]+[.E71]" office:value-type="float" office:value="-97.9534658070973">
            <text:p>-97.953</text:p>
          </table:table-cell>
          <table:table-cell table:style-name="ce29" table:formula="of:=5/([.B71]+1)" office:value-type="float" office:value="2.38145426817951">
            <text:p>2.381</text:p>
          </table:table-cell>
          <table:table-cell table:style-name="ce10" table:formula="of:=[.H70]" office:value-type="float" office:value="85.5">
            <text:p>85.500</text:p>
          </table:table-cell>
          <table:table-cell table:style-name="ce10" table:formula="of:=[.G71]+[.H71]" office:value-type="float" office:value="87.8814542681795">
            <text:p>87.881</text:p>
          </table:table-cell>
          <table:table-cell table:style-name="ce20" table:formula="of:=[.D71]+[.E71]+[.I71]" office:value-type="float" office:value="-10.0720115389178">
            <text:p>-10.072</text:p>
          </table:table-cell>
          <table:table-cell table:style-name="ce10" table:formula="of:=[.K70]" office:value-type="float" office:value="103.93">
            <text:p>103.930</text:p>
          </table:table-cell>
          <table:table-cell table:style-name="ce10" table:formula="of:=[.G71]+[.K71]" office:value-type="float" office:value="106.31145426818">
            <text:p>106.311</text:p>
          </table:table-cell>
          <table:table-cell table:style-name="ce20" table:formula="of:=[.D71]+[.E71]+[.L71]" office:value-type="float" office:value="8.35798846108222">
            <text:p>8.358</text:p>
          </table:table-cell>
          <table:table-cell table:style-name="ce17" table:formula="of:=[.N70]" office:value-type="float" office:value="-31">
            <text:p>-31</text:p>
          </table:table-cell>
          <table:table-cell table:style-name="ce17" table:formula="of:=[.O70]" office:value-type="float" office:value="-71">
            <text:p>-71</text:p>
          </table:table-cell>
          <table:table-cell table:style-name="ce17" table:formula="of:=[.F71]-[.N71]" office:value-type="float" office:value="-66.9534658070973">
            <text:p>-66.9534658071</text:p>
          </table:table-cell>
          <table:table-cell table:style-name="ce17" table:formula="of:=[.F71]-[.O71]" office:value-type="float" office:value="-26.9534658070973">
            <text:p>-26.9534658071</text:p>
          </table:table-cell>
          <table:table-cell table:style-name="ce17"/>
          <table:table-cell table:style-name="ce17" table:formula="of:=10^([.P71]/10)" office:value-type="float" office:value="0.000000201675628612374">
            <text:p>2.01675628612374E-007</text:p>
          </table:table-cell>
          <table:table-cell table:style-name="ce17" table:formula="of:=10^([.Q71]/10)" office:value-type="float" office:value="0.00201675628612374">
            <text:p>0.0020167563</text:p>
          </table:table-cell>
          <table:table-cell table:number-columns-repeated="7"/>
        </table:table-row>
        <table:table-row table:style-name="ro2">
          <table:table-cell table:style-name="ce6" office:value-type="float" office:value="62">
            <text:p>62</text:p>
          </table:table-cell>
          <table:table-cell table:style-name="ce10" table:formula="of:=RADIANS([.A72])" office:value-type="float" office:value="1.08210413623648">
            <text:p>1.082</text:p>
          </table:table-cell>
          <table:table-cell table:style-name="ce15" table:formula="of:=[.E4]*(1/COS([.B72] ))" office:value-type="float" office:value="905273.148980543">
            <text:p>9.05E+05</text:p>
          </table:table-cell>
          <table:table-cell table:style-name="ce6" table:formula="of:=[.D71]" office:value-type="float" office:value="33">
            <text:p>33</text:p>
          </table:table-cell>
          <table:table-cell table:style-name="ce20" table:formula="of:=20*(LOG(3.333333333333/(4*3.1415927*[.C72])))" office:value-type="float" office:value="-130.662215284967">
            <text:p>-130.662</text:p>
          </table:table-cell>
          <table:table-cell table:style-name="ce20" table:formula="of:=[.D72]+[.E72]" office:value-type="float" office:value="-97.6622152849669">
            <text:p>-97.662</text:p>
          </table:table-cell>
          <table:table-cell table:style-name="ce29" table:formula="of:=5/([.B72]+1)" office:value-type="float" office:value="2.40141687103017">
            <text:p>2.401</text:p>
          </table:table-cell>
          <table:table-cell table:style-name="ce10" table:formula="of:=[.H71]" office:value-type="float" office:value="85.5">
            <text:p>85.500</text:p>
          </table:table-cell>
          <table:table-cell table:style-name="ce10" table:formula="of:=[.G72]+[.H72]" office:value-type="float" office:value="87.9014168710302">
            <text:p>87.901</text:p>
          </table:table-cell>
          <table:table-cell table:style-name="ce20" table:formula="of:=[.D72]+[.E72]+[.I72]" office:value-type="float" office:value="-9.76079841393668">
            <text:p>-9.761</text:p>
          </table:table-cell>
          <table:table-cell table:style-name="ce10" table:formula="of:=[.K71]" office:value-type="float" office:value="103.93">
            <text:p>103.930</text:p>
          </table:table-cell>
          <table:table-cell table:style-name="ce10" table:formula="of:=[.G72]+[.K72]" office:value-type="float" office:value="106.33141687103">
            <text:p>106.331</text:p>
          </table:table-cell>
          <table:table-cell table:style-name="ce20" table:formula="of:=[.D72]+[.E72]+[.L72]" office:value-type="float" office:value="8.66920158606332">
            <text:p>8.669</text:p>
          </table:table-cell>
          <table:table-cell table:style-name="ce17" table:formula="of:=[.N71]" office:value-type="float" office:value="-31">
            <text:p>-31</text:p>
          </table:table-cell>
          <table:table-cell table:style-name="ce17" table:formula="of:=[.O71]" office:value-type="float" office:value="-71">
            <text:p>-71</text:p>
          </table:table-cell>
          <table:table-cell table:style-name="ce17" table:formula="of:=[.F72]-[.N72]" office:value-type="float" office:value="-66.6622152849669">
            <text:p>-66.662215285</text:p>
          </table:table-cell>
          <table:table-cell table:style-name="ce17" table:formula="of:=[.F72]-[.O72]" office:value-type="float" office:value="-26.6622152849669">
            <text:p>-26.662215285</text:p>
          </table:table-cell>
          <table:table-cell table:style-name="ce17"/>
          <table:table-cell table:style-name="ce17" table:formula="of:=10^([.P72]/10)" office:value-type="float" office:value="0.000000215664404982444">
            <text:p>2.15664404982444E-007</text:p>
          </table:table-cell>
          <table:table-cell table:style-name="ce17" table:formula="of:=10^([.Q72]/10)" office:value-type="float" office:value="0.00215664404982445">
            <text:p>0.002156644</text:p>
          </table:table-cell>
          <table:table-cell table:number-columns-repeated="7"/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10" table:formula="of:=RADIANS([.A73])" office:value-type="float" office:value="1.06465084371654">
            <text:p>1.065</text:p>
          </table:table-cell>
          <table:table-cell table:style-name="ce15" table:formula="of:=[.E4]*(1/COS([.B73] ))" office:value-type="float" office:value="876632.769341608">
            <text:p>8.77E+05</text:p>
          </table:table-cell>
          <table:table-cell table:style-name="ce6" table:formula="of:=[.D72]" office:value-type="float" office:value="33">
            <text:p>33</text:p>
          </table:table-cell>
          <table:table-cell table:style-name="ce20" table:formula="of:=20*(LOG(3.333333333333/(4*3.1415927*[.C73])))" office:value-type="float" office:value="-130.382976522146">
            <text:p>-130.383</text:p>
          </table:table-cell>
          <table:table-cell table:style-name="ce20" table:formula="of:=[.D73]+[.E73]" office:value-type="float" office:value="-97.3829765221461">
            <text:p>-97.383</text:p>
          </table:table-cell>
          <table:table-cell table:style-name="ce29" table:formula="of:=5/([.B73]+1)" office:value-type="float" office:value="2.4217169770941">
            <text:p>2.422</text:p>
          </table:table-cell>
          <table:table-cell table:style-name="ce10" table:formula="of:=[.H72]" office:value-type="float" office:value="85.5">
            <text:p>85.500</text:p>
          </table:table-cell>
          <table:table-cell table:style-name="ce10" table:formula="of:=[.G73]+[.H73]" office:value-type="float" office:value="87.9217169770941">
            <text:p>87.922</text:p>
          </table:table-cell>
          <table:table-cell table:style-name="ce20" table:formula="of:=[.D73]+[.E73]+[.I73]" office:value-type="float" office:value="-9.46125954505197">
            <text:p>-9.461</text:p>
          </table:table-cell>
          <table:table-cell table:style-name="ce10" table:formula="of:=[.K72]" office:value-type="float" office:value="103.93">
            <text:p>103.930</text:p>
          </table:table-cell>
          <table:table-cell table:style-name="ce10" table:formula="of:=[.G73]+[.K73]" office:value-type="float" office:value="106.351716977094">
            <text:p>106.352</text:p>
          </table:table-cell>
          <table:table-cell table:style-name="ce20" table:formula="of:=[.D73]+[.E73]+[.L73]" office:value-type="float" office:value="8.96874045494803">
            <text:p>8.969</text:p>
          </table:table-cell>
          <table:table-cell table:style-name="ce17" table:formula="of:=[.N72]" office:value-type="float" office:value="-31">
            <text:p>-31</text:p>
          </table:table-cell>
          <table:table-cell table:style-name="ce17" table:formula="of:=[.O72]" office:value-type="float" office:value="-71">
            <text:p>-71</text:p>
          </table:table-cell>
          <table:table-cell table:style-name="ce17" table:formula="of:=[.F73]-[.N73]" office:value-type="float" office:value="-66.3829765221461">
            <text:p>-66.3829765221</text:p>
          </table:table-cell>
          <table:table-cell table:style-name="ce17" table:formula="of:=[.F73]-[.O73]" office:value-type="float" office:value="-26.3829765221461">
            <text:p>-26.3829765221</text:p>
          </table:table-cell>
          <table:table-cell table:style-name="ce17"/>
          <table:table-cell table:style-name="ce17" table:formula="of:=10^([.P73]/10)" office:value-type="float" office:value="0.000000229986501966689">
            <text:p>0.00000023</text:p>
          </table:table-cell>
          <table:table-cell table:style-name="ce17" table:formula="of:=10^([.Q73]/10)" office:value-type="float" office:value="0.00229986501966689">
            <text:p>0.002299865</text:p>
          </table:table-cell>
          <table:table-cell table:number-columns-repeated="7"/>
        </table:table-row>
        <table:table-row table:style-name="ro2">
          <table:table-cell table:style-name="ce6" office:value-type="float" office:value="60">
            <text:p>60</text:p>
          </table:table-cell>
          <table:table-cell table:style-name="ce10" table:formula="of:=RADIANS([.A74])" office:value-type="float" office:value="1.0471975511966">
            <text:p>1.047</text:p>
          </table:table-cell>
          <table:table-cell table:style-name="ce15" table:formula="of:=[.E4]*(1/COS([.B74] ))" office:value-type="float" office:value="850000">
            <text:p>8.50E+05</text:p>
          </table:table-cell>
          <table:table-cell table:style-name="ce6" table:formula="of:=[.D73]" office:value-type="float" office:value="33">
            <text:p>33</text:p>
          </table:table-cell>
          <table:table-cell table:style-name="ce20" table:formula="of:=20*(LOG(3.333333333333/(4*3.1415927*[.C74])))" office:value-type="float" office:value="-130.115001017437">
            <text:p>-130.115</text:p>
          </table:table-cell>
          <table:table-cell table:style-name="ce20" table:formula="of:=[.D74]+[.E74]" office:value-type="float" office:value="-97.115001017437">
            <text:p>-97.115</text:p>
          </table:table-cell>
          <table:table-cell table:style-name="ce29" table:formula="of:=5/([.B74]+1)" office:value-type="float" office:value="2.44236321847761">
            <text:p>2.442</text:p>
          </table:table-cell>
          <table:table-cell table:style-name="ce10" table:formula="of:=[.H73]" office:value-type="float" office:value="85.5">
            <text:p>85.500</text:p>
          </table:table-cell>
          <table:table-cell table:style-name="ce10" table:formula="of:=[.G74]+[.H74]" office:value-type="float" office:value="87.9423632184776">
            <text:p>87.942</text:p>
          </table:table-cell>
          <table:table-cell table:style-name="ce20" table:formula="of:=[.D74]+[.E74]+[.I74]" office:value-type="float" office:value="-9.17263779895943">
            <text:p>-9.173</text:p>
          </table:table-cell>
          <table:table-cell table:style-name="ce10" table:formula="of:=[.K73]" office:value-type="float" office:value="103.93">
            <text:p>103.930</text:p>
          </table:table-cell>
          <table:table-cell table:style-name="ce10" table:formula="of:=[.G74]+[.K74]" office:value-type="float" office:value="106.372363218478">
            <text:p>106.372</text:p>
          </table:table-cell>
          <table:table-cell table:style-name="ce20" table:formula="of:=[.D74]+[.E74]+[.L74]" office:value-type="float" office:value="9.25736220104058">
            <text:p>9.257</text:p>
          </table:table-cell>
          <table:table-cell table:style-name="ce17" table:formula="of:=[.N73]" office:value-type="float" office:value="-31">
            <text:p>-31</text:p>
          </table:table-cell>
          <table:table-cell table:style-name="ce17" table:formula="of:=[.O73]" office:value-type="float" office:value="-71">
            <text:p>-71</text:p>
          </table:table-cell>
          <table:table-cell table:style-name="ce17" table:formula="of:=[.F74]-[.N74]" office:value-type="float" office:value="-66.115001017437">
            <text:p>-66.1150010174</text:p>
          </table:table-cell>
          <table:table-cell table:style-name="ce17" table:formula="of:=[.F74]-[.O74]" office:value-type="float" office:value="-26.115001017437">
            <text:p>-26.1150010174</text:p>
          </table:table-cell>
          <table:table-cell table:style-name="ce17"/>
          <table:table-cell table:style-name="ce17" table:formula="of:=10^([.P74]/10)" office:value-type="float" office:value="0.000000244624470296082">
            <text:p>2.44624470296082E-007</text:p>
          </table:table-cell>
          <table:table-cell table:style-name="ce17" table:formula="of:=10^([.Q74]/10)" office:value-type="float" office:value="0.00244624470296082">
            <text:p>0.0024462447</text:p>
          </table:table-cell>
          <table:table-cell table:number-columns-repeated="7"/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10" table:formula="of:=RADIANS([.A75])" office:value-type="float" office:value="1.02974425867665">
            <text:p>1.030</text:p>
          </table:table-cell>
          <table:table-cell table:style-name="ce15" table:formula="of:=[.E4]*(1/COS([.B75] ))" office:value-type="float" office:value="825181.711224402">
            <text:p>8.25E+05</text:p>
          </table:table-cell>
          <table:table-cell table:style-name="ce6" table:formula="of:=[.D74]" office:value-type="float" office:value="33">
            <text:p>33</text:p>
          </table:table-cell>
          <table:table-cell table:style-name="ce20" table:formula="of:=20*(LOG(3.333333333333/(4*3.1415927*[.C75])))" office:value-type="float" office:value="-129.857614383058">
            <text:p>-129.858</text:p>
          </table:table-cell>
          <table:table-cell table:style-name="ce20" table:formula="of:=[.D75]+[.E75]" office:value-type="float" office:value="-96.8576143830576">
            <text:p>-96.858</text:p>
          </table:table-cell>
          <table:table-cell table:style-name="ce29" table:formula="of:=5/([.B75]+1)" office:value-type="float" office:value="2.46336452418882">
            <text:p>2.463</text:p>
          </table:table-cell>
          <table:table-cell table:style-name="ce10" table:formula="of:=[.H74]" office:value-type="float" office:value="85.5">
            <text:p>85.500</text:p>
          </table:table-cell>
          <table:table-cell table:style-name="ce10" table:formula="of:=[.G75]+[.H75]" office:value-type="float" office:value="87.9633645241888">
            <text:p>87.963</text:p>
          </table:table-cell>
          <table:table-cell table:style-name="ce20" table:formula="of:=[.D75]+[.E75]+[.I75]" office:value-type="float" office:value="-8.89424985886879">
            <text:p>-8.894</text:p>
          </table:table-cell>
          <table:table-cell table:style-name="ce10" table:formula="of:=[.K74]" office:value-type="float" office:value="103.93">
            <text:p>103.930</text:p>
          </table:table-cell>
          <table:table-cell table:style-name="ce10" table:formula="of:=[.G75]+[.K75]" office:value-type="float" office:value="106.393364524189">
            <text:p>106.393</text:p>
          </table:table-cell>
          <table:table-cell table:style-name="ce20" table:formula="of:=[.D75]+[.E75]+[.L75]" office:value-type="float" office:value="9.53575014113122">
            <text:p>9.536</text:p>
          </table:table-cell>
          <table:table-cell table:style-name="ce17" table:formula="of:=[.N74]" office:value-type="float" office:value="-31">
            <text:p>-31</text:p>
          </table:table-cell>
          <table:table-cell table:style-name="ce17" table:formula="of:=[.O74]" office:value-type="float" office:value="-71">
            <text:p>-71</text:p>
          </table:table-cell>
          <table:table-cell table:style-name="ce17" table:formula="of:=[.F75]-[.N75]" office:value-type="float" office:value="-65.8576143830576">
            <text:p>-65.8576143831</text:p>
          </table:table-cell>
          <table:table-cell table:style-name="ce17" table:formula="of:=[.F75]-[.O75]" office:value-type="float" office:value="-25.8576143830576">
            <text:p>-25.8576143831</text:p>
          </table:table-cell>
          <table:table-cell table:style-name="ce17"/>
          <table:table-cell table:style-name="ce17" table:formula="of:=10^([.P75]/10)" office:value-type="float" office:value="0.000000259560475861017">
            <text:p>2.59560475861017E-007</text:p>
          </table:table-cell>
          <table:table-cell table:style-name="ce17" table:formula="of:=10^([.Q75]/10)" office:value-type="float" office:value="0.00259560475861018">
            <text:p>0.0025956048</text:p>
          </table:table-cell>
          <table:table-cell table:number-columns-repeated="7"/>
        </table:table-row>
        <table:table-row table:style-name="ro2">
          <table:table-cell table:style-name="ce6" office:value-type="float" office:value="58">
            <text:p>58</text:p>
          </table:table-cell>
          <table:table-cell table:style-name="ce10" table:formula="of:=RADIANS([.A76])" office:value-type="float" office:value="1.01229096615671">
            <text:p>1.012</text:p>
          </table:table-cell>
          <table:table-cell table:style-name="ce15" table:formula="of:=[.E4]*(1/COS([.B76] ))" office:value-type="float" office:value="802008.96378994">
            <text:p>8.02E+05</text:p>
          </table:table-cell>
          <table:table-cell table:style-name="ce6" table:formula="of:=[.D75]" office:value-type="float" office:value="33">
            <text:p>33</text:p>
          </table:table-cell>
          <table:table-cell table:style-name="ce20" table:formula="of:=20*(LOG(3.333333333333/(4*3.1415927*[.C76])))" office:value-type="float" office:value="-129.610206948704">
            <text:p>-129.610</text:p>
          </table:table-cell>
          <table:table-cell table:style-name="ce20" table:formula="of:=[.D76]+[.E76]" office:value-type="float" office:value="-96.6102069487036">
            <text:p>-96.610</text:p>
          </table:table-cell>
          <table:table-cell table:style-name="ce29" table:formula="of:=5/([.B76]+1)" office:value-type="float" office:value="2.48473013301329">
            <text:p>2.485</text:p>
          </table:table-cell>
          <table:table-cell table:style-name="ce10" table:formula="of:=[.H75]" office:value-type="float" office:value="85.5">
            <text:p>85.500</text:p>
          </table:table-cell>
          <table:table-cell table:style-name="ce10" table:formula="of:=[.G76]+[.H76]" office:value-type="float" office:value="87.9847301330133">
            <text:p>87.985</text:p>
          </table:table-cell>
          <table:table-cell table:style-name="ce20" table:formula="of:=[.D76]+[.E76]+[.I76]" office:value-type="float" office:value="-8.62547681569031">
            <text:p>-8.625</text:p>
          </table:table-cell>
          <table:table-cell table:style-name="ce10" table:formula="of:=[.K75]" office:value-type="float" office:value="103.93">
            <text:p>103.930</text:p>
          </table:table-cell>
          <table:table-cell table:style-name="ce10" table:formula="of:=[.G76]+[.K76]" office:value-type="float" office:value="106.414730133013">
            <text:p>106.415</text:p>
          </table:table-cell>
          <table:table-cell table:style-name="ce20" table:formula="of:=[.D76]+[.E76]+[.L76]" office:value-type="float" office:value="9.8045231843097">
            <text:p>9.805</text:p>
          </table:table-cell>
          <table:table-cell table:style-name="ce17" table:formula="of:=[.N75]" office:value-type="float" office:value="-31">
            <text:p>-31</text:p>
          </table:table-cell>
          <table:table-cell table:style-name="ce17" table:formula="of:=[.O75]" office:value-type="float" office:value="-71">
            <text:p>-71</text:p>
          </table:table-cell>
          <table:table-cell table:style-name="ce17" table:formula="of:=[.F76]-[.N76]" office:value-type="float" office:value="-65.6102069487036">
            <text:p>-65.6102069487</text:p>
          </table:table-cell>
          <table:table-cell table:style-name="ce17" table:formula="of:=[.F76]-[.O76]" office:value-type="float" office:value="-25.6102069487036">
            <text:p>-25.6102069487</text:p>
          </table:table-cell>
          <table:table-cell table:style-name="ce17"/>
          <table:table-cell table:style-name="ce17" table:formula="of:=10^([.P76]/10)" office:value-type="float" office:value="0.000000274776321439436">
            <text:p>2.74776321439436E-007</text:p>
          </table:table-cell>
          <table:table-cell table:style-name="ce17" table:formula="of:=10^([.Q76]/10)" office:value-type="float" office:value="0.00274776321439436">
            <text:p>0.0027477632</text:p>
          </table:table-cell>
          <table:table-cell table:number-columns-repeated="7"/>
        </table:table-row>
        <table:table-row table:style-name="ro2">
          <table:table-cell table:style-name="ce6" office:value-type="float" office:value="57">
            <text:p>57</text:p>
          </table:table-cell>
          <table:table-cell table:style-name="ce10" table:formula="of:=RADIANS([.A77])" office:value-type="float" office:value="0.994837673636768">
            <text:p>0.995</text:p>
          </table:table-cell>
          <table:table-cell table:style-name="ce15" table:formula="of:=[.E4]*(1/COS([.B77] ))" office:value-type="float" office:value="780333.344980082">
            <text:p>7.80E+05</text:p>
          </table:table-cell>
          <table:table-cell table:style-name="ce6" table:formula="of:=[.D76]" office:value-type="float" office:value="33">
            <text:p>33</text:p>
          </table:table-cell>
          <table:table-cell table:style-name="ce20" table:formula="of:=20*(LOG(3.333333333333/(4*3.1415927*[.C77])))" office:value-type="float" office:value="-129.37222581233">
            <text:p>-129.372</text:p>
          </table:table-cell>
          <table:table-cell table:style-name="ce20" table:formula="of:=[.D77]+[.E77]" office:value-type="float" office:value="-96.3722258123304">
            <text:p>-96.372</text:p>
          </table:table-cell>
          <table:table-cell table:style-name="ce29" table:formula="of:=5/([.B77]+1)" office:value-type="float" office:value="2.5064696070656">
            <text:p>2.506</text:p>
          </table:table-cell>
          <table:table-cell table:style-name="ce10" table:formula="of:=[.H76]" office:value-type="float" office:value="85.5">
            <text:p>85.500</text:p>
          </table:table-cell>
          <table:table-cell table:style-name="ce10" table:formula="of:=[.G77]+[.H77]" office:value-type="float" office:value="88.0064696070656">
            <text:p>88.006</text:p>
          </table:table-cell>
          <table:table-cell table:style-name="ce20" table:formula="of:=[.D77]+[.E77]+[.I77]" office:value-type="float" office:value="-8.36575620526479">
            <text:p>-8.366</text:p>
          </table:table-cell>
          <table:table-cell table:style-name="ce10" table:formula="of:=[.K76]" office:value-type="float" office:value="103.93">
            <text:p>103.930</text:p>
          </table:table-cell>
          <table:table-cell table:style-name="ce10" table:formula="of:=[.G77]+[.K77]" office:value-type="float" office:value="106.436469607066">
            <text:p>106.436</text:p>
          </table:table-cell>
          <table:table-cell table:style-name="ce20" table:formula="of:=[.D77]+[.E77]+[.L77]" office:value-type="float" office:value="10.0642437947352">
            <text:p>10.064</text:p>
          </table:table-cell>
          <table:table-cell table:style-name="ce17" table:formula="of:=[.N76]" office:value-type="float" office:value="-31">
            <text:p>-31</text:p>
          </table:table-cell>
          <table:table-cell table:style-name="ce17" table:formula="of:=[.O76]" office:value-type="float" office:value="-71">
            <text:p>-71</text:p>
          </table:table-cell>
          <table:table-cell table:style-name="ce17" table:formula="of:=[.F77]-[.N77]" office:value-type="float" office:value="-65.3722258123304">
            <text:p>-65.3722258123</text:p>
          </table:table-cell>
          <table:table-cell table:style-name="ce17" table:formula="of:=[.F77]-[.O77]" office:value-type="float" office:value="-25.3722258123304">
            <text:p>-25.3722258123</text:p>
          </table:table-cell>
          <table:table-cell table:style-name="ce17"/>
          <table:table-cell table:style-name="ce17" table:formula="of:=10^([.P77]/10)" office:value-type="float" office:value="0.000000290253468867314">
            <text:p>2.90253468867314E-007</text:p>
          </table:table-cell>
          <table:table-cell table:style-name="ce17" table:formula="of:=10^([.Q77]/10)" office:value-type="float" office:value="0.00290253468867314">
            <text:p>0.0029025347</text:p>
          </table:table-cell>
          <table:table-cell table:number-columns-repeated="7"/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10" table:formula="of:=RADIANS([.A78])" office:value-type="float" office:value="0.977384381116825">
            <text:p>0.977</text:p>
          </table:table-cell>
          <table:table-cell table:style-name="ce15" table:formula="of:=[.E4]*(1/COS([.B78] ))" office:value-type="float" office:value="760023.951237845">
            <text:p>7.60E+05</text:p>
          </table:table-cell>
          <table:table-cell table:style-name="ce6" table:formula="of:=[.D77]" office:value-type="float" office:value="33">
            <text:p>33</text:p>
          </table:table-cell>
          <table:table-cell table:style-name="ce20" table:formula="of:=20*(LOG(3.333333333333/(4*3.1415927*[.C78])))" office:value-type="float" office:value="-129.143168078412">
            <text:p>-129.143</text:p>
          </table:table-cell>
          <table:table-cell table:style-name="ce20" table:formula="of:=[.D78]+[.E78]" office:value-type="float" office:value="-96.1431680784125">
            <text:p>-96.143</text:p>
          </table:table-cell>
          <table:table-cell table:style-name="ce29" table:formula="of:=5/([.B78]+1)" office:value-type="float" office:value="2.52859284605859">
            <text:p>2.529</text:p>
          </table:table-cell>
          <table:table-cell table:style-name="ce10" table:formula="of:=[.H77]" office:value-type="float" office:value="85.5">
            <text:p>85.500</text:p>
          </table:table-cell>
          <table:table-cell table:style-name="ce10" table:formula="of:=[.G78]+[.H78]" office:value-type="float" office:value="88.0285928460586">
            <text:p>88.029</text:p>
          </table:table-cell>
          <table:table-cell table:style-name="ce20" table:formula="of:=[.D78]+[.E78]+[.I78]" office:value-type="float" office:value="-8.1145752323539">
            <text:p>-8.115</text:p>
          </table:table-cell>
          <table:table-cell table:style-name="ce10" table:formula="of:=[.K77]" office:value-type="float" office:value="103.93">
            <text:p>103.930</text:p>
          </table:table-cell>
          <table:table-cell table:style-name="ce10" table:formula="of:=[.G78]+[.K78]" office:value-type="float" office:value="106.458592846059">
            <text:p>106.459</text:p>
          </table:table-cell>
          <table:table-cell table:style-name="ce20" table:formula="of:=[.D78]+[.E78]+[.L78]" office:value-type="float" office:value="10.3154247676461">
            <text:p>10.315</text:p>
          </table:table-cell>
          <table:table-cell table:style-name="ce17" table:formula="of:=[.N77]" office:value-type="float" office:value="-31">
            <text:p>-31</text:p>
          </table:table-cell>
          <table:table-cell table:style-name="ce17" table:formula="of:=[.O77]" office:value-type="float" office:value="-71">
            <text:p>-71</text:p>
          </table:table-cell>
          <table:table-cell table:style-name="ce17" table:formula="of:=[.F78]-[.N78]" office:value-type="float" office:value="-65.1431680784125">
            <text:p>-65.1431680784</text:p>
          </table:table-cell>
          <table:table-cell table:style-name="ce17" table:formula="of:=[.F78]-[.O78]" office:value-type="float" office:value="-25.1431680784125">
            <text:p>-25.1431680784</text:p>
          </table:table-cell>
          <table:table-cell table:style-name="ce17"/>
          <table:table-cell table:style-name="ce17" table:formula="of:=10^([.P78]/10)" office:value-type="float" office:value="0.000000305973061624588">
            <text:p>0.000000306</text:p>
          </table:table-cell>
          <table:table-cell table:style-name="ce17" table:formula="of:=10^([.Q78]/10)" office:value-type="float" office:value="0.00305973061624588">
            <text:p>0.0030597306</text:p>
          </table:table-cell>
          <table:table-cell table:number-columns-repeated="7"/>
        </table:table-row>
        <table:table-row table:style-name="ro2">
          <table:table-cell table:style-name="ce6" office:value-type="float" office:value="55">
            <text:p>55</text:p>
          </table:table-cell>
          <table:table-cell table:style-name="ce10" table:formula="of:=RADIANS([.A79])" office:value-type="float" office:value="0.959931088596881">
            <text:p>0.960</text:p>
          </table:table-cell>
          <table:table-cell table:style-name="ce15" table:formula="of:=[.E4]*(1/COS([.B79] ))" office:value-type="float" office:value="740964.888138967">
            <text:p>7.41E+05</text:p>
          </table:table-cell>
          <table:table-cell table:style-name="ce6" table:formula="of:=[.D78]" office:value-type="float" office:value="33">
            <text:p>33</text:p>
          </table:table-cell>
          <table:table-cell table:style-name="ce20" table:formula="of:=20*(LOG(3.333333333333/(4*3.1415927*[.C79])))" office:value-type="float" office:value="-128.922575077075">
            <text:p>-128.923</text:p>
          </table:table-cell>
          <table:table-cell table:style-name="ce20" table:formula="of:=[.D79]+[.E79]" office:value-type="float" office:value="-95.9225750770755">
            <text:p>-95.923</text:p>
          </table:table-cell>
          <table:table-cell table:style-name="ce29" table:formula="of:=5/([.B79]+1)" office:value-type="float" office:value="2.55111010233503">
            <text:p>2.551</text:p>
          </table:table-cell>
          <table:table-cell table:style-name="ce10" table:formula="of:=[.H78]" office:value-type="float" office:value="85.5">
            <text:p>85.500</text:p>
          </table:table-cell>
          <table:table-cell table:style-name="ce10" table:formula="of:=[.G79]+[.H79]" office:value-type="float" office:value="88.051110102335">
            <text:p>88.051</text:p>
          </table:table-cell>
          <table:table-cell table:style-name="ce20" table:formula="of:=[.D79]+[.E79]+[.I79]" office:value-type="float" office:value="-7.87146497474043">
            <text:p>-7.871</text:p>
          </table:table-cell>
          <table:table-cell table:style-name="ce10" table:formula="of:=[.K78]" office:value-type="float" office:value="103.93">
            <text:p>103.930</text:p>
          </table:table-cell>
          <table:table-cell table:style-name="ce10" table:formula="of:=[.G79]+[.K79]" office:value-type="float" office:value="106.481110102335">
            <text:p>106.481</text:p>
          </table:table-cell>
          <table:table-cell table:style-name="ce20" table:formula="of:=[.D79]+[.E79]+[.L79]" office:value-type="float" office:value="10.5585350252596">
            <text:p>10.559</text:p>
          </table:table-cell>
          <table:table-cell table:style-name="ce17" table:formula="of:=[.N78]" office:value-type="float" office:value="-31">
            <text:p>-31</text:p>
          </table:table-cell>
          <table:table-cell table:style-name="ce17" table:formula="of:=[.O78]" office:value-type="float" office:value="-71">
            <text:p>-71</text:p>
          </table:table-cell>
          <table:table-cell table:style-name="ce17" table:formula="of:=[.F79]-[.N79]" office:value-type="float" office:value="-64.9225750770755">
            <text:p>-64.9225750771</text:p>
          </table:table-cell>
          <table:table-cell table:style-name="ce17" table:formula="of:=[.F79]-[.O79]" office:value-type="float" office:value="-24.9225750770755">
            <text:p>-24.9225750771</text:p>
          </table:table-cell>
          <table:table-cell table:style-name="ce17"/>
          <table:table-cell table:style-name="ce17" table:formula="of:=10^([.P79]/10)" office:value-type="float" office:value="0.0000003219159478089">
            <text:p>3.219159478089E-007</text:p>
          </table:table-cell>
          <table:table-cell table:style-name="ce17" table:formula="of:=10^([.Q79]/10)" office:value-type="float" office:value="0.003219159478089">
            <text:p>0.0032191595</text:p>
          </table:table-cell>
          <table:table-cell table:number-columns-repeated="7"/>
        </table:table-row>
        <table:table-row table:style-name="ro2">
          <table:table-cell table:style-name="ce6" office:value-type="float" office:value="54">
            <text:p>54</text:p>
          </table:table-cell>
          <table:table-cell table:style-name="ce10" table:formula="of:=RADIANS([.A80])" office:value-type="float" office:value="0.942477796076938">
            <text:p>0.942</text:p>
          </table:table-cell>
          <table:table-cell table:style-name="ce15" table:formula="of:=[.E4]*(1/COS([.B80] ))" office:value-type="float" office:value="723053.187099234">
            <text:p>7.23E+05</text:p>
          </table:table-cell>
          <table:table-cell table:style-name="ce6" table:formula="of:=[.D79]" office:value-type="float" office:value="33">
            <text:p>33</text:p>
          </table:table-cell>
          <table:table-cell table:style-name="ce20" table:formula="of:=20*(LOG(3.333333333333/(4*3.1415927*[.C80])))" office:value-type="float" office:value="-128.710027398257">
            <text:p>-128.710</text:p>
          </table:table-cell>
          <table:table-cell table:style-name="ce20" table:formula="of:=[.D80]+[.E80]" office:value-type="float" office:value="-95.7100273982567">
            <text:p>-95.710</text:p>
          </table:table-cell>
          <table:table-cell table:style-name="ce29" table:formula="of:=5/([.B80]+1)" office:value-type="float" office:value="2.57403199670961">
            <text:p>2.574</text:p>
          </table:table-cell>
          <table:table-cell table:style-name="ce10" table:formula="of:=[.H79]" office:value-type="float" office:value="85.5">
            <text:p>85.500</text:p>
          </table:table-cell>
          <table:table-cell table:style-name="ce10" table:formula="of:=[.G80]+[.H80]" office:value-type="float" office:value="88.0740319967096">
            <text:p>88.074</text:p>
          </table:table-cell>
          <table:table-cell table:style-name="ce20" table:formula="of:=[.D80]+[.E80]+[.I80]" office:value-type="float" office:value="-7.63599540154712">
            <text:p>-7.636</text:p>
          </table:table-cell>
          <table:table-cell table:style-name="ce10" table:formula="of:=[.K79]" office:value-type="float" office:value="103.93">
            <text:p>103.930</text:p>
          </table:table-cell>
          <table:table-cell table:style-name="ce10" table:formula="of:=[.G80]+[.K80]" office:value-type="float" office:value="106.50403199671">
            <text:p>106.504</text:p>
          </table:table-cell>
          <table:table-cell table:style-name="ce20" table:formula="of:=[.D80]+[.E80]+[.L80]" office:value-type="float" office:value="10.7940045984529">
            <text:p>10.794</text:p>
          </table:table-cell>
          <table:table-cell table:style-name="ce17" table:formula="of:=[.N79]" office:value-type="float" office:value="-31">
            <text:p>-31</text:p>
          </table:table-cell>
          <table:table-cell table:style-name="ce17" table:formula="of:=[.O79]" office:value-type="float" office:value="-71">
            <text:p>-71</text:p>
          </table:table-cell>
          <table:table-cell table:style-name="ce17" table:formula="of:=[.F80]-[.N80]" office:value-type="float" office:value="-64.7100273982567">
            <text:p>-64.7100273983</text:p>
          </table:table-cell>
          <table:table-cell table:style-name="ce17" table:formula="of:=[.F80]-[.O80]" office:value-type="float" office:value="-24.7100273982567">
            <text:p>-24.7100273983</text:p>
          </table:table-cell>
          <table:table-cell table:style-name="ce17"/>
          <table:table-cell table:style-name="ce17" table:formula="of:=10^([.P80]/10)" office:value-type="float" office:value="0.000000338062703469246">
            <text:p>3.38062703469246E-007</text:p>
          </table:table-cell>
          <table:table-cell table:style-name="ce17" table:formula="of:=10^([.Q80]/10)" office:value-type="float" office:value="0.00338062703469246">
            <text:p>0.003380627</text:p>
          </table:table-cell>
          <table:table-cell table:number-columns-repeated="7"/>
        </table:table-row>
        <table:table-row table:style-name="ro2">
          <table:table-cell table:style-name="ce6" office:value-type="float" office:value="53">
            <text:p>53</text:p>
          </table:table-cell>
          <table:table-cell table:style-name="ce10" table:formula="of:=RADIANS([.A81])" office:value-type="float" office:value="0.925024503556995">
            <text:p>0.925</text:p>
          </table:table-cell>
          <table:table-cell table:style-name="ce15" table:formula="of:=[.E4]*(1/COS([.B81] ))" office:value-type="float" office:value="706197.059977055">
            <text:p>7.06E+05</text:p>
          </table:table-cell>
          <table:table-cell table:style-name="ce6" table:formula="of:=[.D80]" office:value-type="float" office:value="33">
            <text:p>33</text:p>
          </table:table-cell>
          <table:table-cell table:style-name="ce20" table:formula="of:=20*(LOG(3.333333333333/(4*3.1415927*[.C81])))" office:value-type="float" office:value="-128.505140606877">
            <text:p>-128.505</text:p>
          </table:table-cell>
          <table:table-cell table:style-name="ce20" table:formula="of:=[.D81]+[.E81]" office:value-type="float" office:value="-95.5051406068771">
            <text:p>-95.505</text:p>
          </table:table-cell>
          <table:table-cell table:style-name="ce29" table:formula="of:=5/([.B81]+1)" office:value-type="float" office:value="2.59736953517276">
            <text:p>2.597</text:p>
          </table:table-cell>
          <table:table-cell table:style-name="ce10" table:formula="of:=[.H80]" office:value-type="float" office:value="85.5">
            <text:p>85.500</text:p>
          </table:table-cell>
          <table:table-cell table:style-name="ce10" table:formula="of:=[.G81]+[.H81]" office:value-type="float" office:value="88.0973695351728">
            <text:p>88.097</text:p>
          </table:table-cell>
          <table:table-cell table:style-name="ce20" table:formula="of:=[.D81]+[.E81]+[.I81]" office:value-type="float" office:value="-7.40777107170436">
            <text:p>-7.408</text:p>
          </table:table-cell>
          <table:table-cell table:style-name="ce10" table:formula="of:=[.K80]" office:value-type="float" office:value="103.93">
            <text:p>103.930</text:p>
          </table:table-cell>
          <table:table-cell table:style-name="ce10" table:formula="of:=[.G81]+[.K81]" office:value-type="float" office:value="106.527369535173">
            <text:p>106.527</text:p>
          </table:table-cell>
          <table:table-cell table:style-name="ce20" table:formula="of:=[.D81]+[.E81]+[.L81]" office:value-type="float" office:value="11.0222289282956">
            <text:p>11.022</text:p>
          </table:table-cell>
          <table:table-cell table:style-name="ce17" table:formula="of:=[.N80]" office:value-type="float" office:value="-31">
            <text:p>-31</text:p>
          </table:table-cell>
          <table:table-cell table:style-name="ce17" table:formula="of:=[.O80]" office:value-type="float" office:value="-71">
            <text:p>-71</text:p>
          </table:table-cell>
          <table:table-cell table:style-name="ce17" table:formula="of:=[.F81]-[.N81]" office:value-type="float" office:value="-64.5051406068771">
            <text:p>-64.5051406069</text:p>
          </table:table-cell>
          <table:table-cell table:style-name="ce17" table:formula="of:=[.F81]-[.O81]" office:value-type="float" office:value="-24.5051406068771">
            <text:p>-24.5051406069</text:p>
          </table:table-cell>
          <table:table-cell table:style-name="ce17"/>
          <table:table-cell table:style-name="ce17" table:formula="of:=10^([.P81]/10)" office:value-type="float" office:value="0.000000354393656271073">
            <text:p>3.54393656271073E-007</text:p>
          </table:table-cell>
          <table:table-cell table:style-name="ce17" table:formula="of:=10^([.Q81]/10)" office:value-type="float" office:value="0.00354393656271072">
            <text:p>0.0035439366</text:p>
          </table:table-cell>
          <table:table-cell table:number-columns-repeated="7"/>
        </table:table-row>
        <table:table-row table:style-name="ro2">
          <table:table-cell table:style-name="ce6" office:value-type="float" office:value="52">
            <text:p>52</text:p>
          </table:table-cell>
          <table:table-cell table:style-name="ce10" table:formula="of:=RADIANS([.A82])" office:value-type="float" office:value="0.907571211037051">
            <text:p>0.908</text:p>
          </table:table-cell>
          <table:table-cell table:style-name="ce15" table:formula="of:=[.E4]*(1/COS([.B82] ))" office:value-type="float" office:value="690314.429330166">
            <text:p>6.90E+05</text:p>
          </table:table-cell>
          <table:table-cell table:style-name="ce6" table:formula="of:=[.D81]" office:value-type="float" office:value="33">
            <text:p>33</text:p>
          </table:table-cell>
          <table:table-cell table:style-name="ce20" table:formula="of:=20*(LOG(3.333333333333/(4*3.1415927*[.C82])))" office:value-type="float" office:value="-128.307561530036">
            <text:p>-128.308</text:p>
          </table:table-cell>
          <table:table-cell table:style-name="ce20" table:formula="of:=[.D82]+[.E82]" office:value-type="float" office:value="-95.3075615300358">
            <text:p>-95.308</text:p>
          </table:table-cell>
          <table:table-cell table:style-name="ce29" table:formula="of:=5/([.B82]+1)" office:value-type="float" office:value="2.62113412651146">
            <text:p>2.621</text:p>
          </table:table-cell>
          <table:table-cell table:style-name="ce10" table:formula="of:=[.H81]" office:value-type="float" office:value="85.5">
            <text:p>85.500</text:p>
          </table:table-cell>
          <table:table-cell table:style-name="ce10" table:formula="of:=[.G82]+[.H82]" office:value-type="float" office:value="88.1211341265115">
            <text:p>88.121</text:p>
          </table:table-cell>
          <table:table-cell table:style-name="ce20" table:formula="of:=[.D82]+[.E82]+[.I82]" office:value-type="float" office:value="-7.18642740352435">
            <text:p>-7.186</text:p>
          </table:table-cell>
          <table:table-cell table:style-name="ce10" table:formula="of:=[.K81]" office:value-type="float" office:value="103.93">
            <text:p>103.930</text:p>
          </table:table-cell>
          <table:table-cell table:style-name="ce10" table:formula="of:=[.G82]+[.K82]" office:value-type="float" office:value="106.551134126511">
            <text:p>106.551</text:p>
          </table:table-cell>
          <table:table-cell table:style-name="ce20" table:formula="of:=[.D82]+[.E82]+[.L82]" office:value-type="float" office:value="11.2435725964757">
            <text:p>11.244</text:p>
          </table:table-cell>
          <table:table-cell table:style-name="ce17" table:formula="of:=[.N81]" office:value-type="float" office:value="-31">
            <text:p>-31</text:p>
          </table:table-cell>
          <table:table-cell table:style-name="ce17" table:formula="of:=[.O81]" office:value-type="float" office:value="-71">
            <text:p>-71</text:p>
          </table:table-cell>
          <table:table-cell table:style-name="ce17" table:formula="of:=[.F82]-[.N82]" office:value-type="float" office:value="-64.3075615300358">
            <text:p>-64.30756153</text:p>
          </table:table-cell>
          <table:table-cell table:style-name="ce17" table:formula="of:=[.F82]-[.O82]" office:value-type="float" office:value="-24.3075615300358">
            <text:p>-24.30756153</text:p>
          </table:table-cell>
          <table:table-cell table:style-name="ce17"/>
          <table:table-cell table:style-name="ce17" table:formula="of:=10^([.P82]/10)" office:value-type="float" office:value="0.000000370888909463977">
            <text:p>3.70888909463977E-007</text:p>
          </table:table-cell>
          <table:table-cell table:style-name="ce17" table:formula="of:=10^([.Q82]/10)" office:value-type="float" office:value="0.00370888909463977">
            <text:p>0.0037088891</text:p>
          </table:table-cell>
          <table:table-cell table:number-columns-repeated="7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table:formula="of:=RADIANS([.A83])" office:value-type="float" office:value="0.890117918517108">
            <text:p>0.890</text:p>
          </table:table-cell>
          <table:table-cell table:style-name="ce15" table:formula="of:=[.E4]*(1/COS([.B83] ))" office:value-type="float" office:value="675331.684852944">
            <text:p>6.75E+05</text:p>
          </table:table-cell>
          <table:table-cell table:style-name="ce6" table:formula="of:=[.D82]" office:value-type="float" office:value="33">
            <text:p>33</text:p>
          </table:table-cell>
          <table:table-cell table:style-name="ce20" table:formula="of:=20*(LOG(3.333333333333/(4*3.1415927*[.C83])))" office:value-type="float" office:value="-128.116965027067">
            <text:p>-128.117</text:p>
          </table:table-cell>
          <table:table-cell table:style-name="ce20" table:formula="of:=[.D83]+[.E83]" office:value-type="float" office:value="-95.1169650270671">
            <text:p>-95.117</text:p>
          </table:table-cell>
          <table:table-cell table:style-name="ce29" table:formula="of:=5/([.B83]+1)" office:value-type="float" office:value="2.64533760090627">
            <text:p>2.645</text:p>
          </table:table-cell>
          <table:table-cell table:style-name="ce10" table:formula="of:=[.H82]" office:value-type="float" office:value="85.5">
            <text:p>85.500</text:p>
          </table:table-cell>
          <table:table-cell table:style-name="ce10" table:formula="of:=[.G83]+[.H83]" office:value-type="float" office:value="88.1453376009063">
            <text:p>88.145</text:p>
          </table:table-cell>
          <table:table-cell table:style-name="ce20" table:formula="of:=[.D83]+[.E83]+[.I83]" office:value-type="float" office:value="-6.97162742616085">
            <text:p>-6.972</text:p>
          </table:table-cell>
          <table:table-cell table:style-name="ce10" table:formula="of:=[.K82]" office:value-type="float" office:value="103.93">
            <text:p>103.930</text:p>
          </table:table-cell>
          <table:table-cell table:style-name="ce10" table:formula="of:=[.G83]+[.K83]" office:value-type="float" office:value="106.575337600906">
            <text:p>106.575</text:p>
          </table:table-cell>
          <table:table-cell table:style-name="ce20" table:formula="of:=[.D83]+[.E83]+[.L83]" office:value-type="float" office:value="11.4583725738392">
            <text:p>11.458</text:p>
          </table:table-cell>
          <table:table-cell table:style-name="ce17" table:formula="of:=[.N82]" office:value-type="float" office:value="-31">
            <text:p>-31</text:p>
          </table:table-cell>
          <table:table-cell table:style-name="ce17" table:formula="of:=[.O82]" office:value-type="float" office:value="-71">
            <text:p>-71</text:p>
          </table:table-cell>
          <table:table-cell table:style-name="ce17" table:formula="of:=[.F83]-[.N83]" office:value-type="float" office:value="-64.1169650270671">
            <text:p>-64.1169650271</text:p>
          </table:table-cell>
          <table:table-cell table:style-name="ce17" table:formula="of:=[.F83]-[.O83]" office:value-type="float" office:value="-24.1169650270671">
            <text:p>-24.1169650271</text:p>
          </table:table-cell>
          <table:table-cell table:style-name="ce17"/>
          <table:table-cell table:style-name="ce17" table:formula="of:=10^([.P83]/10)" office:value-type="float" office:value="0.00000038752836612285">
            <text:p>3.8752836612285E-007</text:p>
          </table:table-cell>
          <table:table-cell table:style-name="ce17" table:formula="of:=10^([.Q83]/10)" office:value-type="float" office:value="0.0038752836612285">
            <text:p>0.0038752837</text:p>
          </table:table-cell>
          <table:table-cell table:number-columns-repeated="7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table:formula="of:=RADIANS([.A84])" office:value-type="float" office:value="0.872664625997165">
            <text:p>0.873</text:p>
          </table:table-cell>
          <table:table-cell table:style-name="ce15" table:formula="of:=[.E4]*(1/COS([.B84] ))" office:value-type="float" office:value="661182.626415675">
            <text:p>6.61E+05</text:p>
          </table:table-cell>
          <table:table-cell table:style-name="ce6" table:formula="of:=[.D83]" office:value-type="float" office:value="33">
            <text:p>33</text:p>
          </table:table-cell>
          <table:table-cell table:style-name="ce20" table:formula="of:=20*(LOG(3.333333333333/(4*3.1415927*[.C84])))" office:value-type="float" office:value="-127.933051169109">
            <text:p>-127.933</text:p>
          </table:table-cell>
          <table:table-cell table:style-name="ce20" table:formula="of:=[.D84]+[.E84]" office:value-type="float" office:value="-94.9330511691087">
            <text:p>-94.933</text:p>
          </table:table-cell>
          <table:table-cell table:style-name="ce29" table:formula="of:=5/([.B84]+1)" office:value-type="float" office:value="2.66999222956838">
            <text:p>2.670</text:p>
          </table:table-cell>
          <table:table-cell table:style-name="ce10" table:formula="of:=[.H83]" office:value-type="float" office:value="85.5">
            <text:p>85.500</text:p>
          </table:table-cell>
          <table:table-cell table:style-name="ce10" table:formula="of:=[.G84]+[.H84]" office:value-type="float" office:value="88.1699922295684">
            <text:p>88.170</text:p>
          </table:table-cell>
          <table:table-cell table:style-name="ce20" table:formula="of:=[.D84]+[.E84]+[.I84]" office:value-type="float" office:value="-6.76305893954033">
            <text:p>-6.763</text:p>
          </table:table-cell>
          <table:table-cell table:style-name="ce10" table:formula="of:=[.K83]" office:value-type="float" office:value="103.93">
            <text:p>103.930</text:p>
          </table:table-cell>
          <table:table-cell table:style-name="ce10" table:formula="of:=[.G84]+[.K84]" office:value-type="float" office:value="106.599992229568">
            <text:p>106.600</text:p>
          </table:table-cell>
          <table:table-cell table:style-name="ce20" table:formula="of:=[.D84]+[.E84]+[.L84]" office:value-type="float" office:value="11.6669410604597">
            <text:p>11.667</text:p>
          </table:table-cell>
          <table:table-cell table:style-name="ce17" table:formula="of:=[.N83]" office:value-type="float" office:value="-31">
            <text:p>-31</text:p>
          </table:table-cell>
          <table:table-cell table:style-name="ce17" table:formula="of:=[.O83]" office:value-type="float" office:value="-71">
            <text:p>-71</text:p>
          </table:table-cell>
          <table:table-cell table:style-name="ce17" table:formula="of:=[.F84]-[.N84]" office:value-type="float" office:value="-63.9330511691087">
            <text:p>-63.9330511691</text:p>
          </table:table-cell>
          <table:table-cell table:style-name="ce17" table:formula="of:=[.F84]-[.O84]" office:value-type="float" office:value="-23.9330511691087">
            <text:p>-23.9330511691</text:p>
          </table:table-cell>
          <table:table-cell table:style-name="ce17"/>
          <table:table-cell table:style-name="ce17" table:formula="of:=10^([.P84]/10)" office:value-type="float" office:value="0.000000404291753632858">
            <text:p>4.04291753632858E-007</text:p>
          </table:table-cell>
          <table:table-cell table:style-name="ce17" table:formula="of:=10^([.Q84]/10)" office:value-type="float" office:value="0.00404291753632858">
            <text:p>0.0040429175</text:p>
          </table:table-cell>
          <table:table-cell table:number-columns-repeated="7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0" table:formula="of:=RADIANS([.A85])" office:value-type="float" office:value="0.855211333477221">
            <text:p>0.855</text:p>
          </table:table-cell>
          <table:table-cell table:style-name="ce15" table:formula="of:=[.E4]*(1/COS([.B85] ))" office:value-type="float" office:value="647807.561849971">
            <text:p>6.48E+05</text:p>
          </table:table-cell>
          <table:table-cell table:style-name="ce6" table:formula="of:=[.D84]" office:value-type="float" office:value="33">
            <text:p>33</text:p>
          </table:table-cell>
          <table:table-cell table:style-name="ce20" table:formula="of:=20*(LOG(3.333333333333/(4*3.1415927*[.C85])))" office:value-type="float" office:value="-127.755542767513">
            <text:p>-127.756</text:p>
          </table:table-cell>
          <table:table-cell table:style-name="ce20" table:formula="of:=[.D85]+[.E85]" office:value-type="float" office:value="-94.7555427675126">
            <text:p>-94.756</text:p>
          </table:table-cell>
          <table:table-cell table:style-name="ce29" table:formula="of:=5/([.B85]+1)" office:value-type="float" office:value="2.69511074548499">
            <text:p>2.695</text:p>
          </table:table-cell>
          <table:table-cell table:style-name="ce10" table:formula="of:=[.H84]" office:value-type="float" office:value="85.5">
            <text:p>85.500</text:p>
          </table:table-cell>
          <table:table-cell table:style-name="ce10" table:formula="of:=[.G85]+[.H85]" office:value-type="float" office:value="88.195110745485">
            <text:p>88.195</text:p>
          </table:table-cell>
          <table:table-cell table:style-name="ce20" table:formula="of:=[.D85]+[.E85]+[.I85]" office:value-type="float" office:value="-6.56043202202764">
            <text:p>-6.560</text:p>
          </table:table-cell>
          <table:table-cell table:style-name="ce10" table:formula="of:=[.K84]" office:value-type="float" office:value="103.93">
            <text:p>103.930</text:p>
          </table:table-cell>
          <table:table-cell table:style-name="ce10" table:formula="of:=[.G85]+[.K85]" office:value-type="float" office:value="106.625110745485">
            <text:p>106.625</text:p>
          </table:table-cell>
          <table:table-cell table:style-name="ce20" table:formula="of:=[.D85]+[.E85]+[.L85]" office:value-type="float" office:value="11.8695679779724">
            <text:p>11.870</text:p>
          </table:table-cell>
          <table:table-cell table:style-name="ce17" table:formula="of:=[.N84]" office:value-type="float" office:value="-31">
            <text:p>-31</text:p>
          </table:table-cell>
          <table:table-cell table:style-name="ce17" table:formula="of:=[.O84]" office:value-type="float" office:value="-71">
            <text:p>-71</text:p>
          </table:table-cell>
          <table:table-cell table:style-name="ce17" table:formula="of:=[.F85]-[.N85]" office:value-type="float" office:value="-63.7555427675126">
            <text:p>-63.7555427675</text:p>
          </table:table-cell>
          <table:table-cell table:style-name="ce17" table:formula="of:=[.F85]-[.O85]" office:value-type="float" office:value="-23.7555427675126">
            <text:p>-23.7555427675</text:p>
          </table:table-cell>
          <table:table-cell table:style-name="ce17"/>
          <table:table-cell table:style-name="ce17" table:formula="of:=10^([.P85]/10)" office:value-type="float" office:value="0.000000421158648388525">
            <text:p>4.21158648388525E-007</text:p>
          </table:table-cell>
          <table:table-cell table:style-name="ce17" table:formula="of:=10^([.Q85]/10)" office:value-type="float" office:value="0.00421158648388525">
            <text:p>0.0042115865</text:p>
          </table:table-cell>
          <table:table-cell table:number-columns-repeated="7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0" table:formula="of:=RADIANS([.A86])" office:value-type="float" office:value="0.837758040957278">
            <text:p>0.838</text:p>
          </table:table-cell>
          <table:table-cell table:style-name="ce15" table:formula="of:=[.E4]*(1/COS([.B86] ))" office:value-type="float" office:value="635152.533692459">
            <text:p>6.35E+05</text:p>
          </table:table-cell>
          <table:table-cell table:style-name="ce6" table:formula="of:=[.D85]" office:value-type="float" office:value="33">
            <text:p>33</text:p>
          </table:table-cell>
          <table:table-cell table:style-name="ce20" table:formula="of:=20*(LOG(3.333333333333/(4*3.1415927*[.C86])))" office:value-type="float" office:value="-127.584183200672">
            <text:p>-127.584</text:p>
          </table:table-cell>
          <table:table-cell table:style-name="ce20" table:formula="of:=[.D86]+[.E86]" office:value-type="float" office:value="-94.5841832006724">
            <text:p>-94.584</text:p>
          </table:table-cell>
          <table:table-cell table:style-name="ce29" table:formula="of:=5/([.B86]+1)" office:value-type="float" office:value="2.72070636534695">
            <text:p>2.721</text:p>
          </table:table-cell>
          <table:table-cell table:style-name="ce10" table:formula="of:=[.H85]" office:value-type="float" office:value="85.5">
            <text:p>85.500</text:p>
          </table:table-cell>
          <table:table-cell table:style-name="ce10" table:formula="of:=[.G86]+[.H86]" office:value-type="float" office:value="88.2207063653469">
            <text:p>88.221</text:p>
          </table:table-cell>
          <table:table-cell table:style-name="ce20" table:formula="of:=[.D86]+[.E86]+[.I86]" office:value-type="float" office:value="-6.36347683532547">
            <text:p>-6.363</text:p>
          </table:table-cell>
          <table:table-cell table:style-name="ce10" table:formula="of:=[.K85]" office:value-type="float" office:value="103.93">
            <text:p>103.930</text:p>
          </table:table-cell>
          <table:table-cell table:style-name="ce10" table:formula="of:=[.G86]+[.K86]" office:value-type="float" office:value="106.650706365347">
            <text:p>106.651</text:p>
          </table:table-cell>
          <table:table-cell table:style-name="ce20" table:formula="of:=[.D86]+[.E86]+[.L86]" office:value-type="float" office:value="12.0665231646745">
            <text:p>12.067</text:p>
          </table:table-cell>
          <table:table-cell table:style-name="ce17" table:formula="of:=[.N85]" office:value-type="float" office:value="-31">
            <text:p>-31</text:p>
          </table:table-cell>
          <table:table-cell table:style-name="ce17" table:formula="of:=[.O85]" office:value-type="float" office:value="-71">
            <text:p>-71</text:p>
          </table:table-cell>
          <table:table-cell table:style-name="ce17" table:formula="of:=[.F86]-[.N86]" office:value-type="float" office:value="-63.5841832006724">
            <text:p>-63.5841832007</text:p>
          </table:table-cell>
          <table:table-cell table:style-name="ce17" table:formula="of:=[.F86]-[.O86]" office:value-type="float" office:value="-23.5841832006724">
            <text:p>-23.5841832007</text:p>
          </table:table-cell>
          <table:table-cell table:style-name="ce17"/>
          <table:table-cell table:style-name="ce17" table:formula="of:=10^([.P86]/10)" office:value-type="float" office:value="0.000000438108500676737">
            <text:p>4.38108500676737E-007</text:p>
          </table:table-cell>
          <table:table-cell table:style-name="ce17" table:formula="of:=10^([.Q86]/10)" office:value-type="float" office:value="0.00438108500676737">
            <text:p>0.004381085</text:p>
          </table:table-cell>
          <table:table-cell table:number-columns-repeated="7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0" table:formula="of:=RADIANS([.A87])" office:value-type="float" office:value="0.820304748437335">
            <text:p>0.820</text:p>
          </table:table-cell>
          <table:table-cell table:style-name="ce15" table:formula="of:=[.E4]*(1/COS([.B87] ))" office:value-type="float" office:value="623168.653896841">
            <text:p>6.23E+05</text:p>
          </table:table-cell>
          <table:table-cell table:style-name="ce6" table:formula="of:=[.D86]" office:value-type="float" office:value="33">
            <text:p>33</text:p>
          </table:table-cell>
          <table:table-cell table:style-name="ce20" table:formula="of:=20*(LOG(3.333333333333/(4*3.1415927*[.C87])))" office:value-type="float" office:value="-127.418734497147">
            <text:p>-127.419</text:p>
          </table:table-cell>
          <table:table-cell table:style-name="ce20" table:formula="of:=[.D87]+[.E87]" office:value-type="float" office:value="-94.418734497147">
            <text:p>-94.419</text:p>
          </table:table-cell>
          <table:table-cell table:style-name="ce29" table:formula="of:=5/([.B87]+1)" office:value-type="float" office:value="2.74679281273771">
            <text:p>2.747</text:p>
          </table:table-cell>
          <table:table-cell table:style-name="ce10" table:formula="of:=[.H86]" office:value-type="float" office:value="85.5">
            <text:p>85.500</text:p>
          </table:table-cell>
          <table:table-cell table:style-name="ce10" table:formula="of:=[.G87]+[.H87]" office:value-type="float" office:value="88.2467928127377">
            <text:p>88.247</text:p>
          </table:table-cell>
          <table:table-cell table:style-name="ce20" table:formula="of:=[.D87]+[.E87]+[.I87]" office:value-type="float" office:value="-6.17194168440931">
            <text:p>-6.172</text:p>
          </table:table-cell>
          <table:table-cell table:style-name="ce10" table:formula="of:=[.K86]" office:value-type="float" office:value="103.93">
            <text:p>103.930</text:p>
          </table:table-cell>
          <table:table-cell table:style-name="ce10" table:formula="of:=[.G87]+[.K87]" office:value-type="float" office:value="106.676792812738">
            <text:p>106.677</text:p>
          </table:table-cell>
          <table:table-cell table:style-name="ce20" table:formula="of:=[.D87]+[.E87]+[.L87]" office:value-type="float" office:value="12.2580583155907">
            <text:p>12.258</text:p>
          </table:table-cell>
          <table:table-cell table:style-name="ce17" table:formula="of:=[.N86]" office:value-type="float" office:value="-31">
            <text:p>-31</text:p>
          </table:table-cell>
          <table:table-cell table:style-name="ce17" table:formula="of:=[.O86]" office:value-type="float" office:value="-71">
            <text:p>-71</text:p>
          </table:table-cell>
          <table:table-cell table:style-name="ce17" table:formula="of:=[.F87]-[.N87]" office:value-type="float" office:value="-63.418734497147">
            <text:p>-63.4187344971</text:p>
          </table:table-cell>
          <table:table-cell table:style-name="ce17" table:formula="of:=[.F87]-[.O87]" office:value-type="float" office:value="-23.418734497147">
            <text:p>-23.4187344971</text:p>
          </table:table-cell>
          <table:table-cell table:style-name="ce17"/>
          <table:table-cell table:style-name="ce17" table:formula="of:=10^([.P87]/10)" office:value-type="float" office:value="0.000000455120659713404">
            <text:p>4.55120659713404E-007</text:p>
          </table:table-cell>
          <table:table-cell table:style-name="ce17" table:formula="of:=10^([.Q87]/10)" office:value-type="float" office:value="0.00455120659713404">
            <text:p>0.0045512066</text:p>
          </table:table-cell>
          <table:table-cell table:number-columns-repeated="7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0" table:formula="of:=RADIANS([.A88])" office:value-type="float" office:value="0.802851455917392">
            <text:p>0.803</text:p>
          </table:table-cell>
          <table:table-cell table:style-name="ce15" table:formula="of:=[.E4]*(1/COS([.B88] ))" office:value-type="float" office:value="611811.529340934">
            <text:p>6.12E+05</text:p>
          </table:table-cell>
          <table:table-cell table:style-name="ce6" table:formula="of:=[.D87]" office:value-type="float" office:value="33">
            <text:p>33</text:p>
          </table:table-cell>
          <table:table-cell table:style-name="ce20" table:formula="of:=20*(LOG(3.333333333333/(4*3.1415927*[.C88])))" office:value-type="float" office:value="-127.258975639745">
            <text:p>-127.259</text:p>
          </table:table-cell>
          <table:table-cell table:style-name="ce20" table:formula="of:=[.D88]+[.E88]" office:value-type="float" office:value="-94.2589756397454">
            <text:p>-94.259</text:p>
          </table:table-cell>
          <table:table-cell table:style-name="ce29" table:formula="of:=5/([.B88]+1)" office:value-type="float" office:value="2.77338434266939">
            <text:p>2.773</text:p>
          </table:table-cell>
          <table:table-cell table:style-name="ce10" table:formula="of:=[.H87]" office:value-type="float" office:value="85.5">
            <text:p>85.500</text:p>
          </table:table-cell>
          <table:table-cell table:style-name="ce10" table:formula="of:=[.G88]+[.H88]" office:value-type="float" office:value="88.2733843426694">
            <text:p>88.273</text:p>
          </table:table-cell>
          <table:table-cell table:style-name="ce20" table:formula="of:=[.D88]+[.E88]+[.I88]" office:value-type="float" office:value="-5.98559129707606">
            <text:p>-5.986</text:p>
          </table:table-cell>
          <table:table-cell table:style-name="ce10" table:formula="of:=[.K87]" office:value-type="float" office:value="103.93">
            <text:p>103.930</text:p>
          </table:table-cell>
          <table:table-cell table:style-name="ce10" table:formula="of:=[.G88]+[.K88]" office:value-type="float" office:value="106.703384342669">
            <text:p>106.703</text:p>
          </table:table-cell>
          <table:table-cell table:style-name="ce20" table:formula="of:=[.D88]+[.E88]+[.L88]" office:value-type="float" office:value="12.444408702924">
            <text:p>12.444</text:p>
          </table:table-cell>
          <table:table-cell table:style-name="ce17" table:formula="of:=[.N87]" office:value-type="float" office:value="-31">
            <text:p>-31</text:p>
          </table:table-cell>
          <table:table-cell table:style-name="ce17" table:formula="of:=[.O87]" office:value-type="float" office:value="-71">
            <text:p>-71</text:p>
          </table:table-cell>
          <table:table-cell table:style-name="ce17" table:formula="of:=[.F88]-[.N88]" office:value-type="float" office:value="-63.2589756397455">
            <text:p>-63.2589756397</text:p>
          </table:table-cell>
          <table:table-cell table:style-name="ce17" table:formula="of:=[.F88]-[.O88]" office:value-type="float" office:value="-23.2589756397454">
            <text:p>-23.2589756397</text:p>
          </table:table-cell>
          <table:table-cell table:style-name="ce17"/>
          <table:table-cell table:style-name="ce17" table:formula="of:=10^([.P88]/10)" office:value-type="float" office:value="0.000000472174398803265">
            <text:p>4.72174398803265E-007</text:p>
          </table:table-cell>
          <table:table-cell table:style-name="ce17" table:formula="of:=10^([.Q88]/10)" office:value-type="float" office:value="0.00472174398803266">
            <text:p>0.004721744</text:p>
          </table:table-cell>
          <table:table-cell table:number-columns-repeated="7"/>
        </table:table-row>
        <table:table-row table:style-name="ro2">
          <table:table-cell table:style-name="ce6" office:value-type="float" office:value="45">
            <text:p>45</text:p>
          </table:table-cell>
          <table:table-cell table:style-name="ce10" table:formula="of:=RADIANS([.A89])" office:value-type="float" office:value="0.785398163397448">
            <text:p>0.785</text:p>
          </table:table-cell>
          <table:table-cell table:style-name="ce15" table:formula="of:=[.E4]*(1/COS([.B89] ))" office:value-type="float" office:value="601040.764008565">
            <text:p>6.01E+05</text:p>
          </table:table-cell>
          <table:table-cell table:style-name="ce6" table:formula="of:=[.D88]" office:value-type="float" office:value="33">
            <text:p>33</text:p>
          </table:table-cell>
          <table:table-cell table:style-name="ce20" table:formula="of:=20*(LOG(3.333333333333/(4*3.1415927*[.C89])))" office:value-type="float" office:value="-127.104701060797">
            <text:p>-127.105</text:p>
          </table:table-cell>
          <table:table-cell table:style-name="ce20" table:formula="of:=[.D89]+[.E89]" office:value-type="float" office:value="-94.1047010607972">
            <text:p>-94.105</text:p>
          </table:table-cell>
          <table:table-cell table:style-name="ce29" table:formula="of:=5/([.B89]+1)" office:value-type="float" office:value="2.80049576755779">
            <text:p>2.800</text:p>
          </table:table-cell>
          <table:table-cell table:style-name="ce10" table:formula="of:=[.H88]" office:value-type="float" office:value="85.5">
            <text:p>85.500</text:p>
          </table:table-cell>
          <table:table-cell table:style-name="ce10" table:formula="of:=[.G89]+[.H89]" office:value-type="float" office:value="88.3004957675578">
            <text:p>88.300</text:p>
          </table:table-cell>
          <table:table-cell table:style-name="ce20" table:formula="of:=[.D89]+[.E89]+[.I89]" office:value-type="float" office:value="-5.80420529323943">
            <text:p>-5.804</text:p>
          </table:table-cell>
          <table:table-cell table:style-name="ce10" table:formula="of:=[.K88]" office:value-type="float" office:value="103.93">
            <text:p>103.930</text:p>
          </table:table-cell>
          <table:table-cell table:style-name="ce10" table:formula="of:=[.G89]+[.K89]" office:value-type="float" office:value="106.730495767558">
            <text:p>106.730</text:p>
          </table:table-cell>
          <table:table-cell table:style-name="ce20" table:formula="of:=[.D89]+[.E89]+[.L89]" office:value-type="float" office:value="12.6257947067606">
            <text:p>12.626</text:p>
          </table:table-cell>
          <table:table-cell table:style-name="ce17" table:formula="of:=[.N88]" office:value-type="float" office:value="-31">
            <text:p>-31</text:p>
          </table:table-cell>
          <table:table-cell table:style-name="ce17" table:formula="of:=[.O88]" office:value-type="float" office:value="-71">
            <text:p>-71</text:p>
          </table:table-cell>
          <table:table-cell table:style-name="ce17" table:formula="of:=[.F89]-[.N89]" office:value-type="float" office:value="-63.1047010607972">
            <text:p>-63.1047010608</text:p>
          </table:table-cell>
          <table:table-cell table:style-name="ce17" table:formula="of:=[.F89]-[.O89]" office:value-type="float" office:value="-23.1047010607972">
            <text:p>-23.1047010608</text:p>
          </table:table-cell>
          <table:table-cell table:style-name="ce17"/>
          <table:table-cell table:style-name="ce17" table:formula="of:=10^([.P89]/10)" office:value-type="float" office:value="0.000000489248940592164">
            <text:p>4.89248940592164E-007</text:p>
          </table:table-cell>
          <table:table-cell table:style-name="ce17" table:formula="of:=10^([.Q89]/10)" office:value-type="float" office:value="0.00489248940592163">
            <text:p>0.0048924894</text:p>
          </table:table-cell>
          <table:table-cell table:number-columns-repeated="7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0" table:formula="of:=RADIANS([.A90])" office:value-type="float" office:value="0.767944870877505">
            <text:p>0.768</text:p>
          </table:table-cell>
          <table:table-cell table:style-name="ce15" table:formula="of:=[.E4]*(1/COS([.B90] ))" office:value-type="float" office:value="590819.526182088">
            <text:p>5.91E+05</text:p>
          </table:table-cell>
          <table:table-cell table:style-name="ce6" table:formula="of:=[.D89]" office:value-type="float" office:value="33">
            <text:p>33</text:p>
          </table:table-cell>
          <table:table-cell table:style-name="ce20" table:formula="of:=20*(LOG(3.333333333333/(4*3.1415927*[.C90])))" office:value-type="float" office:value="-126.955719303417">
            <text:p>-126.956</text:p>
          </table:table-cell>
          <table:table-cell table:style-name="ce20" table:formula="of:=[.D90]+[.E90]" office:value-type="float" office:value="-93.9557193034173">
            <text:p>-93.956</text:p>
          </table:table-cell>
          <table:table-cell table:style-name="ce29" table:formula="of:=5/([.B90]+1)" office:value-type="float" office:value="2.82814248473613">
            <text:p>2.828</text:p>
          </table:table-cell>
          <table:table-cell table:style-name="ce10" table:formula="of:=[.H89]" office:value-type="float" office:value="85.5">
            <text:p>85.500</text:p>
          </table:table-cell>
          <table:table-cell table:style-name="ce10" table:formula="of:=[.G90]+[.H90]" office:value-type="float" office:value="88.3281424847361">
            <text:p>88.328</text:p>
          </table:table-cell>
          <table:table-cell table:style-name="ce20" table:formula="of:=[.D90]+[.E90]+[.I90]" office:value-type="float" office:value="-5.62757681868116">
            <text:p>-5.628</text:p>
          </table:table-cell>
          <table:table-cell table:style-name="ce10" table:formula="of:=[.K89]" office:value-type="float" office:value="103.93">
            <text:p>103.930</text:p>
          </table:table-cell>
          <table:table-cell table:style-name="ce10" table:formula="of:=[.G90]+[.K90]" office:value-type="float" office:value="106.758142484736">
            <text:p>106.758</text:p>
          </table:table-cell>
          <table:table-cell table:style-name="ce20" table:formula="of:=[.D90]+[.E90]+[.L90]" office:value-type="float" office:value="12.8024231813188">
            <text:p>12.802</text:p>
          </table:table-cell>
          <table:table-cell table:style-name="ce17" table:formula="of:=[.N89]" office:value-type="float" office:value="-31">
            <text:p>-31</text:p>
          </table:table-cell>
          <table:table-cell table:style-name="ce17" table:formula="of:=[.O89]" office:value-type="float" office:value="-71">
            <text:p>-71</text:p>
          </table:table-cell>
          <table:table-cell table:style-name="ce17" table:formula="of:=[.F90]-[.N90]" office:value-type="float" office:value="-62.9557193034173">
            <text:p>-62.9557193034</text:p>
          </table:table-cell>
          <table:table-cell table:style-name="ce17" table:formula="of:=[.F90]-[.O90]" office:value-type="float" office:value="-22.9557193034173">
            <text:p>-22.9557193034</text:p>
          </table:table-cell>
          <table:table-cell table:style-name="ce17"/>
          <table:table-cell table:style-name="ce17" table:formula="of:=10^([.P90]/10)" office:value-type="float" office:value="0.000000506323482381062">
            <text:p>5.06323482381062E-007</text:p>
          </table:table-cell>
          <table:table-cell table:style-name="ce17" table:formula="of:=10^([.Q90]/10)" office:value-type="float" office:value="0.00506323482381062">
            <text:p>0.0050632348</text:p>
          </table:table-cell>
          <table:table-cell table:number-columns-repeated="7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10" table:formula="of:=RADIANS([.A91])" office:value-type="float" office:value="0.750491578357562">
            <text:p>0.750</text:p>
          </table:table-cell>
          <table:table-cell table:style-name="ce15" table:formula="of:=[.E4]*(1/COS([.B91] ))" office:value-type="float" office:value="581114.170966903">
            <text:p>5.81E+05</text:p>
          </table:table-cell>
          <table:table-cell table:style-name="ce6" table:formula="of:=[.D90]" office:value-type="float" office:value="33">
            <text:p>33</text:p>
          </table:table-cell>
          <table:table-cell table:style-name="ce20" table:formula="of:=20*(LOG(3.333333333333/(4*3.1415927*[.C91])))" office:value-type="float" office:value="-126.811851827369">
            <text:p>-126.812</text:p>
          </table:table-cell>
          <table:table-cell table:style-name="ce20" table:formula="of:=[.D91]+[.E91]" office:value-type="float" office:value="-93.8118518273694">
            <text:p>-93.812</text:p>
          </table:table-cell>
          <table:table-cell table:style-name="ce29" table:formula="of:=5/([.B91]+1)" office:value-type="float" office:value="2.85634050561464">
            <text:p>2.856</text:p>
          </table:table-cell>
          <table:table-cell table:style-name="ce10" table:formula="of:=[.H90]" office:value-type="float" office:value="85.5">
            <text:p>85.500</text:p>
          </table:table-cell>
          <table:table-cell table:style-name="ce10" table:formula="of:=[.G91]+[.H91]" office:value-type="float" office:value="88.3563405056146">
            <text:p>88.356</text:p>
          </table:table-cell>
          <table:table-cell table:style-name="ce20" table:formula="of:=[.D91]+[.E91]+[.I91]" office:value-type="float" office:value="-5.45551132175474">
            <text:p>-5.456</text:p>
          </table:table-cell>
          <table:table-cell table:style-name="ce10" table:formula="of:=[.K90]" office:value-type="float" office:value="103.93">
            <text:p>103.930</text:p>
          </table:table-cell>
          <table:table-cell table:style-name="ce10" table:formula="of:=[.G91]+[.K91]" office:value-type="float" office:value="106.786340505615">
            <text:p>106.786</text:p>
          </table:table-cell>
          <table:table-cell table:style-name="ce20" table:formula="of:=[.D91]+[.E91]+[.L91]" office:value-type="float" office:value="12.9744886782453">
            <text:p>12.974</text:p>
          </table:table-cell>
          <table:table-cell table:style-name="ce17" table:formula="of:=[.N90]" office:value-type="float" office:value="-31">
            <text:p>-31</text:p>
          </table:table-cell>
          <table:table-cell table:style-name="ce17" table:formula="of:=[.O90]" office:value-type="float" office:value="-71">
            <text:p>-71</text:p>
          </table:table-cell>
          <table:table-cell table:style-name="ce17" table:formula="of:=[.F91]-[.N91]" office:value-type="float" office:value="-62.8118518273694">
            <text:p>-62.8118518274</text:p>
          </table:table-cell>
          <table:table-cell table:style-name="ce17" table:formula="of:=[.F91]-[.O91]" office:value-type="float" office:value="-22.8118518273694">
            <text:p>-22.8118518274</text:p>
          </table:table-cell>
          <table:table-cell table:style-name="ce17"/>
          <table:table-cell table:style-name="ce17" table:formula="of:=10^([.P91]/10)" office:value-type="float" office:value="0.000000523377221470922">
            <text:p>5.23377221470922E-007</text:p>
          </table:table-cell>
          <table:table-cell table:style-name="ce17" table:formula="of:=10^([.Q91]/10)" office:value-type="float" office:value="0.00523377221470922">
            <text:p>0.0052337722</text:p>
          </table:table-cell>
          <table:table-cell table:number-columns-repeated="7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0" table:formula="of:=RADIANS([.A92])" office:value-type="float" office:value="0.733038285837618">
            <text:p>0.733</text:p>
          </table:table-cell>
          <table:table-cell table:style-name="ce15" table:formula="of:=[.E4]*(1/COS([.B92] ))" office:value-type="float" office:value="571893.91008271">
            <text:p>5.72E+05</text:p>
          </table:table-cell>
          <table:table-cell table:style-name="ce6" table:formula="of:=[.D91]" office:value-type="float" office:value="33">
            <text:p>33</text:p>
          </table:table-cell>
          <table:table-cell table:style-name="ce20" table:formula="of:=20*(LOG(3.333333333333/(4*3.1415927*[.C92])))" office:value-type="float" office:value="-126.672931941287">
            <text:p>-126.673</text:p>
          </table:table-cell>
          <table:table-cell table:style-name="ce20" table:formula="of:=[.D92]+[.E92]" office:value-type="float" office:value="-93.6729319412867">
            <text:p>-93.673</text:p>
          </table:table-cell>
          <table:table-cell table:style-name="ce29" table:formula="of:=5/([.B92]+1)" office:value-type="float" office:value="2.88510648660216">
            <text:p>2.885</text:p>
          </table:table-cell>
          <table:table-cell table:style-name="ce10" table:formula="of:=[.H91]" office:value-type="float" office:value="85.5">
            <text:p>85.500</text:p>
          </table:table-cell>
          <table:table-cell table:style-name="ce10" table:formula="of:=[.G92]+[.H92]" office:value-type="float" office:value="88.3851064866022">
            <text:p>88.385</text:p>
          </table:table-cell>
          <table:table-cell table:style-name="ce20" table:formula="of:=[.D92]+[.E92]+[.I92]" office:value-type="float" office:value="-5.28782545468457">
            <text:p>-5.288</text:p>
          </table:table-cell>
          <table:table-cell table:style-name="ce10" table:formula="of:=[.K91]" office:value-type="float" office:value="103.93">
            <text:p>103.930</text:p>
          </table:table-cell>
          <table:table-cell table:style-name="ce10" table:formula="of:=[.G92]+[.K92]" office:value-type="float" office:value="106.815106486602">
            <text:p>106.815</text:p>
          </table:table-cell>
          <table:table-cell table:style-name="ce20" table:formula="of:=[.D92]+[.E92]+[.L92]" office:value-type="float" office:value="13.1421745453154">
            <text:p>13.142</text:p>
          </table:table-cell>
          <table:table-cell table:style-name="ce17" table:formula="of:=[.N91]" office:value-type="float" office:value="-31">
            <text:p>-31</text:p>
          </table:table-cell>
          <table:table-cell table:style-name="ce17" table:formula="of:=[.O91]" office:value-type="float" office:value="-71">
            <text:p>-71</text:p>
          </table:table-cell>
          <table:table-cell table:style-name="ce17" table:formula="of:=[.F92]-[.N92]" office:value-type="float" office:value="-62.6729319412867">
            <text:p>-62.6729319413</text:p>
          </table:table-cell>
          <table:table-cell table:style-name="ce17" table:formula="of:=[.F92]-[.O92]" office:value-type="float" office:value="-22.6729319412867">
            <text:p>-22.6729319413</text:p>
          </table:table-cell>
          <table:table-cell table:style-name="ce17"/>
          <table:table-cell table:style-name="ce17" table:formula="of:=10^([.P92]/10)" office:value-type="float" office:value="0.00000054038938050759">
            <text:p>5.4038938050759E-007</text:p>
          </table:table-cell>
          <table:table-cell table:style-name="ce17" table:formula="of:=10^([.Q92]/10)" office:value-type="float" office:value="0.0054038938050759">
            <text:p>0.0054038938</text:p>
          </table:table-cell>
          <table:table-cell table:number-columns-repeated="7"/>
        </table:table-row>
        <table:table-row table:style-name="ro2">
          <table:table-cell table:style-name="ce6" office:value-type="float" office:value="41">
            <text:p>41</text:p>
          </table:table-cell>
          <table:table-cell table:style-name="ce10" table:formula="of:=RADIANS([.A93])" office:value-type="float" office:value="0.715584993317675">
            <text:p>0.716</text:p>
          </table:table-cell>
          <table:table-cell table:style-name="ce15" table:formula="of:=[.E4]*(1/COS([.B93] ))" office:value-type="float" office:value="563130.522173245">
            <text:p>5.63E+05</text:p>
          </table:table-cell>
          <table:table-cell table:style-name="ce6" table:formula="of:=[.D92]" office:value-type="float" office:value="33">
            <text:p>33</text:p>
          </table:table-cell>
          <table:table-cell table:style-name="ce20" table:formula="of:=20*(LOG(3.333333333333/(4*3.1415927*[.C93])))" office:value-type="float" office:value="-126.538803845644">
            <text:p>-126.539</text:p>
          </table:table-cell>
          <table:table-cell table:style-name="ce20" table:formula="of:=[.D93]+[.E93]" office:value-type="float" office:value="-93.5388038456445">
            <text:p>-93.539</text:p>
          </table:table-cell>
          <table:table-cell table:style-name="ce29" table:formula="of:=5/([.B93]+1)" office:value-type="float" office:value="2.91445776191524">
            <text:p>2.914</text:p>
          </table:table-cell>
          <table:table-cell table:style-name="ce10" table:formula="of:=[.H92]" office:value-type="float" office:value="85.5">
            <text:p>85.500</text:p>
          </table:table-cell>
          <table:table-cell table:style-name="ce10" table:formula="of:=[.G93]+[.H93]" office:value-type="float" office:value="88.4144577619152">
            <text:p>88.414</text:p>
          </table:table-cell>
          <table:table-cell table:style-name="ce20" table:formula="of:=[.D93]+[.E93]+[.I93]" office:value-type="float" office:value="-5.12434608372922">
            <text:p>-5.124</text:p>
          </table:table-cell>
          <table:table-cell table:style-name="ce10" table:formula="of:=[.K92]" office:value-type="float" office:value="103.93">
            <text:p>103.930</text:p>
          </table:table-cell>
          <table:table-cell table:style-name="ce10" table:formula="of:=[.G93]+[.K93]" office:value-type="float" office:value="106.844457761915">
            <text:p>106.844</text:p>
          </table:table-cell>
          <table:table-cell table:style-name="ce20" table:formula="of:=[.D93]+[.E93]+[.L93]" office:value-type="float" office:value="13.3056539162708">
            <text:p>13.306</text:p>
          </table:table-cell>
          <table:table-cell table:style-name="ce17" table:formula="of:=[.N92]" office:value-type="float" office:value="-31">
            <text:p>-31</text:p>
          </table:table-cell>
          <table:table-cell table:style-name="ce17" table:formula="of:=[.O92]" office:value-type="float" office:value="-71">
            <text:p>-71</text:p>
          </table:table-cell>
          <table:table-cell table:style-name="ce17" table:formula="of:=[.F93]-[.N93]" office:value-type="float" office:value="-62.5388038456445">
            <text:p>-62.5388038456</text:p>
          </table:table-cell>
          <table:table-cell table:style-name="ce17" table:formula="of:=[.F93]-[.O93]" office:value-type="float" office:value="-22.5388038456445">
            <text:p>-22.5388038456</text:p>
          </table:table-cell>
          <table:table-cell table:style-name="ce17"/>
          <table:table-cell table:style-name="ce17" table:formula="of:=10^([.P93]/10)" office:value-type="float" office:value="0.000000557339232795802">
            <text:p>5.57339232795802E-007</text:p>
          </table:table-cell>
          <table:table-cell table:style-name="ce17" table:formula="of:=10^([.Q93]/10)" office:value-type="float" office:value="0.00557339232795802">
            <text:p>0.0055733923</text:p>
          </table:table-cell>
          <table:table-cell table:number-columns-repeated="7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0" table:formula="of:=RADIANS([.A94])" office:value-type="float" office:value="0.698131700797732">
            <text:p>0.698</text:p>
          </table:table-cell>
          <table:table-cell table:style-name="ce15" table:formula="of:=[.E4]*(1/COS([.B94] ))" office:value-type="float" office:value="554798.097966218">
            <text:p>5.55E+05</text:p>
          </table:table-cell>
          <table:table-cell table:style-name="ce6" table:formula="of:=[.D93]" office:value-type="float" office:value="33">
            <text:p>33</text:p>
          </table:table-cell>
          <table:table-cell table:style-name="ce20" table:formula="of:=20*(LOG(3.333333333333/(4*3.1415927*[.C94])))" office:value-type="float" office:value="-126.409321773087">
            <text:p>-126.409</text:p>
          </table:table-cell>
          <table:table-cell table:style-name="ce20" table:formula="of:=[.D94]+[.E94]" office:value-type="float" office:value="-93.409321773087">
            <text:p>-93.409</text:p>
          </table:table-cell>
          <table:table-cell table:style-name="ce29" table:formula="of:=5/([.B94]+1)" office:value-type="float" office:value="2.94441237841043">
            <text:p>2.944</text:p>
          </table:table-cell>
          <table:table-cell table:style-name="ce10" table:formula="of:=[.H93]" office:value-type="float" office:value="85.5">
            <text:p>85.500</text:p>
          </table:table-cell>
          <table:table-cell table:style-name="ce10" table:formula="of:=[.G94]+[.H94]" office:value-type="float" office:value="88.4444123784104">
            <text:p>88.444</text:p>
          </table:table-cell>
          <table:table-cell table:style-name="ce20" table:formula="of:=[.D94]+[.E94]+[.I94]" office:value-type="float" office:value="-4.96490939467658">
            <text:p>-4.965</text:p>
          </table:table-cell>
          <table:table-cell table:style-name="ce10" table:formula="of:=[.K93]" office:value-type="float" office:value="103.93">
            <text:p>103.930</text:p>
          </table:table-cell>
          <table:table-cell table:style-name="ce10" table:formula="of:=[.G94]+[.K94]" office:value-type="float" office:value="106.87441237841">
            <text:p>106.874</text:p>
          </table:table-cell>
          <table:table-cell table:style-name="ce20" table:formula="of:=[.D94]+[.E94]+[.L94]" office:value-type="float" office:value="13.4650906053234">
            <text:p>13.465</text:p>
          </table:table-cell>
          <table:table-cell table:style-name="ce17" table:formula="of:=[.N93]" office:value-type="float" office:value="-31">
            <text:p>-31</text:p>
          </table:table-cell>
          <table:table-cell table:style-name="ce17" table:formula="of:=[.O93]" office:value-type="float" office:value="-71">
            <text:p>-71</text:p>
          </table:table-cell>
          <table:table-cell table:style-name="ce17" table:formula="of:=[.F94]-[.N94]" office:value-type="float" office:value="-62.409321773087">
            <text:p>-62.4093217731</text:p>
          </table:table-cell>
          <table:table-cell table:style-name="ce17" table:formula="of:=[.F94]-[.O94]" office:value-type="float" office:value="-22.409321773087">
            <text:p>-22.4093217731</text:p>
          </table:table-cell>
          <table:table-cell table:style-name="ce17"/>
          <table:table-cell table:style-name="ce17" table:formula="of:=10^([.P94]/10)" office:value-type="float" office:value="0.00000057420612755147">
            <text:p>5.7420612755147E-007</text:p>
          </table:table-cell>
          <table:table-cell table:style-name="ce17" table:formula="of:=10^([.Q94]/10)" office:value-type="float" office:value="0.0057420612755147">
            <text:p>0.0057420613</text:p>
          </table:table-cell>
          <table:table-cell table:number-columns-repeated="7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table:formula="of:=RADIANS([.A95])" office:value-type="float" office:value="0.680678408277788">
            <text:p>0.681</text:p>
          </table:table-cell>
          <table:table-cell table:style-name="ce15" table:formula="of:=[.E4]*(1/COS([.B95] ))" office:value-type="float" office:value="546872.815504596">
            <text:p>5.47E+05</text:p>
          </table:table-cell>
          <table:table-cell table:style-name="ce6" table:formula="of:=[.D94]" office:value-type="float" office:value="33">
            <text:p>33</text:p>
          </table:table-cell>
          <table:table-cell table:style-name="ce20" table:formula="of:=20*(LOG(3.333333333333/(4*3.1415927*[.C95])))" office:value-type="float" office:value="-126.284349214572">
            <text:p>-126.284</text:p>
          </table:table-cell>
          <table:table-cell table:style-name="ce20" table:formula="of:=[.D95]+[.E95]" office:value-type="float" office:value="-93.2843492145724">
            <text:p>-93.284</text:p>
          </table:table-cell>
          <table:table-cell table:style-name="ce29" table:formula="of:=5/([.B95]+1)" office:value-type="float" office:value="2.97498913258698">
            <text:p>2.975</text:p>
          </table:table-cell>
          <table:table-cell table:style-name="ce10" table:formula="of:=[.H94]" office:value-type="float" office:value="85.5">
            <text:p>85.500</text:p>
          </table:table-cell>
          <table:table-cell table:style-name="ce10" table:formula="of:=[.G95]+[.H95]" office:value-type="float" office:value="88.474989132587">
            <text:p>88.475</text:p>
          </table:table-cell>
          <table:table-cell table:style-name="ce20" table:formula="of:=[.D95]+[.E95]+[.I95]" office:value-type="float" office:value="-4.80936008198542">
            <text:p>-4.809</text:p>
          </table:table-cell>
          <table:table-cell table:style-name="ce10" table:formula="of:=[.K94]" office:value-type="float" office:value="103.93">
            <text:p>103.930</text:p>
          </table:table-cell>
          <table:table-cell table:style-name="ce10" table:formula="of:=[.G95]+[.K95]" office:value-type="float" office:value="106.904989132587">
            <text:p>106.905</text:p>
          </table:table-cell>
          <table:table-cell table:style-name="ce20" table:formula="of:=[.D95]+[.E95]+[.L95]" office:value-type="float" office:value="13.6206399180146">
            <text:p>13.621</text:p>
          </table:table-cell>
          <table:table-cell table:style-name="ce17" table:formula="of:=[.N94]" office:value-type="float" office:value="-31">
            <text:p>-31</text:p>
          </table:table-cell>
          <table:table-cell table:style-name="ce17" table:formula="of:=[.O94]" office:value-type="float" office:value="-71">
            <text:p>-71</text:p>
          </table:table-cell>
          <table:table-cell table:style-name="ce17" table:formula="of:=[.F95]-[.N95]" office:value-type="float" office:value="-62.2843492145724">
            <text:p>-62.2843492146</text:p>
          </table:table-cell>
          <table:table-cell table:style-name="ce17" table:formula="of:=[.F95]-[.O95]" office:value-type="float" office:value="-22.2843492145724">
            <text:p>-22.2843492146</text:p>
          </table:table-cell>
          <table:table-cell table:style-name="ce17"/>
          <table:table-cell table:style-name="ce17" table:formula="of:=10^([.P95]/10)" office:value-type="float" office:value="0.000000590969515061479">
            <text:p>0.000000591</text:p>
          </table:table-cell>
          <table:table-cell table:style-name="ce17" table:formula="of:=10^([.Q95]/10)" office:value-type="float" office:value="0.00590969515061479">
            <text:p>0.0059096952</text:p>
          </table:table-cell>
          <table:table-cell table:number-columns-repeated="7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table:formula="of:=RADIANS([.A96])" office:value-type="float" office:value="0.663225115757845">
            <text:p>0.663</text:p>
          </table:table-cell>
          <table:table-cell table:style-name="ce15" table:formula="of:=[.E4]*(1/COS([.B96] ))" office:value-type="float" office:value="539332.741405846">
            <text:p>5.39E+05</text:p>
          </table:table-cell>
          <table:table-cell table:style-name="ce6" table:formula="of:=[.D95]" office:value-type="float" office:value="33">
            <text:p>33</text:p>
          </table:table-cell>
          <table:table-cell table:style-name="ce20" table:formula="of:=20*(LOG(3.333333333333/(4*3.1415927*[.C96])))" office:value-type="float" office:value="-126.163758221366">
            <text:p>-126.164</text:p>
          </table:table-cell>
          <table:table-cell table:style-name="ce20" table:formula="of:=[.D96]+[.E96]" office:value-type="float" office:value="-93.1637582213665">
            <text:p>-93.164</text:p>
          </table:table-cell>
          <table:table-cell table:style-name="ce29" table:formula="of:=5/([.B96]+1)" office:value-type="float" office:value="3.00620760991921">
            <text:p>3.006</text:p>
          </table:table-cell>
          <table:table-cell table:style-name="ce10" table:formula="of:=[.H95]" office:value-type="float" office:value="85.5">
            <text:p>85.500</text:p>
          </table:table-cell>
          <table:table-cell table:style-name="ce10" table:formula="of:=[.G96]+[.H96]" office:value-type="float" office:value="88.5062076099192">
            <text:p>88.506</text:p>
          </table:table-cell>
          <table:table-cell table:style-name="ce20" table:formula="of:=[.D96]+[.E96]+[.I96]" office:value-type="float" office:value="-4.65755061144726">
            <text:p>-4.658</text:p>
          </table:table-cell>
          <table:table-cell table:style-name="ce10" table:formula="of:=[.K95]" office:value-type="float" office:value="103.93">
            <text:p>103.930</text:p>
          </table:table-cell>
          <table:table-cell table:style-name="ce10" table:formula="of:=[.G96]+[.K96]" office:value-type="float" office:value="106.936207609919">
            <text:p>106.936</text:p>
          </table:table-cell>
          <table:table-cell table:style-name="ce20" table:formula="of:=[.D96]+[.E96]+[.L96]" office:value-type="float" office:value="13.7724493885527">
            <text:p>13.772</text:p>
          </table:table-cell>
          <table:table-cell table:style-name="ce17" table:formula="of:=[.N95]" office:value-type="float" office:value="-31">
            <text:p>-31</text:p>
          </table:table-cell>
          <table:table-cell table:style-name="ce17" table:formula="of:=[.O95]" office:value-type="float" office:value="-71">
            <text:p>-71</text:p>
          </table:table-cell>
          <table:table-cell table:style-name="ce17" table:formula="of:=[.F96]-[.N96]" office:value-type="float" office:value="-62.1637582213665">
            <text:p>-62.1637582214</text:p>
          </table:table-cell>
          <table:table-cell table:style-name="ce17" table:formula="of:=[.F96]-[.O96]" office:value-type="float" office:value="-22.1637582213665">
            <text:p>-22.1637582214</text:p>
          </table:table-cell>
          <table:table-cell table:style-name="ce17"/>
          <table:table-cell table:style-name="ce17" table:formula="of:=10^([.P96]/10)" office:value-type="float" office:value="0.000000607608971720348">
            <text:p>6.07608971720348E-007</text:p>
          </table:table-cell>
          <table:table-cell table:style-name="ce17" table:formula="of:=10^([.Q96]/10)" office:value-type="float" office:value="0.00607608971720348">
            <text:p>0.0060760897</text:p>
          </table:table-cell>
          <table:table-cell table:number-columns-repeated="7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table:formula="of:=RADIANS([.A97])" office:value-type="float" office:value="0.645771823237902">
            <text:p>0.646</text:p>
          </table:table-cell>
          <table:table-cell table:style-name="ce15" table:formula="of:=[.E4]*(1/COS([.B97] ))" office:value-type="float" office:value="532157.654716396">
            <text:p>5.32E+05</text:p>
          </table:table-cell>
          <table:table-cell table:style-name="ce6" table:formula="of:=[.D96]" office:value-type="float" office:value="33">
            <text:p>33</text:p>
          </table:table-cell>
          <table:table-cell table:style-name="ce20" table:formula="of:=20*(LOG(3.333333333333/(4*3.1415927*[.C97])))" office:value-type="float" office:value="-126.04742877425">
            <text:p>-126.047</text:p>
          </table:table-cell>
          <table:table-cell table:style-name="ce20" table:formula="of:=[.D97]+[.E97]" office:value-type="float" office:value="-93.0474287742504">
            <text:p>-93.047</text:p>
          </table:table-cell>
          <table:table-cell table:style-name="ce29" table:formula="of:=5/([.B97]+1)" office:value-type="float" office:value="3.0380882266917">
            <text:p>3.038</text:p>
          </table:table-cell>
          <table:table-cell table:style-name="ce10" table:formula="of:=[.H96]" office:value-type="float" office:value="85.5">
            <text:p>85.500</text:p>
          </table:table-cell>
          <table:table-cell table:style-name="ce10" table:formula="of:=[.G97]+[.H97]" office:value-type="float" office:value="88.5380882266917">
            <text:p>88.538</text:p>
          </table:table-cell>
          <table:table-cell table:style-name="ce20" table:formula="of:=[.D97]+[.E97]+[.I97]" office:value-type="float" office:value="-4.50934054755871">
            <text:p>-4.509</text:p>
          </table:table-cell>
          <table:table-cell table:style-name="ce10" table:formula="of:=[.K96]" office:value-type="float" office:value="103.93">
            <text:p>103.930</text:p>
          </table:table-cell>
          <table:table-cell table:style-name="ce10" table:formula="of:=[.G97]+[.K97]" office:value-type="float" office:value="106.968088226692">
            <text:p>106.968</text:p>
          </table:table-cell>
          <table:table-cell table:style-name="ce20" table:formula="of:=[.D97]+[.E97]+[.L97]" office:value-type="float" office:value="13.9206594524413">
            <text:p>13.921</text:p>
          </table:table-cell>
          <table:table-cell table:style-name="ce17" table:formula="of:=[.N96]" office:value-type="float" office:value="-31">
            <text:p>-31</text:p>
          </table:table-cell>
          <table:table-cell table:style-name="ce17" table:formula="of:=[.O96]" office:value-type="float" office:value="-71">
            <text:p>-71</text:p>
          </table:table-cell>
          <table:table-cell table:style-name="ce17" table:formula="of:=[.F97]-[.N97]" office:value-type="float" office:value="-62.0474287742504">
            <text:p>-62.0474287743</text:p>
          </table:table-cell>
          <table:table-cell table:style-name="ce17" table:formula="of:=[.F97]-[.O97]" office:value-type="float" office:value="-22.0474287742504">
            <text:p>-22.0474287743</text:p>
          </table:table-cell>
          <table:table-cell table:style-name="ce17"/>
          <table:table-cell table:style-name="ce17" table:formula="of:=10^([.P97]/10)" office:value-type="float" office:value="0.000000624104224913256">
            <text:p>6.24104224913256E-007</text:p>
          </table:table-cell>
          <table:table-cell table:style-name="ce17" table:formula="of:=10^([.Q97]/10)" office:value-type="float" office:value="0.00624104224913256">
            <text:p>0.0062410422</text:p>
          </table:table-cell>
          <table:table-cell table:number-columns-repeated="7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0" table:formula="of:=RADIANS([.A98])" office:value-type="float" office:value="0.628318530717959">
            <text:p>0.628</text:p>
          </table:table-cell>
          <table:table-cell table:style-name="ce15" table:formula="of:=[.E4]*(1/COS([.B98] ))" office:value-type="float" office:value="525328.890437411">
            <text:p>5.25E+05</text:p>
          </table:table-cell>
          <table:table-cell table:style-name="ce6" table:formula="of:=[.D97]" office:value-type="float" office:value="33">
            <text:p>33</text:p>
          </table:table-cell>
          <table:table-cell table:style-name="ce20" table:formula="of:=20*(LOG(3.333333333333/(4*3.1415927*[.C98])))" office:value-type="float" office:value="-125.935248212437">
            <text:p>-125.935</text:p>
          </table:table-cell>
          <table:table-cell table:style-name="ce20" table:formula="of:=[.D98]+[.E98]" office:value-type="float" office:value="-92.9352482124375">
            <text:p>-92.935</text:p>
          </table:table-cell>
          <table:table-cell table:style-name="ce29" table:formula="of:=5/([.B98]+1)" office:value-type="float" office:value="3.07065227452481">
            <text:p>3.071</text:p>
          </table:table-cell>
          <table:table-cell table:style-name="ce10" table:formula="of:=[.H97]" office:value-type="float" office:value="85.5">
            <text:p>85.500</text:p>
          </table:table-cell>
          <table:table-cell table:style-name="ce10" table:formula="of:=[.G98]+[.H98]" office:value-type="float" office:value="88.5706522745248">
            <text:p>88.571</text:p>
          </table:table-cell>
          <table:table-cell table:style-name="ce20" table:formula="of:=[.D98]+[.E98]+[.I98]" office:value-type="float" office:value="-4.36459593791264">
            <text:p>-4.365</text:p>
          </table:table-cell>
          <table:table-cell table:style-name="ce10" table:formula="of:=[.K97]" office:value-type="float" office:value="103.93">
            <text:p>103.930</text:p>
          </table:table-cell>
          <table:table-cell table:style-name="ce10" table:formula="of:=[.G98]+[.K98]" office:value-type="float" office:value="107.000652274525">
            <text:p>107.001</text:p>
          </table:table-cell>
          <table:table-cell table:style-name="ce20" table:formula="of:=[.D98]+[.E98]+[.L98]" office:value-type="float" office:value="14.0654040620874">
            <text:p>14.065</text:p>
          </table:table-cell>
          <table:table-cell table:style-name="ce17" table:formula="of:=[.N97]" office:value-type="float" office:value="-31">
            <text:p>-31</text:p>
          </table:table-cell>
          <table:table-cell table:style-name="ce17" table:formula="of:=[.O97]" office:value-type="float" office:value="-71">
            <text:p>-71</text:p>
          </table:table-cell>
          <table:table-cell table:style-name="ce17" table:formula="of:=[.F98]-[.N98]" office:value-type="float" office:value="-61.9352482124375">
            <text:p>-61.9352482124</text:p>
          </table:table-cell>
          <table:table-cell table:style-name="ce17" table:formula="of:=[.F98]-[.O98]" office:value-type="float" office:value="-21.9352482124375">
            <text:p>-21.9352482124</text:p>
          </table:table-cell>
          <table:table-cell table:style-name="ce17"/>
          <table:table-cell table:style-name="ce17" table:formula="of:=10^([.P98]/10)" office:value-type="float" office:value="0.000000640435177715081">
            <text:p>6.40435177715081E-007</text:p>
          </table:table-cell>
          <table:table-cell table:style-name="ce17" table:formula="of:=10^([.Q98]/10)" office:value-type="float" office:value="0.00640435177715081">
            <text:p>0.0064043518</text:p>
          </table:table-cell>
          <table:table-cell table:number-columns-repeated="7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table:formula="of:=RADIANS([.A99])" office:value-type="float" office:value="0.610865238198015">
            <text:p>0.611</text:p>
          </table:table-cell>
          <table:table-cell table:style-name="ce15" table:formula="of:=[.E4]*(1/COS([.B99] ))" office:value-type="float" office:value="518829.200223619">
            <text:p>5.19E+05</text:p>
          </table:table-cell>
          <table:table-cell table:style-name="ce6" table:formula="of:=[.D98]" office:value-type="float" office:value="33">
            <text:p>33</text:p>
          </table:table-cell>
          <table:table-cell table:style-name="ce20" table:formula="of:=20*(LOG(3.333333333333/(4*3.1415927*[.C99])))" office:value-type="float" office:value="-125.82711071566">
            <text:p>-125.827</text:p>
          </table:table-cell>
          <table:table-cell table:style-name="ce20" table:formula="of:=[.D99]+[.E99]" office:value-type="float" office:value="-92.8271107156603">
            <text:p>-92.827</text:p>
          </table:table-cell>
          <table:table-cell table:style-name="ce29" table:formula="of:=5/([.B99]+1)" office:value-type="float" office:value="3.10392196779491">
            <text:p>3.104</text:p>
          </table:table-cell>
          <table:table-cell table:style-name="ce10" table:formula="of:=[.H98]" office:value-type="float" office:value="85.5">
            <text:p>85.500</text:p>
          </table:table-cell>
          <table:table-cell table:style-name="ce10" table:formula="of:=[.G99]+[.H99]" office:value-type="float" office:value="88.6039219677949">
            <text:p>88.604</text:p>
          </table:table-cell>
          <table:table-cell table:style-name="ce20" table:formula="of:=[.D99]+[.E99]+[.I99]" office:value-type="float" office:value="-4.22318874786535">
            <text:p>-4.223</text:p>
          </table:table-cell>
          <table:table-cell table:style-name="ce10" table:formula="of:=[.K98]" office:value-type="float" office:value="103.93">
            <text:p>103.930</text:p>
          </table:table-cell>
          <table:table-cell table:style-name="ce10" table:formula="of:=[.G99]+[.K99]" office:value-type="float" office:value="107.033921967795">
            <text:p>107.034</text:p>
          </table:table-cell>
          <table:table-cell table:style-name="ce20" table:formula="of:=[.D99]+[.E99]+[.L99]" office:value-type="float" office:value="14.2068112521347">
            <text:p>14.207</text:p>
          </table:table-cell>
          <table:table-cell table:style-name="ce17" table:formula="of:=[.N98]" office:value-type="float" office:value="-31">
            <text:p>-31</text:p>
          </table:table-cell>
          <table:table-cell table:style-name="ce17" table:formula="of:=[.O98]" office:value-type="float" office:value="-71">
            <text:p>-71</text:p>
          </table:table-cell>
          <table:table-cell table:style-name="ce17" table:formula="of:=[.F99]-[.N99]" office:value-type="float" office:value="-61.8271107156603">
            <text:p>-61.8271107157</text:p>
          </table:table-cell>
          <table:table-cell table:style-name="ce17" table:formula="of:=[.F99]-[.O99]" office:value-type="float" office:value="-21.8271107156603">
            <text:p>-21.8271107157</text:p>
          </table:table-cell>
          <table:table-cell table:style-name="ce17"/>
          <table:table-cell table:style-name="ce17" table:formula="of:=10^([.P99]/10)" office:value-type="float" office:value="0.000000656581933375427">
            <text:p>6.56581933375427E-007</text:p>
          </table:table-cell>
          <table:table-cell table:style-name="ce17" table:formula="of:=10^([.Q99]/10)" office:value-type="float" office:value="0.00656581933375427">
            <text:p>0.0065658193</text:p>
          </table:table-cell>
          <table:table-cell table:number-columns-repeated="7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0" table:formula="of:=RADIANS([.A100])" office:value-type="float" office:value="0.593411945678072">
            <text:p>0.593</text:p>
          </table:table-cell>
          <table:table-cell table:style-name="ce15" table:formula="of:=[.E4]*(1/COS([.B100] ))" office:value-type="float" office:value="512642.62811416">
            <text:p>5.13E+05</text:p>
          </table:table-cell>
          <table:table-cell table:style-name="ce6" table:formula="of:=[.D99]" office:value-type="float" office:value="33">
            <text:p>33</text:p>
          </table:table-cell>
          <table:table-cell table:style-name="ce20" table:formula="of:=20*(LOG(3.333333333333/(4*3.1415927*[.C100])))" office:value-type="float" office:value="-125.722916833717">
            <text:p>-125.723</text:p>
          </table:table-cell>
          <table:table-cell table:style-name="ce20" table:formula="of:=[.D100]+[.E100]" office:value-type="float" office:value="-92.7229168337175">
            <text:p>-92.723</text:p>
          </table:table-cell>
          <table:table-cell table:style-name="ce29" table:formula="of:=5/([.B100]+1)" office:value-type="float" office:value="3.13792049417093">
            <text:p>3.138</text:p>
          </table:table-cell>
          <table:table-cell table:style-name="ce10" table:formula="of:=[.H99]" office:value-type="float" office:value="85.5">
            <text:p>85.500</text:p>
          </table:table-cell>
          <table:table-cell table:style-name="ce10" table:formula="of:=[.G100]+[.H100]" office:value-type="float" office:value="88.6379204941709">
            <text:p>88.638</text:p>
          </table:table-cell>
          <table:table-cell table:style-name="ce20" table:formula="of:=[.D100]+[.E100]+[.I100]" office:value-type="float" office:value="-4.08499633954654">
            <text:p>-4.085</text:p>
          </table:table-cell>
          <table:table-cell table:style-name="ce10" table:formula="of:=[.K99]" office:value-type="float" office:value="103.93">
            <text:p>103.930</text:p>
          </table:table-cell>
          <table:table-cell table:style-name="ce10" table:formula="of:=[.G100]+[.K100]" office:value-type="float" office:value="107.067920494171">
            <text:p>107.068</text:p>
          </table:table-cell>
          <table:table-cell table:style-name="ce20" table:formula="of:=[.D100]+[.E100]+[.L100]" office:value-type="float" office:value="14.3450036604535">
            <text:p>14.345</text:p>
          </table:table-cell>
          <table:table-cell table:style-name="ce17" table:formula="of:=[.N99]" office:value-type="float" office:value="-31">
            <text:p>-31</text:p>
          </table:table-cell>
          <table:table-cell table:style-name="ce17" table:formula="of:=[.O99]" office:value-type="float" office:value="-71">
            <text:p>-71</text:p>
          </table:table-cell>
          <table:table-cell table:style-name="ce17" table:formula="of:=[.F100]-[.N100]" office:value-type="float" office:value="-61.7229168337175">
            <text:p>-61.7229168337</text:p>
          </table:table-cell>
          <table:table-cell table:style-name="ce17" table:formula="of:=[.F100]-[.O100]" office:value-type="float" office:value="-21.7229168337175">
            <text:p>-21.7229168337</text:p>
          </table:table-cell>
          <table:table-cell table:style-name="ce17"/>
          <table:table-cell table:style-name="ce17" table:formula="of:=10^([.P100]/10)" office:value-type="float" office:value="0.00000067252481955974">
            <text:p>6.7252481955974E-007</text:p>
          </table:table-cell>
          <table:table-cell table:style-name="ce17" table:formula="of:=10^([.Q100]/10)" office:value-type="float" office:value="0.0067252481955974">
            <text:p>0.0067252482</text:p>
          </table:table-cell>
          <table:table-cell table:number-columns-repeated="7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0" table:formula="of:=RADIANS([.A101])" office:value-type="float" office:value="0.575958653158129">
            <text:p>0.576</text:p>
          </table:table-cell>
          <table:table-cell table:style-name="ce15" table:formula="of:=[.E4]*(1/COS([.B101] ))" office:value-type="float" office:value="506754.399455278">
            <text:p>5.07E+05</text:p>
          </table:table-cell>
          <table:table-cell table:style-name="ce6" table:formula="of:=[.D100]" office:value-type="float" office:value="33">
            <text:p>33</text:p>
          </table:table-cell>
          <table:table-cell table:style-name="ce20" table:formula="of:=20*(LOG(3.333333333333/(4*3.1415927*[.C101])))" office:value-type="float" office:value="-125.622573058478">
            <text:p>-125.623</text:p>
          </table:table-cell>
          <table:table-cell table:style-name="ce20" table:formula="of:=[.D101]+[.E101]" office:value-type="float" office:value="-92.622573058478">
            <text:p>-92.623</text:p>
          </table:table-cell>
          <table:table-cell table:style-name="ce29" table:formula="of:=5/([.B101]+1)" office:value-type="float" office:value="3.17267206850909">
            <text:p>3.173</text:p>
          </table:table-cell>
          <table:table-cell table:style-name="ce10" table:formula="of:=[.H100]" office:value-type="float" office:value="85.5">
            <text:p>85.500</text:p>
          </table:table-cell>
          <table:table-cell table:style-name="ce10" table:formula="of:=[.G101]+[.H101]" office:value-type="float" office:value="88.6726720685091">
            <text:p>88.673</text:p>
          </table:table-cell>
          <table:table-cell table:style-name="ce20" table:formula="of:=[.D101]+[.E101]+[.I101]" office:value-type="float" office:value="-3.94990098996894">
            <text:p>-3.950</text:p>
          </table:table-cell>
          <table:table-cell table:style-name="ce10" table:formula="of:=[.K100]" office:value-type="float" office:value="103.93">
            <text:p>103.930</text:p>
          </table:table-cell>
          <table:table-cell table:style-name="ce10" table:formula="of:=[.G101]+[.K101]" office:value-type="float" office:value="107.102672068509">
            <text:p>107.103</text:p>
          </table:table-cell>
          <table:table-cell table:style-name="ce20" table:formula="of:=[.D101]+[.E101]+[.L101]" office:value-type="float" office:value="14.4800990100311">
            <text:p>14.480</text:p>
          </table:table-cell>
          <table:table-cell table:style-name="ce17" table:formula="of:=[.N100]" office:value-type="float" office:value="-31">
            <text:p>-31</text:p>
          </table:table-cell>
          <table:table-cell table:style-name="ce17" table:formula="of:=[.O100]" office:value-type="float" office:value="-71">
            <text:p>-71</text:p>
          </table:table-cell>
          <table:table-cell table:style-name="ce17" table:formula="of:=[.F101]-[.N101]" office:value-type="float" office:value="-61.622573058478">
            <text:p>-61.6225730585</text:p>
          </table:table-cell>
          <table:table-cell table:style-name="ce17" table:formula="of:=[.F101]-[.O101]" office:value-type="float" office:value="-21.622573058478">
            <text:p>-21.6225730585</text:p>
          </table:table-cell>
          <table:table-cell table:style-name="ce17"/>
          <table:table-cell table:style-name="ce17" table:formula="of:=10^([.P101]/10)" office:value-type="float" office:value="0.000000688244412317011">
            <text:p>6.88244412317011E-007</text:p>
          </table:table-cell>
          <table:table-cell table:style-name="ce17" table:formula="of:=10^([.Q101]/10)" office:value-type="float" office:value="0.00688244412317011">
            <text:p>0.0068824441</text:p>
          </table:table-cell>
          <table:table-cell table:number-columns-repeated="7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0" table:formula="of:=RADIANS([.A102])" office:value-type="float" office:value="0.558505360638185">
            <text:p>0.559</text:p>
          </table:table-cell>
          <table:table-cell table:style-name="ce15" table:formula="of:=[.E4]*(1/COS([.B102] ))" office:value-type="float" office:value="501150.821428891">
            <text:p>5.01E+05</text:p>
          </table:table-cell>
          <table:table-cell table:style-name="ce6" table:formula="of:=[.D101]" office:value-type="float" office:value="33">
            <text:p>33</text:p>
          </table:table-cell>
          <table:table-cell table:style-name="ce20" table:formula="of:=20*(LOG(3.333333333333/(4*3.1415927*[.C102])))" office:value-type="float" office:value="-125.525991433952">
            <text:p>-125.526</text:p>
          </table:table-cell>
          <table:table-cell table:style-name="ce20" table:formula="of:=[.D102]+[.E102]" office:value-type="float" office:value="-92.5259914339522">
            <text:p>-92.526</text:p>
          </table:table-cell>
          <table:table-cell table:style-name="ce29" table:formula="of:=5/([.B102]+1)" office:value-type="float" office:value="3.20820199036888">
            <text:p>3.208</text:p>
          </table:table-cell>
          <table:table-cell table:style-name="ce10" table:formula="of:=[.H101]" office:value-type="float" office:value="85.5">
            <text:p>85.500</text:p>
          </table:table-cell>
          <table:table-cell table:style-name="ce10" table:formula="of:=[.G102]+[.H102]" office:value-type="float" office:value="88.7082019903689">
            <text:p>88.708</text:p>
          </table:table-cell>
          <table:table-cell table:style-name="ce20" table:formula="of:=[.D102]+[.E102]+[.I102]" office:value-type="float" office:value="-3.81778944358331">
            <text:p>-3.818</text:p>
          </table:table-cell>
          <table:table-cell table:style-name="ce10" table:formula="of:=[.K101]" office:value-type="float" office:value="103.93">
            <text:p>103.930</text:p>
          </table:table-cell>
          <table:table-cell table:style-name="ce10" table:formula="of:=[.G102]+[.K102]" office:value-type="float" office:value="107.138201990369">
            <text:p>107.138</text:p>
          </table:table-cell>
          <table:table-cell table:style-name="ce20" table:formula="of:=[.D102]+[.E102]+[.L102]" office:value-type="float" office:value="14.6122105564167">
            <text:p>14.612</text:p>
          </table:table-cell>
          <table:table-cell table:style-name="ce17" table:formula="of:=[.N101]" office:value-type="float" office:value="-31">
            <text:p>-31</text:p>
          </table:table-cell>
          <table:table-cell table:style-name="ce17" table:formula="of:=[.O101]" office:value-type="float" office:value="-71">
            <text:p>-71</text:p>
          </table:table-cell>
          <table:table-cell table:style-name="ce17" table:formula="of:=[.F102]-[.N102]" office:value-type="float" office:value="-61.5259914339522">
            <text:p>-61.525991434</text:p>
          </table:table-cell>
          <table:table-cell table:style-name="ce17" table:formula="of:=[.F102]-[.O102]" office:value-type="float" office:value="-21.5259914339522">
            <text:p>-21.525991434</text:p>
          </table:table-cell>
          <table:table-cell table:style-name="ce17"/>
          <table:table-cell table:style-name="ce17" table:formula="of:=10^([.P102]/10)" office:value-type="float" office:value="0.000000703721559744893">
            <text:p>7.03721559744893E-007</text:p>
          </table:table-cell>
          <table:table-cell table:style-name="ce17" table:formula="of:=10^([.Q102]/10)" office:value-type="float" office:value="0.00703721559744893">
            <text:p>0.0070372156</text:p>
          </table:table-cell>
          <table:table-cell table:number-columns-repeated="7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0" table:formula="of:=RADIANS([.A103])" office:value-type="float" office:value="0.541052068118242">
            <text:p>0.541</text:p>
          </table:table-cell>
          <table:table-cell table:style-name="ce15" table:formula="of:=[.E4]*(1/COS([.B103] ))" office:value-type="float" office:value="495819.193816516">
            <text:p>4.96E+05</text:p>
          </table:table-cell>
          <table:table-cell table:style-name="ce6" table:formula="of:=[.D102]" office:value-type="float" office:value="33">
            <text:p>33</text:p>
          </table:table-cell>
          <table:table-cell table:style-name="ce20" table:formula="of:=20*(LOG(3.333333333333/(4*3.1415927*[.C103])))" office:value-type="float" office:value="-125.433089200567">
            <text:p>-125.433</text:p>
          </table:table-cell>
          <table:table-cell table:style-name="ce20" table:formula="of:=[.D103]+[.E103]" office:value-type="float" office:value="-92.4330892005671">
            <text:p>-92.433</text:p>
          </table:table-cell>
          <table:table-cell table:style-name="ce29" table:formula="of:=5/([.B103]+1)" office:value-type="float" office:value="3.2445367054375">
            <text:p>3.245</text:p>
          </table:table-cell>
          <table:table-cell table:style-name="ce10" table:formula="of:=[.H102]" office:value-type="float" office:value="85.5">
            <text:p>85.500</text:p>
          </table:table-cell>
          <table:table-cell table:style-name="ce10" table:formula="of:=[.G103]+[.H103]" office:value-type="float" office:value="88.7445367054375">
            <text:p>88.745</text:p>
          </table:table-cell>
          <table:table-cell table:style-name="ce20" table:formula="of:=[.D103]+[.E103]+[.I103]" office:value-type="float" office:value="-3.6885524951296">
            <text:p>-3.689</text:p>
          </table:table-cell>
          <table:table-cell table:style-name="ce10" table:formula="of:=[.K102]" office:value-type="float" office:value="103.93">
            <text:p>103.930</text:p>
          </table:table-cell>
          <table:table-cell table:style-name="ce10" table:formula="of:=[.G103]+[.K103]" office:value-type="float" office:value="107.174536705438">
            <text:p>107.175</text:p>
          </table:table-cell>
          <table:table-cell table:style-name="ce20" table:formula="of:=[.D103]+[.E103]+[.L103]" office:value-type="float" office:value="14.7414475048704">
            <text:p>14.741</text:p>
          </table:table-cell>
          <table:table-cell table:style-name="ce17" table:formula="of:=[.N102]" office:value-type="float" office:value="-31">
            <text:p>-31</text:p>
          </table:table-cell>
          <table:table-cell table:style-name="ce17" table:formula="of:=[.O102]" office:value-type="float" office:value="-71">
            <text:p>-71</text:p>
          </table:table-cell>
          <table:table-cell table:style-name="ce17" table:formula="of:=[.F103]-[.N103]" office:value-type="float" office:value="-61.4330892005671">
            <text:p>-61.4330892006</text:p>
          </table:table-cell>
          <table:table-cell table:style-name="ce17" table:formula="of:=[.F103]-[.O103]" office:value-type="float" office:value="-21.4330892005671">
            <text:p>-21.4330892006</text:p>
          </table:table-cell>
          <table:table-cell table:style-name="ce17"/>
          <table:table-cell table:style-name="ce17" table:formula="of:=10^([.P103]/10)" office:value-type="float" office:value="0.000000718937405323309">
            <text:p>7.18937405323309E-007</text:p>
          </table:table-cell>
          <table:table-cell table:style-name="ce17" table:formula="of:=10^([.Q103]/10)" office:value-type="float" office:value="0.00718937405323309">
            <text:p>0.0071893741</text:p>
          </table:table-cell>
          <table:table-cell table:number-columns-repeated="7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0" table:formula="of:=RADIANS([.A104])" office:value-type="float" office:value="0.523598775598299">
            <text:p>0.524</text:p>
          </table:table-cell>
          <table:table-cell table:style-name="ce15" table:formula="of:=[.E4]*(1/COS([.B104] ))" office:value-type="float" office:value="490747.728811182">
            <text:p>4.91E+05</text:p>
          </table:table-cell>
          <table:table-cell table:style-name="ce6" table:formula="of:=[.D103]" office:value-type="float" office:value="33">
            <text:p>33</text:p>
          </table:table-cell>
          <table:table-cell table:style-name="ce20" table:formula="of:=20*(LOG(3.333333333333/(4*3.1415927*[.C104])))" office:value-type="float" office:value="-125.34378847024">
            <text:p>-125.344</text:p>
          </table:table-cell>
          <table:table-cell table:style-name="ce20" table:formula="of:=[.D104]+[.E104]" office:value-type="float" office:value="-92.3437884702404">
            <text:p>-92.344</text:p>
          </table:table-cell>
          <table:table-cell table:style-name="ce29" table:formula="of:=5/([.B104]+1)" office:value-type="float" office:value="3.28170387117603">
            <text:p>3.282</text:p>
          </table:table-cell>
          <table:table-cell table:style-name="ce10" table:formula="of:=[.H103]" office:value-type="float" office:value="85.5">
            <text:p>85.500</text:p>
          </table:table-cell>
          <table:table-cell table:style-name="ce10" table:formula="of:=[.G104]+[.H104]" office:value-type="float" office:value="88.781703871176">
            <text:p>88.782</text:p>
          </table:table-cell>
          <table:table-cell table:style-name="ce20" table:formula="of:=[.D104]+[.E104]+[.I104]" office:value-type="float" office:value="-3.56208459906438">
            <text:p>-3.562</text:p>
          </table:table-cell>
          <table:table-cell table:style-name="ce10" table:formula="of:=[.K103]" office:value-type="float" office:value="103.93">
            <text:p>103.930</text:p>
          </table:table-cell>
          <table:table-cell table:style-name="ce10" table:formula="of:=[.G104]+[.K104]" office:value-type="float" office:value="107.211703871176">
            <text:p>107.212</text:p>
          </table:table-cell>
          <table:table-cell table:style-name="ce20" table:formula="of:=[.D104]+[.E104]+[.L104]" office:value-type="float" office:value="14.8679154009356">
            <text:p>14.868</text:p>
          </table:table-cell>
          <table:table-cell table:style-name="ce17" table:formula="of:=[.N103]" office:value-type="float" office:value="-31">
            <text:p>-31</text:p>
          </table:table-cell>
          <table:table-cell table:style-name="ce17" table:formula="of:=[.O103]" office:value-type="float" office:value="-71">
            <text:p>-71</text:p>
          </table:table-cell>
          <table:table-cell table:style-name="ce17" table:formula="of:=[.F104]-[.N104]" office:value-type="float" office:value="-61.3437884702404">
            <text:p>-61.3437884702</text:p>
          </table:table-cell>
          <table:table-cell table:style-name="ce17" table:formula="of:=[.F104]-[.O104]" office:value-type="float" office:value="-21.3437884702404">
            <text:p>-21.3437884702</text:p>
          </table:table-cell>
          <table:table-cell table:style-name="ce17"/>
          <table:table-cell table:style-name="ce17" table:formula="of:=10^([.P104]/10)" office:value-type="float" office:value="0.000000733873410888245">
            <text:p>7.33873410888245E-007</text:p>
          </table:table-cell>
          <table:table-cell table:style-name="ce17" table:formula="of:=10^([.Q104]/10)" office:value-type="float" office:value="0.00733873410888245">
            <text:p>0.0073387341</text:p>
          </table:table-cell>
          <table:table-cell table:number-columns-repeated="7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0" table:formula="of:=RADIANS([.A105])" office:value-type="float" office:value="0.506145483078356">
            <text:p>0.506</text:p>
          </table:table-cell>
          <table:table-cell table:style-name="ce15" table:formula="of:=[.E4]*(1/COS([.B105] ))" office:value-type="float" office:value="485925.478846161">
            <text:p>4.86E+05</text:p>
          </table:table-cell>
          <table:table-cell table:style-name="ce6" table:formula="of:=[.D104]" office:value-type="float" office:value="33">
            <text:p>33</text:p>
          </table:table-cell>
          <table:table-cell table:style-name="ce20" table:formula="of:=20*(LOG(3.333333333333/(4*3.1415927*[.C105])))" office:value-type="float" office:value="-125.258015929243">
            <text:p>-125.258</text:p>
          </table:table-cell>
          <table:table-cell table:style-name="ce20" table:formula="of:=[.D105]+[.E105]" office:value-type="float" office:value="-92.2580159292432">
            <text:p>-92.258</text:p>
          </table:table-cell>
          <table:table-cell table:style-name="ce29" table:formula="of:=5/([.B105]+1)" office:value-type="float" office:value="3.31973242703001">
            <text:p>3.320</text:p>
          </table:table-cell>
          <table:table-cell table:style-name="ce10" table:formula="of:=[.H104]" office:value-type="float" office:value="85.5">
            <text:p>85.500</text:p>
          </table:table-cell>
          <table:table-cell table:style-name="ce10" table:formula="of:=[.G105]+[.H105]" office:value-type="float" office:value="88.81973242703">
            <text:p>88.820</text:p>
          </table:table-cell>
          <table:table-cell table:style-name="ce20" table:formula="of:=[.D105]+[.E105]+[.I105]" office:value-type="float" office:value="-3.43828350221315">
            <text:p>-3.438</text:p>
          </table:table-cell>
          <table:table-cell table:style-name="ce10" table:formula="of:=[.K104]" office:value-type="float" office:value="103.93">
            <text:p>103.930</text:p>
          </table:table-cell>
          <table:table-cell table:style-name="ce10" table:formula="of:=[.G105]+[.K105]" office:value-type="float" office:value="107.24973242703">
            <text:p>107.250</text:p>
          </table:table-cell>
          <table:table-cell table:style-name="ce20" table:formula="of:=[.D105]+[.E105]+[.L105]" office:value-type="float" office:value="14.9917164977869">
            <text:p>14.992</text:p>
          </table:table-cell>
          <table:table-cell table:style-name="ce17" table:formula="of:=[.N104]" office:value-type="float" office:value="-31">
            <text:p>-31</text:p>
          </table:table-cell>
          <table:table-cell table:style-name="ce17" table:formula="of:=[.O104]" office:value-type="float" office:value="-71">
            <text:p>-71</text:p>
          </table:table-cell>
          <table:table-cell table:style-name="ce17" table:formula="of:=[.F105]-[.N105]" office:value-type="float" office:value="-61.2580159292432">
            <text:p>-61.2580159292</text:p>
          </table:table-cell>
          <table:table-cell table:style-name="ce17" table:formula="of:=[.F105]-[.O105]" office:value-type="float" office:value="-21.2580159292432">
            <text:p>-21.2580159292</text:p>
          </table:table-cell>
          <table:table-cell table:style-name="ce17"/>
          <table:table-cell table:style-name="ce17" table:formula="of:=10^([.P105]/10)" office:value-type="float" office:value="0.000000748511379217639">
            <text:p>7.48511379217639E-007</text:p>
          </table:table-cell>
          <table:table-cell table:style-name="ce17" table:formula="of:=10^([.Q105]/10)" office:value-type="float" office:value="0.00748511379217638">
            <text:p>0.0074851138</text:p>
          </table:table-cell>
          <table:table-cell table:number-columns-repeated="7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0" table:formula="of:=RADIANS([.A106])" office:value-type="float" office:value="0.488692190558412">
            <text:p>0.489</text:p>
          </table:table-cell>
          <table:table-cell table:style-name="ce15" table:formula="of:=[.E4]*(1/COS([.B106] ))" office:value-type="float" office:value="481342.271542842">
            <text:p>4.81E+05</text:p>
          </table:table-cell>
          <table:table-cell table:style-name="ce6" table:formula="of:=[.D105]" office:value-type="float" office:value="33">
            <text:p>33</text:p>
          </table:table-cell>
          <table:table-cell table:style-name="ce20" table:formula="of:=20*(LOG(3.333333333333/(4*3.1415927*[.C106])))" office:value-type="float" office:value="-125.175702566188">
            <text:p>-125.176</text:p>
          </table:table-cell>
          <table:table-cell table:style-name="ce20" table:formula="of:=[.D106]+[.E106]" office:value-type="float" office:value="-92.1757025661877">
            <text:p>-92.176</text:p>
          </table:table-cell>
          <table:table-cell table:style-name="ce29" table:formula="of:=5/([.B106]+1)" office:value-type="float" office:value="3.35865266957872">
            <text:p>3.359</text:p>
          </table:table-cell>
          <table:table-cell table:style-name="ce10" table:formula="of:=[.H105]" office:value-type="float" office:value="85.5">
            <text:p>85.500</text:p>
          </table:table-cell>
          <table:table-cell table:style-name="ce10" table:formula="of:=[.G106]+[.H106]" office:value-type="float" office:value="88.8586526695787">
            <text:p>88.859</text:p>
          </table:table-cell>
          <table:table-cell table:style-name="ce20" table:formula="of:=[.D106]+[.E106]+[.I106]" office:value-type="float" office:value="-3.31704989660894">
            <text:p>-3.317</text:p>
          </table:table-cell>
          <table:table-cell table:style-name="ce10" table:formula="of:=[.K105]" office:value-type="float" office:value="103.93">
            <text:p>103.930</text:p>
          </table:table-cell>
          <table:table-cell table:style-name="ce10" table:formula="of:=[.G106]+[.K106]" office:value-type="float" office:value="107.288652669579">
            <text:p>107.289</text:p>
          </table:table-cell>
          <table:table-cell table:style-name="ce20" table:formula="of:=[.D106]+[.E106]+[.L106]" office:value-type="float" office:value="15.1129501033911">
            <text:p>15.113</text:p>
          </table:table-cell>
          <table:table-cell table:style-name="ce17" table:formula="of:=[.N105]" office:value-type="float" office:value="-31">
            <text:p>-31</text:p>
          </table:table-cell>
          <table:table-cell table:style-name="ce17" table:formula="of:=[.O105]" office:value-type="float" office:value="-71">
            <text:p>-71</text:p>
          </table:table-cell>
          <table:table-cell table:style-name="ce17" table:formula="of:=[.F106]-[.N106]" office:value-type="float" office:value="-61.1757025661877">
            <text:p>-61.1757025662</text:p>
          </table:table-cell>
          <table:table-cell table:style-name="ce17" table:formula="of:=[.F106]-[.O106]" office:value-type="float" office:value="-21.1757025661876">
            <text:p>-21.1757025662</text:p>
          </table:table-cell>
          <table:table-cell table:style-name="ce17"/>
          <table:table-cell table:style-name="ce17" table:formula="of:=10^([.P106]/10)" office:value-type="float" office:value="0.000000762833476201882">
            <text:p>7.62833476201882E-007</text:p>
          </table:table-cell>
          <table:table-cell table:style-name="ce17" table:formula="of:=10^([.Q106]/10)" office:value-type="float" office:value="0.00762833476201882">
            <text:p>0.0076283348</text:p>
          </table:table-cell>
          <table:table-cell table:number-columns-repeated="7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0" table:formula="of:=RADIANS([.A107])" office:value-type="float" office:value="0.471238898038469">
            <text:p>0.471</text:p>
          </table:table-cell>
          <table:table-cell table:style-name="ce15" table:formula="of:=[.E4]*(1/COS([.B107] ))" office:value-type="float" office:value="476988.650994603">
            <text:p>4.77E+05</text:p>
          </table:table-cell>
          <table:table-cell table:style-name="ce6" table:formula="of:=[.D106]" office:value-type="float" office:value="33">
            <text:p>33</text:p>
          </table:table-cell>
          <table:table-cell table:style-name="ce20" table:formula="of:=20*(LOG(3.333333333333/(4*3.1415927*[.C107])))" office:value-type="float" office:value="-125.096783422777">
            <text:p>-125.097</text:p>
          </table:table-cell>
          <table:table-cell table:style-name="ce20" table:formula="of:=[.D107]+[.E107]" office:value-type="float" office:value="-92.0967834227772">
            <text:p>-92.097</text:p>
          </table:table-cell>
          <table:table-cell table:style-name="ce29" table:formula="of:=5/([.B107]+1)" office:value-type="float" office:value="3.39849633303351">
            <text:p>3.398</text:p>
          </table:table-cell>
          <table:table-cell table:style-name="ce10" table:formula="of:=[.H106]" office:value-type="float" office:value="85.5">
            <text:p>85.500</text:p>
          </table:table-cell>
          <table:table-cell table:style-name="ce10" table:formula="of:=[.G107]+[.H107]" office:value-type="float" office:value="88.8984963330335">
            <text:p>88.898</text:p>
          </table:table-cell>
          <table:table-cell table:style-name="ce20" table:formula="of:=[.D107]+[.E107]+[.I107]" office:value-type="float" office:value="-3.19828708974367">
            <text:p>-3.198</text:p>
          </table:table-cell>
          <table:table-cell table:style-name="ce10" table:formula="of:=[.K106]" office:value-type="float" office:value="103.93">
            <text:p>103.930</text:p>
          </table:table-cell>
          <table:table-cell table:style-name="ce10" table:formula="of:=[.G107]+[.K107]" office:value-type="float" office:value="107.328496333034">
            <text:p>107.328</text:p>
          </table:table-cell>
          <table:table-cell table:style-name="ce20" table:formula="of:=[.D107]+[.E107]+[.L107]" office:value-type="float" office:value="15.2317129102563">
            <text:p>15.232</text:p>
          </table:table-cell>
          <table:table-cell table:style-name="ce17" table:formula="of:=[.N106]" office:value-type="float" office:value="-31">
            <text:p>-31</text:p>
          </table:table-cell>
          <table:table-cell table:style-name="ce17" table:formula="of:=[.O106]" office:value-type="float" office:value="-71">
            <text:p>-71</text:p>
          </table:table-cell>
          <table:table-cell table:style-name="ce17" table:formula="of:=[.F107]-[.N107]" office:value-type="float" office:value="-61.0967834227772">
            <text:p>-61.0967834228</text:p>
          </table:table-cell>
          <table:table-cell table:style-name="ce17" table:formula="of:=[.F107]-[.O107]" office:value-type="float" office:value="-21.0967834227772">
            <text:p>-21.0967834228</text:p>
          </table:table-cell>
          <table:table-cell table:style-name="ce17"/>
          <table:table-cell table:style-name="ce17" table:formula="of:=10^([.P107]/10)" office:value-type="float" office:value="0.000000776822252571955">
            <text:p>7.76822252571955E-007</text:p>
          </table:table-cell>
          <table:table-cell table:style-name="ce17" table:formula="of:=10^([.Q107]/10)" office:value-type="float" office:value="0.00776822252571955">
            <text:p>0.0077682225</text:p>
          </table:table-cell>
          <table:table-cell table:number-columns-repeated="7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table:formula="of:=RADIANS([.A108])" office:value-type="float" office:value="0.453785605518526">
            <text:p>0.454</text:p>
          </table:table-cell>
          <table:table-cell table:style-name="ce15" table:formula="of:=[.E4]*(1/COS([.B108] ))" office:value-type="float" office:value="472855.824701955">
            <text:p>4.73E+05</text:p>
          </table:table-cell>
          <table:table-cell table:style-name="ce6" table:formula="of:=[.D107]" office:value-type="float" office:value="33">
            <text:p>33</text:p>
          </table:table-cell>
          <table:table-cell table:style-name="ce20" table:formula="of:=20*(LOG(3.333333333333/(4*3.1415927*[.C108])))" office:value-type="float" office:value="-125.021197365219">
            <text:p>-125.021</text:p>
          </table:table-cell>
          <table:table-cell table:style-name="ce20" table:formula="of:=[.D108]+[.E108]" office:value-type="float" office:value="-92.0211973652188">
            <text:p>-92.021</text:p>
          </table:table-cell>
          <table:table-cell table:style-name="ce29" table:formula="of:=5/([.B108]+1)" office:value-type="float" office:value="3.43929667553465">
            <text:p>3.439</text:p>
          </table:table-cell>
          <table:table-cell table:style-name="ce10" table:formula="of:=[.H107]" office:value-type="float" office:value="85.5">
            <text:p>85.500</text:p>
          </table:table-cell>
          <table:table-cell table:style-name="ce10" table:formula="of:=[.G108]+[.H108]" office:value-type="float" office:value="88.9392966755347">
            <text:p>88.939</text:p>
          </table:table-cell>
          <table:table-cell table:style-name="ce20" table:formula="of:=[.D108]+[.E108]+[.I108]" office:value-type="float" office:value="-3.0819006896841">
            <text:p>-3.082</text:p>
          </table:table-cell>
          <table:table-cell table:style-name="ce10" table:formula="of:=[.K107]" office:value-type="float" office:value="103.93">
            <text:p>103.930</text:p>
          </table:table-cell>
          <table:table-cell table:style-name="ce10" table:formula="of:=[.G108]+[.K108]" office:value-type="float" office:value="107.369296675535">
            <text:p>107.369</text:p>
          </table:table-cell>
          <table:table-cell table:style-name="ce20" table:formula="of:=[.D108]+[.E108]+[.L108]" office:value-type="float" office:value="15.3480993103159">
            <text:p>15.348</text:p>
          </table:table-cell>
          <table:table-cell table:style-name="ce17" table:formula="of:=[.N107]" office:value-type="float" office:value="-31">
            <text:p>-31</text:p>
          </table:table-cell>
          <table:table-cell table:style-name="ce17" table:formula="of:=[.O107]" office:value-type="float" office:value="-71">
            <text:p>-71</text:p>
          </table:table-cell>
          <table:table-cell table:style-name="ce17" table:formula="of:=[.F108]-[.N108]" office:value-type="float" office:value="-61.0211973652188">
            <text:p>-61.0211973652</text:p>
          </table:table-cell>
          <table:table-cell table:style-name="ce17" table:formula="of:=[.F108]-[.O108]" office:value-type="float" office:value="-21.0211973652188">
            <text:p>-21.0211973652</text:p>
          </table:table-cell>
          <table:table-cell table:style-name="ce17"/>
          <table:table-cell table:style-name="ce17" table:formula="of:=10^([.P108]/10)" office:value-type="float" office:value="0.00000079046066515865">
            <text:p>7.9046066515865E-007</text:p>
          </table:table-cell>
          <table:table-cell table:style-name="ce17" table:formula="of:=10^([.Q108]/10)" office:value-type="float" office:value="0.0079046066515865">
            <text:p>0.0079046067</text:p>
          </table:table-cell>
          <table:table-cell table:number-columns-repeated="7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table:formula="of:=RADIANS([.A109])" office:value-type="float" office:value="0.436332312998582">
            <text:p>0.436</text:p>
          </table:table-cell>
          <table:table-cell table:style-name="ce15" table:formula="of:=[.E4]*(1/COS([.B109] ))" office:value-type="float" office:value="468935.615559059">
            <text:p>4.69E+05</text:p>
          </table:table-cell>
          <table:table-cell table:style-name="ce6" table:formula="of:=[.D108]" office:value-type="float" office:value="33">
            <text:p>33</text:p>
          </table:table-cell>
          <table:table-cell table:style-name="ce20" table:formula="of:=20*(LOG(3.333333333333/(4*3.1415927*[.C109])))" office:value-type="float" office:value="-124.948886874429">
            <text:p>-124.949</text:p>
          </table:table-cell>
          <table:table-cell table:style-name="ce20" table:formula="of:=[.D109]+[.E109]" office:value-type="float" office:value="-91.9488868744294">
            <text:p>-91.949</text:p>
          </table:table-cell>
          <table:table-cell table:style-name="ce29" table:formula="of:=5/([.B109]+1)" office:value-type="float" office:value="3.48108857173983">
            <text:p>3.481</text:p>
          </table:table-cell>
          <table:table-cell table:style-name="ce10" table:formula="of:=[.H108]" office:value-type="float" office:value="85.5">
            <text:p>85.500</text:p>
          </table:table-cell>
          <table:table-cell table:style-name="ce10" table:formula="of:=[.G109]+[.H109]" office:value-type="float" office:value="88.9810885717398">
            <text:p>88.981</text:p>
          </table:table-cell>
          <table:table-cell table:style-name="ce20" table:formula="of:=[.D109]+[.E109]+[.I109]" office:value-type="float" office:value="-2.9677983026896">
            <text:p>-2.968</text:p>
          </table:table-cell>
          <table:table-cell table:style-name="ce10" table:formula="of:=[.K108]" office:value-type="float" office:value="103.93">
            <text:p>103.930</text:p>
          </table:table-cell>
          <table:table-cell table:style-name="ce10" table:formula="of:=[.G109]+[.K109]" office:value-type="float" office:value="107.41108857174">
            <text:p>107.411</text:p>
          </table:table-cell>
          <table:table-cell table:style-name="ce20" table:formula="of:=[.D109]+[.E109]+[.L109]" office:value-type="float" office:value="15.4622016973104">
            <text:p>15.462</text:p>
          </table:table-cell>
          <table:table-cell table:style-name="ce17" table:formula="of:=[.N108]" office:value-type="float" office:value="-31">
            <text:p>-31</text:p>
          </table:table-cell>
          <table:table-cell table:style-name="ce17" table:formula="of:=[.O108]" office:value-type="float" office:value="-71">
            <text:p>-71</text:p>
          </table:table-cell>
          <table:table-cell table:style-name="ce17" table:formula="of:=[.F109]-[.N109]" office:value-type="float" office:value="-60.9488868744294">
            <text:p>-60.9488868744</text:p>
          </table:table-cell>
          <table:table-cell table:style-name="ce17" table:formula="of:=[.F109]-[.O109]" office:value-type="float" office:value="-20.9488868744294">
            <text:p>-20.9488868744</text:p>
          </table:table-cell>
          <table:table-cell table:style-name="ce17"/>
          <table:table-cell table:style-name="ce17" table:formula="of:=10^([.P109]/10)" office:value-type="float" office:value="0.000000803732097657073">
            <text:p>8.03732097657073E-007</text:p>
          </table:table-cell>
          <table:table-cell table:style-name="ce17" table:formula="of:=10^([.Q109]/10)" office:value-type="float" office:value="0.00803732097657073">
            <text:p>0.008037321</text:p>
          </table:table-cell>
          <table:table-cell table:number-columns-repeated="7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table:formula="of:=RADIANS([.A110])" office:value-type="float" office:value="0.418879020478639">
            <text:p>0.419</text:p>
          </table:table-cell>
          <table:table-cell table:style-name="ce15" table:formula="of:=[.E4]*(1/COS([.B110] ))" office:value-type="float" office:value="465220.41836507">
            <text:p>4.65E+05</text:p>
          </table:table-cell>
          <table:table-cell table:style-name="ce6" table:formula="of:=[.D109]" office:value-type="float" office:value="33">
            <text:p>33</text:p>
          </table:table-cell>
          <table:table-cell table:style-name="ce20" table:formula="of:=20*(LOG(3.333333333333/(4*3.1415927*[.C110])))" office:value-type="float" office:value="-124.879797853371">
            <text:p>-124.880</text:p>
          </table:table-cell>
          <table:table-cell table:style-name="ce20" table:formula="of:=[.D110]+[.E110]" office:value-type="float" office:value="-91.8797978533713">
            <text:p>-91.880</text:p>
          </table:table-cell>
          <table:table-cell table:style-name="ce29" table:formula="of:=5/([.B110]+1)" office:value-type="float" office:value="3.52390861224611">
            <text:p>3.524</text:p>
          </table:table-cell>
          <table:table-cell table:style-name="ce10" table:formula="of:=[.H109]" office:value-type="float" office:value="85.5">
            <text:p>85.500</text:p>
          </table:table-cell>
          <table:table-cell table:style-name="ce10" table:formula="of:=[.G110]+[.H110]" office:value-type="float" office:value="89.0239086122461">
            <text:p>89.024</text:p>
          </table:table-cell>
          <table:table-cell table:style-name="ce20" table:formula="of:=[.D110]+[.E110]+[.I110]" office:value-type="float" office:value="-2.85588924112524">
            <text:p>-2.856</text:p>
          </table:table-cell>
          <table:table-cell table:style-name="ce10" table:formula="of:=[.K109]" office:value-type="float" office:value="103.93">
            <text:p>103.930</text:p>
          </table:table-cell>
          <table:table-cell table:style-name="ce10" table:formula="of:=[.G110]+[.K110]" office:value-type="float" office:value="107.453908612246">
            <text:p>107.454</text:p>
          </table:table-cell>
          <table:table-cell table:style-name="ce20" table:formula="of:=[.D110]+[.E110]+[.L110]" office:value-type="float" office:value="15.5741107588748">
            <text:p>15.574</text:p>
          </table:table-cell>
          <table:table-cell table:style-name="ce17" table:formula="of:=[.N109]" office:value-type="float" office:value="-31">
            <text:p>-31</text:p>
          </table:table-cell>
          <table:table-cell table:style-name="ce17" table:formula="of:=[.O109]" office:value-type="float" office:value="-71">
            <text:p>-71</text:p>
          </table:table-cell>
          <table:table-cell table:style-name="ce17" table:formula="of:=[.F110]-[.N110]" office:value-type="float" office:value="-60.8797978533714">
            <text:p>-60.8797978534</text:p>
          </table:table-cell>
          <table:table-cell table:style-name="ce17" table:formula="of:=[.F110]-[.O110]" office:value-type="float" office:value="-20.8797978533713">
            <text:p>-20.8797978534</text:p>
          </table:table-cell>
          <table:table-cell table:style-name="ce17"/>
          <table:table-cell table:style-name="ce17" table:formula="of:=10^([.P110]/10)" office:value-type="float" office:value="0.000000816620380871028">
            <text:p>8.16620380871028E-007</text:p>
          </table:table-cell>
          <table:table-cell table:style-name="ce17" table:formula="of:=10^([.Q110]/10)" office:value-type="float" office:value="0.00816620380871029">
            <text:p>0.0081662038</text:p>
          </table:table-cell>
          <table:table-cell table:number-columns-repeated="7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table:formula="of:=RADIANS([.A111])" office:value-type="float" office:value="0.401425727958696">
            <text:p>0.401</text:p>
          </table:table-cell>
          <table:table-cell table:style-name="ce15" table:formula="of:=[.E4]*(1/COS([.B111] ))" office:value-type="float" office:value="461703.160397251">
            <text:p>4.62E+05</text:p>
          </table:table-cell>
          <table:table-cell table:style-name="ce6" table:formula="of:=[.D110]" office:value-type="float" office:value="33">
            <text:p>33</text:p>
          </table:table-cell>
          <table:table-cell table:style-name="ce20" table:formula="of:=20*(LOG(3.333333333333/(4*3.1415927*[.C111])))" office:value-type="float" office:value="-124.813879450028">
            <text:p>-124.814</text:p>
          </table:table-cell>
          <table:table-cell table:style-name="ce20" table:formula="of:=[.D111]+[.E111]" office:value-type="float" office:value="-91.813879450028">
            <text:p>-91.814</text:p>
          </table:table-cell>
          <table:table-cell table:style-name="ce29" table:formula="of:=5/([.B111]+1)" office:value-type="float" office:value="3.56779521044112">
            <text:p>3.568</text:p>
          </table:table-cell>
          <table:table-cell table:style-name="ce10" table:formula="of:=[.H110]" office:value-type="float" office:value="85.5">
            <text:p>85.500</text:p>
          </table:table-cell>
          <table:table-cell table:style-name="ce10" table:formula="of:=[.G111]+[.H111]" office:value-type="float" office:value="89.0677952104411">
            <text:p>89.068</text:p>
          </table:table-cell>
          <table:table-cell table:style-name="ce20" table:formula="of:=[.D111]+[.E111]+[.I111]" office:value-type="float" office:value="-2.74608423958688">
            <text:p>-2.746</text:p>
          </table:table-cell>
          <table:table-cell table:style-name="ce10" table:formula="of:=[.K110]" office:value-type="float" office:value="103.93">
            <text:p>103.930</text:p>
          </table:table-cell>
          <table:table-cell table:style-name="ce10" table:formula="of:=[.G111]+[.K111]" office:value-type="float" office:value="107.497795210441">
            <text:p>107.498</text:p>
          </table:table-cell>
          <table:table-cell table:style-name="ce20" table:formula="of:=[.D111]+[.E111]+[.L111]" office:value-type="float" office:value="15.6839157604131">
            <text:p>15.684</text:p>
          </table:table-cell>
          <table:table-cell table:style-name="ce17" table:formula="of:=[.N110]" office:value-type="float" office:value="-31">
            <text:p>-31</text:p>
          </table:table-cell>
          <table:table-cell table:style-name="ce17" table:formula="of:=[.O110]" office:value-type="float" office:value="-71">
            <text:p>-71</text:p>
          </table:table-cell>
          <table:table-cell table:style-name="ce17" table:formula="of:=[.F111]-[.N111]" office:value-type="float" office:value="-60.813879450028">
            <text:p>-60.81387945</text:p>
          </table:table-cell>
          <table:table-cell table:style-name="ce17" table:formula="of:=[.F111]-[.O111]" office:value-type="float" office:value="-20.813879450028">
            <text:p>-20.81387945</text:p>
          </table:table-cell>
          <table:table-cell table:style-name="ce17"/>
          <table:table-cell table:style-name="ce17" table:formula="of:=10^([.P111]/10)" office:value-type="float" office:value="0.000000829109812412703">
            <text:p>8.29109812412703E-007</text:p>
          </table:table-cell>
          <table:table-cell table:style-name="ce17" table:formula="of:=10^([.Q111]/10)" office:value-type="float" office:value="0.00829109812412703">
            <text:p>0.0082910981</text:p>
          </table:table-cell>
          <table:table-cell table:number-columns-repeated="7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table:formula="of:=RADIANS([.A112])" office:value-type="float" office:value="0.383972435438752">
            <text:p>0.384</text:p>
          </table:table-cell>
          <table:table-cell table:style-name="ce15" table:formula="of:=[.E4]*(1/COS([.B112] ))" office:value-type="float" office:value="458377.265637973">
            <text:p>4.58E+05</text:p>
          </table:table-cell>
          <table:table-cell table:style-name="ce6" table:formula="of:=[.D111]" office:value-type="float" office:value="33">
            <text:p>33</text:p>
          </table:table-cell>
          <table:table-cell table:style-name="ce20" table:formula="of:=20*(LOG(3.333333333333/(4*3.1415927*[.C112])))" office:value-type="float" office:value="-124.751083894693">
            <text:p>-124.751</text:p>
          </table:table-cell>
          <table:table-cell table:style-name="ce20" table:formula="of:=[.D112]+[.E112]" office:value-type="float" office:value="-91.7510838946929">
            <text:p>-91.751</text:p>
          </table:table-cell>
          <table:table-cell table:style-name="ce29" table:formula="of:=5/([.B112]+1)" office:value-type="float" office:value="3.61278871743922">
            <text:p>3.613</text:p>
          </table:table-cell>
          <table:table-cell table:style-name="ce10" table:formula="of:=[.H111]" office:value-type="float" office:value="85.5">
            <text:p>85.500</text:p>
          </table:table-cell>
          <table:table-cell table:style-name="ce10" table:formula="of:=[.G112]+[.H112]" office:value-type="float" office:value="89.1127887174392">
            <text:p>89.113</text:p>
          </table:table-cell>
          <table:table-cell table:style-name="ce20" table:formula="of:=[.D112]+[.E112]+[.I112]" office:value-type="float" office:value="-2.6382951772537">
            <text:p>-2.638</text:p>
          </table:table-cell>
          <table:table-cell table:style-name="ce10" table:formula="of:=[.K111]" office:value-type="float" office:value="103.93">
            <text:p>103.930</text:p>
          </table:table-cell>
          <table:table-cell table:style-name="ce10" table:formula="of:=[.G112]+[.K112]" office:value-type="float" office:value="107.542788717439">
            <text:p>107.543</text:p>
          </table:table-cell>
          <table:table-cell table:style-name="ce20" table:formula="of:=[.D112]+[.E112]+[.L112]" office:value-type="float" office:value="15.7917048227463">
            <text:p>15.792</text:p>
          </table:table-cell>
          <table:table-cell table:style-name="ce17" table:formula="of:=[.N111]" office:value-type="float" office:value="-31">
            <text:p>-31</text:p>
          </table:table-cell>
          <table:table-cell table:style-name="ce17" table:formula="of:=[.O111]" office:value-type="float" office:value="-71">
            <text:p>-71</text:p>
          </table:table-cell>
          <table:table-cell table:style-name="ce17" table:formula="of:=[.F112]-[.N112]" office:value-type="float" office:value="-60.7510838946929">
            <text:p>-60.7510838947</text:p>
          </table:table-cell>
          <table:table-cell table:style-name="ce17" table:formula="of:=[.F112]-[.O112]" office:value-type="float" office:value="-20.7510838946929">
            <text:p>-20.7510838947</text:p>
          </table:table-cell>
          <table:table-cell table:style-name="ce17"/>
          <table:table-cell table:style-name="ce17" table:formula="of:=10^([.P112]/10)" office:value-type="float" office:value="0.000000841185175833628">
            <text:p>8.41185175833628E-007</text:p>
          </table:table-cell>
          <table:table-cell table:style-name="ce17" table:formula="of:=10^([.Q112]/10)" office:value-type="float" office:value="0.00841185175833627">
            <text:p>0.0084118518</text:p>
          </table:table-cell>
          <table:table-cell table:number-columns-repeated="7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table:formula="of:=RADIANS([.A113])" office:value-type="float" office:value="0.366519142918809">
            <text:p>0.367</text:p>
          </table:table-cell>
          <table:table-cell table:style-name="ce15" table:formula="of:=[.E4]*(1/COS([.B113] ))" office:value-type="float" office:value="455236.622295737">
            <text:p>4.55E+05</text:p>
          </table:table-cell>
          <table:table-cell table:style-name="ce6" table:formula="of:=[.D112]" office:value-type="float" office:value="33">
            <text:p>33</text:p>
          </table:table-cell>
          <table:table-cell table:style-name="ce20" table:formula="of:=20*(LOG(3.333333333333/(4*3.1415927*[.C113])))" office:value-type="float" office:value="-124.691366350381">
            <text:p>-124.691</text:p>
          </table:table-cell>
          <table:table-cell table:style-name="ce20" table:formula="of:=[.D113]+[.E113]" office:value-type="float" office:value="-91.6913663503813">
            <text:p>-91.691</text:p>
          </table:table-cell>
          <table:table-cell table:style-name="ce29" table:formula="of:=5/([.B113]+1)" office:value-type="float" office:value="3.65893154582546">
            <text:p>3.659</text:p>
          </table:table-cell>
          <table:table-cell table:style-name="ce10" table:formula="of:=[.H112]" office:value-type="float" office:value="85.5">
            <text:p>85.500</text:p>
          </table:table-cell>
          <table:table-cell table:style-name="ce10" table:formula="of:=[.G113]+[.H113]" office:value-type="float" office:value="89.1589315458254">
            <text:p>89.159</text:p>
          </table:table-cell>
          <table:table-cell table:style-name="ce20" table:formula="of:=[.D113]+[.E113]+[.I113]" office:value-type="float" office:value="-2.53243480455588">
            <text:p>-2.532</text:p>
          </table:table-cell>
          <table:table-cell table:style-name="ce10" table:formula="of:=[.K112]" office:value-type="float" office:value="103.93">
            <text:p>103.930</text:p>
          </table:table-cell>
          <table:table-cell table:style-name="ce10" table:formula="of:=[.G113]+[.K113]" office:value-type="float" office:value="107.588931545825">
            <text:p>107.589</text:p>
          </table:table-cell>
          <table:table-cell table:style-name="ce20" table:formula="of:=[.D113]+[.E113]+[.L113]" office:value-type="float" office:value="15.8975651954441">
            <text:p>15.898</text:p>
          </table:table-cell>
          <table:table-cell table:style-name="ce17" table:formula="of:=[.N112]" office:value-type="float" office:value="-31">
            <text:p>-31</text:p>
          </table:table-cell>
          <table:table-cell table:style-name="ce17" table:formula="of:=[.O112]" office:value-type="float" office:value="-71">
            <text:p>-71</text:p>
          </table:table-cell>
          <table:table-cell table:style-name="ce17" table:formula="of:=[.F113]-[.N113]" office:value-type="float" office:value="-60.6913663503813">
            <text:p>-60.6913663504</text:p>
          </table:table-cell>
          <table:table-cell table:style-name="ce17" table:formula="of:=[.F113]-[.O113]" office:value-type="float" office:value="-20.6913663503813">
            <text:p>-20.6913663504</text:p>
          </table:table-cell>
          <table:table-cell table:style-name="ce17"/>
          <table:table-cell table:style-name="ce17" table:formula="of:=10^([.P113]/10)" office:value-type="float" office:value="0.000000852831759163529">
            <text:p>8.52831759163529E-007</text:p>
          </table:table-cell>
          <table:table-cell table:style-name="ce17" table:formula="of:=10^([.Q113]/10)" office:value-type="float" office:value="0.00852831759163528">
            <text:p>0.0085283176</text:p>
          </table:table-cell>
          <table:table-cell table:number-columns-repeated="7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table:formula="of:=RADIANS([.A114])" office:value-type="float" office:value="0.349065850398866">
            <text:p>0.349</text:p>
          </table:table-cell>
          <table:table-cell table:style-name="ce15" table:formula="of:=[.E4]*(1/COS([.B114] ))" office:value-type="float" office:value="452275.553302263">
            <text:p>4.52E+05</text:p>
          </table:table-cell>
          <table:table-cell table:style-name="ce6" table:formula="of:=[.D113]" office:value-type="float" office:value="33">
            <text:p>33</text:p>
          </table:table-cell>
          <table:table-cell table:style-name="ce20" table:formula="of:=20*(LOG(3.333333333333/(4*3.1415927*[.C114])))" office:value-type="float" office:value="-124.634684775299">
            <text:p>-124.635</text:p>
          </table:table-cell>
          <table:table-cell table:style-name="ce20" table:formula="of:=[.D114]+[.E114]" office:value-type="float" office:value="-91.6346847752987">
            <text:p>-91.635</text:p>
          </table:table-cell>
          <table:table-cell table:style-name="ce29" table:formula="of:=5/([.B114]+1)" office:value-type="float" office:value="3.70626830300515">
            <text:p>3.706</text:p>
          </table:table-cell>
          <table:table-cell table:style-name="ce10" table:formula="of:=[.H113]" office:value-type="float" office:value="85.5">
            <text:p>85.500</text:p>
          </table:table-cell>
          <table:table-cell table:style-name="ce10" table:formula="of:=[.G114]+[.H114]" office:value-type="float" office:value="89.2062683030052">
            <text:p>89.206</text:p>
          </table:table-cell>
          <table:table-cell table:style-name="ce20" table:formula="of:=[.D114]+[.E114]+[.I114]" office:value-type="float" office:value="-2.42841647229352">
            <text:p>-2.428</text:p>
          </table:table-cell>
          <table:table-cell table:style-name="ce10" table:formula="of:=[.K113]" office:value-type="float" office:value="103.93">
            <text:p>103.930</text:p>
          </table:table-cell>
          <table:table-cell table:style-name="ce10" table:formula="of:=[.G114]+[.K114]" office:value-type="float" office:value="107.636268303005">
            <text:p>107.636</text:p>
          </table:table-cell>
          <table:table-cell table:style-name="ce20" table:formula="of:=[.D114]+[.E114]+[.L114]" office:value-type="float" office:value="16.0015835277065">
            <text:p>16.002</text:p>
          </table:table-cell>
          <table:table-cell table:style-name="ce17" table:formula="of:=[.N113]" office:value-type="float" office:value="-31">
            <text:p>-31</text:p>
          </table:table-cell>
          <table:table-cell table:style-name="ce17" table:formula="of:=[.O113]" office:value-type="float" office:value="-71">
            <text:p>-71</text:p>
          </table:table-cell>
          <table:table-cell table:style-name="ce17" table:formula="of:=[.F114]-[.N114]" office:value-type="float" office:value="-60.6346847752987">
            <text:p>-60.6346847753</text:p>
          </table:table-cell>
          <table:table-cell table:style-name="ce17" table:formula="of:=[.F114]-[.O114]" office:value-type="float" office:value="-20.6346847752987">
            <text:p>-20.6346847753</text:p>
          </table:table-cell>
          <table:table-cell table:style-name="ce17"/>
          <table:table-cell table:style-name="ce17" table:formula="of:=10^([.P114]/10)" office:value-type="float" office:value="0.000000864035372834641">
            <text:p>0.000000864</text:p>
          </table:table-cell>
          <table:table-cell table:style-name="ce17" table:formula="of:=10^([.Q114]/10)" office:value-type="float" office:value="0.00864035372834641">
            <text:p>0.0086403537</text:p>
          </table:table-cell>
          <table:table-cell table:number-columns-repeated="7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table:formula="of:=RADIANS([.A115])" office:value-type="float" office:value="0.331612557878923">
            <text:p>0.332</text:p>
          </table:table-cell>
          <table:table-cell table:style-name="ce15" table:formula="of:=[.E4]*(1/COS([.B115] ))" office:value-type="float" office:value="449488.789504335">
            <text:p>4.49E+05</text:p>
          </table:table-cell>
          <table:table-cell table:style-name="ce6" table:formula="of:=[.D114]" office:value-type="float" office:value="33">
            <text:p>33</text:p>
          </table:table-cell>
          <table:table-cell table:style-name="ce20" table:formula="of:=20*(LOG(3.333333333333/(4*3.1415927*[.C115])))" office:value-type="float" office:value="-124.580999796411">
            <text:p>-124.581</text:p>
          </table:table-cell>
          <table:table-cell table:style-name="ce20" table:formula="of:=[.D115]+[.E115]" office:value-type="float" office:value="-91.5809997964107">
            <text:p>-91.581</text:p>
          </table:table-cell>
          <table:table-cell table:style-name="ce29" table:formula="of:=5/([.B115]+1)" office:value-type="float" office:value="3.75484593504008">
            <text:p>3.755</text:p>
          </table:table-cell>
          <table:table-cell table:style-name="ce10" table:formula="of:=[.H114]" office:value-type="float" office:value="85.5">
            <text:p>85.500</text:p>
          </table:table-cell>
          <table:table-cell table:style-name="ce10" table:formula="of:=[.G115]+[.H115]" office:value-type="float" office:value="89.2548459350401">
            <text:p>89.255</text:p>
          </table:table-cell>
          <table:table-cell table:style-name="ce20" table:formula="of:=[.D115]+[.E115]+[.I115]" office:value-type="float" office:value="-2.3261538613706">
            <text:p>-2.326</text:p>
          </table:table-cell>
          <table:table-cell table:style-name="ce10" table:formula="of:=[.K114]" office:value-type="float" office:value="103.93">
            <text:p>103.930</text:p>
          </table:table-cell>
          <table:table-cell table:style-name="ce10" table:formula="of:=[.G115]+[.K115]" office:value-type="float" office:value="107.68484593504">
            <text:p>107.685</text:p>
          </table:table-cell>
          <table:table-cell table:style-name="ce20" table:formula="of:=[.D115]+[.E115]+[.L115]" office:value-type="float" office:value="16.1038461386294">
            <text:p>16.104</text:p>
          </table:table-cell>
          <table:table-cell table:style-name="ce17" table:formula="of:=[.N114]" office:value-type="float" office:value="-31">
            <text:p>-31</text:p>
          </table:table-cell>
          <table:table-cell table:style-name="ce17" table:formula="of:=[.O114]" office:value-type="float" office:value="-71">
            <text:p>-71</text:p>
          </table:table-cell>
          <table:table-cell table:style-name="ce17" table:formula="of:=[.F115]-[.N115]" office:value-type="float" office:value="-60.5809997964107">
            <text:p>-60.5809997964</text:p>
          </table:table-cell>
          <table:table-cell table:style-name="ce17" table:formula="of:=[.F115]-[.O115]" office:value-type="float" office:value="-20.5809997964107">
            <text:p>-20.5809997964</text:p>
          </table:table-cell>
          <table:table-cell table:style-name="ce17"/>
          <table:table-cell table:style-name="ce17" table:formula="of:=10^([.P115]/10)" office:value-type="float" office:value="0.000000874782366969483">
            <text:p>8.74782366969483E-007</text:p>
          </table:table-cell>
          <table:table-cell table:style-name="ce17" table:formula="of:=10^([.Q115]/10)" office:value-type="float" office:value="0.00874782366969483">
            <text:p>0.0087478237</text:p>
          </table:table-cell>
          <table:table-cell table:number-columns-repeated="7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table:formula="of:=RADIANS([.A116])" office:value-type="float" office:value="0.314159265358979">
            <text:p>0.314</text:p>
          </table:table-cell>
          <table:table-cell table:style-name="ce15" table:formula="of:=[.E4]*(1/COS([.B116] ))" office:value-type="float" office:value="446871.445301264">
            <text:p>4.47E+05</text:p>
          </table:table-cell>
          <table:table-cell table:style-name="ce6" table:formula="of:=[.D115]" office:value-type="float" office:value="33">
            <text:p>33</text:p>
          </table:table-cell>
          <table:table-cell table:style-name="ce20" table:formula="of:=20*(LOG(3.333333333333/(4*3.1415927*[.C116])))" office:value-type="float" office:value="-124.530274593257">
            <text:p>-124.530</text:p>
          </table:table-cell>
          <table:table-cell table:style-name="ce20" table:formula="of:=[.D116]+[.E116]" office:value-type="float" office:value="-91.5302745932572">
            <text:p>-91.530</text:p>
          </table:table-cell>
          <table:table-cell table:style-name="ce29" table:formula="of:=5/([.B116]+1)" office:value-type="float" office:value="3.80471388194656">
            <text:p>3.805</text:p>
          </table:table-cell>
          <table:table-cell table:style-name="ce10" table:formula="of:=[.H115]" office:value-type="float" office:value="85.5">
            <text:p>85.500</text:p>
          </table:table-cell>
          <table:table-cell table:style-name="ce10" table:formula="of:=[.G116]+[.H116]" office:value-type="float" office:value="89.3047138819466">
            <text:p>89.305</text:p>
          </table:table-cell>
          <table:table-cell table:style-name="ce20" table:formula="of:=[.D116]+[.E116]+[.I116]" office:value-type="float" office:value="-2.22556071131061">
            <text:p>-2.226</text:p>
          </table:table-cell>
          <table:table-cell table:style-name="ce10" table:formula="of:=[.K115]" office:value-type="float" office:value="103.93">
            <text:p>103.930</text:p>
          </table:table-cell>
          <table:table-cell table:style-name="ce10" table:formula="of:=[.G116]+[.K116]" office:value-type="float" office:value="107.734713881947">
            <text:p>107.735</text:p>
          </table:table-cell>
          <table:table-cell table:style-name="ce20" table:formula="of:=[.D116]+[.E116]+[.L116]" office:value-type="float" office:value="16.2044392886894">
            <text:p>16.204</text:p>
          </table:table-cell>
          <table:table-cell table:style-name="ce17" table:formula="of:=[.N115]" office:value-type="float" office:value="-31">
            <text:p>-31</text:p>
          </table:table-cell>
          <table:table-cell table:style-name="ce17" table:formula="of:=[.O115]" office:value-type="float" office:value="-71">
            <text:p>-71</text:p>
          </table:table-cell>
          <table:table-cell table:style-name="ce17" table:formula="of:=[.F116]-[.N116]" office:value-type="float" office:value="-60.5302745932572">
            <text:p>-60.5302745933</text:p>
          </table:table-cell>
          <table:table-cell table:style-name="ce17" table:formula="of:=[.F116]-[.O116]" office:value-type="float" office:value="-20.5302745932572">
            <text:p>-20.5302745933</text:p>
          </table:table-cell>
          <table:table-cell table:style-name="ce17"/>
          <table:table-cell table:style-name="ce17" table:formula="of:=10^([.P116]/10)" office:value-type="float" office:value="0.000000885059648011161">
            <text:p>8.85059648011161E-007</text:p>
          </table:table-cell>
          <table:table-cell table:style-name="ce17" table:formula="of:=10^([.Q116]/10)" office:value-type="float" office:value="0.00885059648011161">
            <text:p>0.0088505965</text:p>
          </table:table-cell>
          <table:table-cell table:number-columns-repeated="7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table:formula="of:=RADIANS([.A117])" office:value-type="float" office:value="0.296705972839036">
            <text:p>0.297</text:p>
          </table:table-cell>
          <table:table-cell table:style-name="ce15" table:formula="of:=[.E4]*(1/COS([.B117] ))" office:value-type="float" office:value="444418.996507038">
            <text:p>4.44E+05</text:p>
          </table:table-cell>
          <table:table-cell table:style-name="ce6" table:formula="of:=[.D116]" office:value-type="float" office:value="33">
            <text:p>33</text:p>
          </table:table-cell>
          <table:table-cell table:style-name="ce20" table:formula="of:=20*(LOG(3.333333333333/(4*3.1415927*[.C117])))" office:value-type="float" office:value="-124.48247479124">
            <text:p>-124.482</text:p>
          </table:table-cell>
          <table:table-cell table:style-name="ce20" table:formula="of:=[.D117]+[.E117]" office:value-type="float" office:value="-91.4824747912396">
            <text:p>-91.482</text:p>
          </table:table-cell>
          <table:table-cell table:style-name="ce29" table:formula="of:=5/([.B117]+1)" office:value-type="float" office:value="3.85592424553493">
            <text:p>3.856</text:p>
          </table:table-cell>
          <table:table-cell table:style-name="ce10" table:formula="of:=[.H116]" office:value-type="float" office:value="85.5">
            <text:p>85.500</text:p>
          </table:table-cell>
          <table:table-cell table:style-name="ce10" table:formula="of:=[.G117]+[.H117]" office:value-type="float" office:value="89.3559242455349">
            <text:p>89.356</text:p>
          </table:table-cell>
          <table:table-cell table:style-name="ce20" table:formula="of:=[.D117]+[.E117]+[.I117]" office:value-type="float" office:value="-2.12655054570465">
            <text:p>-2.127</text:p>
          </table:table-cell>
          <table:table-cell table:style-name="ce10" table:formula="of:=[.K116]" office:value-type="float" office:value="103.93">
            <text:p>103.930</text:p>
          </table:table-cell>
          <table:table-cell table:style-name="ce10" table:formula="of:=[.G117]+[.K117]" office:value-type="float" office:value="107.785924245535">
            <text:p>107.786</text:p>
          </table:table-cell>
          <table:table-cell table:style-name="ce20" table:formula="of:=[.D117]+[.E117]+[.L117]" office:value-type="float" office:value="16.3034494542954">
            <text:p>16.303</text:p>
          </table:table-cell>
          <table:table-cell table:style-name="ce17" table:formula="of:=[.N116]" office:value-type="float" office:value="-31">
            <text:p>-31</text:p>
          </table:table-cell>
          <table:table-cell table:style-name="ce17" table:formula="of:=[.O116]" office:value-type="float" office:value="-71">
            <text:p>-71</text:p>
          </table:table-cell>
          <table:table-cell table:style-name="ce17" table:formula="of:=[.F117]-[.N117]" office:value-type="float" office:value="-60.4824747912396">
            <text:p>-60.4824747912</text:p>
          </table:table-cell>
          <table:table-cell table:style-name="ce17" table:formula="of:=[.F117]-[.O117]" office:value-type="float" office:value="-20.4824747912396">
            <text:p>-20.4824747912</text:p>
          </table:table-cell>
          <table:table-cell table:style-name="ce17"/>
          <table:table-cell table:style-name="ce17" table:formula="of:=10^([.P117]/10)" office:value-type="float" office:value="0.000000894854694675818">
            <text:p>8.94854694675818E-007</text:p>
          </table:table-cell>
          <table:table-cell table:style-name="ce17" table:formula="of:=10^([.Q117]/10)" office:value-type="float" office:value="0.00894854694675818">
            <text:p>0.0089485469</text:p>
          </table:table-cell>
          <table:table-cell table:number-columns-repeated="7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table:formula="of:=RADIANS([.A118])" office:value-type="float" office:value="0.279252680319093">
            <text:p>0.279</text:p>
          </table:table-cell>
          <table:table-cell table:style-name="ce15" table:formula="of:=[.E4]*(1/COS([.B118] ))" office:value-type="float" office:value="442127.260241181">
            <text:p>4.42E+05</text:p>
          </table:table-cell>
          <table:table-cell table:style-name="ce6" table:formula="of:=[.D117]" office:value-type="float" office:value="33">
            <text:p>33</text:p>
          </table:table-cell>
          <table:table-cell table:style-name="ce20" table:formula="of:=20*(LOG(3.333333333333/(4*3.1415927*[.C118])))" office:value-type="float" office:value="-124.437568363691">
            <text:p>-124.438</text:p>
          </table:table-cell>
          <table:table-cell table:style-name="ce20" table:formula="of:=[.D118]+[.E118]" office:value-type="float" office:value="-91.4375683636905">
            <text:p>-91.438</text:p>
          </table:table-cell>
          <table:table-cell table:style-name="ce29" table:formula="of:=5/([.B118]+1)" office:value-type="float" office:value="3.90853197098857">
            <text:p>3.909</text:p>
          </table:table-cell>
          <table:table-cell table:style-name="ce10" table:formula="of:=[.H117]" office:value-type="float" office:value="85.5">
            <text:p>85.500</text:p>
          </table:table-cell>
          <table:table-cell table:style-name="ce10" table:formula="of:=[.G118]+[.H118]" office:value-type="float" office:value="89.4085319709886">
            <text:p>89.409</text:p>
          </table:table-cell>
          <table:table-cell table:style-name="ce20" table:formula="of:=[.D118]+[.E118]+[.I118]" office:value-type="float" office:value="-2.02903639270193">
            <text:p>-2.029</text:p>
          </table:table-cell>
          <table:table-cell table:style-name="ce10" table:formula="of:=[.K117]" office:value-type="float" office:value="103.93">
            <text:p>103.930</text:p>
          </table:table-cell>
          <table:table-cell table:style-name="ce10" table:formula="of:=[.G118]+[.K118]" office:value-type="float" office:value="107.838531970989">
            <text:p>107.839</text:p>
          </table:table-cell>
          <table:table-cell table:style-name="ce20" table:formula="of:=[.D118]+[.E118]+[.L118]" office:value-type="float" office:value="16.4009636072981">
            <text:p>16.401</text:p>
          </table:table-cell>
          <table:table-cell table:style-name="ce17" table:formula="of:=[.N117]" office:value-type="float" office:value="-31">
            <text:p>-31</text:p>
          </table:table-cell>
          <table:table-cell table:style-name="ce17" table:formula="of:=[.O117]" office:value-type="float" office:value="-71">
            <text:p>-71</text:p>
          </table:table-cell>
          <table:table-cell table:style-name="ce17" table:formula="of:=[.F118]-[.N118]" office:value-type="float" office:value="-60.4375683636905">
            <text:p>-60.4375683637</text:p>
          </table:table-cell>
          <table:table-cell table:style-name="ce17" table:formula="of:=[.F118]-[.O118]" office:value-type="float" office:value="-20.4375683636905">
            <text:p>-20.4375683637</text:p>
          </table:table-cell>
          <table:table-cell table:style-name="ce17"/>
          <table:table-cell table:style-name="ce17" table:formula="of:=10^([.P118]/10)" office:value-type="float" office:value="0.000000904155573207897">
            <text:p>9.04155573207897E-007</text:p>
          </table:table-cell>
          <table:table-cell table:style-name="ce17" table:formula="of:=10^([.Q118]/10)" office:value-type="float" office:value="0.00904155573207898">
            <text:p>0.0090415557</text:p>
          </table:table-cell>
          <table:table-cell table:number-columns-repeated="7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table:formula="of:=RADIANS([.A119])" office:value-type="float" office:value="0.261799387799149">
            <text:p>0.262</text:p>
          </table:table-cell>
          <table:table-cell table:style-name="ce15" table:formula="of:=[.E4]*(1/COS([.B119] ))" office:value-type="float" office:value="439992.376674285">
            <text:p>4.40E+05</text:p>
          </table:table-cell>
          <table:table-cell table:style-name="ce6" table:formula="of:=[.D118]" office:value-type="float" office:value="33">
            <text:p>33</text:p>
          </table:table-cell>
          <table:table-cell table:style-name="ce20" table:formula="of:=20*(LOG(3.333333333333/(4*3.1415927*[.C119])))" office:value-type="float" office:value="-124.395525542103">
            <text:p>-124.396</text:p>
          </table:table-cell>
          <table:table-cell table:style-name="ce20" table:formula="of:=[.D119]+[.E119]" office:value-type="float" office:value="-91.3955255421034">
            <text:p>-91.396</text:p>
          </table:table-cell>
          <table:table-cell table:style-name="ce29" table:formula="of:=5/([.B119]+1)" office:value-type="float" office:value="3.96259504351249">
            <text:p>3.963</text:p>
          </table:table-cell>
          <table:table-cell table:style-name="ce10" table:formula="of:=[.H118]" office:value-type="float" office:value="85.5">
            <text:p>85.500</text:p>
          </table:table-cell>
          <table:table-cell table:style-name="ce10" table:formula="of:=[.G119]+[.H119]" office:value-type="float" office:value="89.4625950435125">
            <text:p>89.463</text:p>
          </table:table-cell>
          <table:table-cell table:style-name="ce20" table:formula="of:=[.D119]+[.E119]+[.I119]" office:value-type="float" office:value="-1.93293049859095">
            <text:p>-1.933</text:p>
          </table:table-cell>
          <table:table-cell table:style-name="ce10" table:formula="of:=[.K118]" office:value-type="float" office:value="103.93">
            <text:p>103.930</text:p>
          </table:table-cell>
          <table:table-cell table:style-name="ce10" table:formula="of:=[.G119]+[.K119]" office:value-type="float" office:value="107.892595043513">
            <text:p>107.893</text:p>
          </table:table-cell>
          <table:table-cell table:style-name="ce20" table:formula="of:=[.D119]+[.E119]+[.L119]" office:value-type="float" office:value="16.4970695014091">
            <text:p>16.497</text:p>
          </table:table-cell>
          <table:table-cell table:style-name="ce17" table:formula="of:=[.N118]" office:value-type="float" office:value="-31">
            <text:p>-31</text:p>
          </table:table-cell>
          <table:table-cell table:style-name="ce17" table:formula="of:=[.O118]" office:value-type="float" office:value="-71">
            <text:p>-71</text:p>
          </table:table-cell>
          <table:table-cell table:style-name="ce17" table:formula="of:=[.F119]-[.N119]" office:value-type="float" office:value="-60.3955255421034">
            <text:p>-60.3955255421</text:p>
          </table:table-cell>
          <table:table-cell table:style-name="ce17" table:formula="of:=[.F119]-[.O119]" office:value-type="float" office:value="-20.3955255421034">
            <text:p>-20.3955255421</text:p>
          </table:table-cell>
          <table:table-cell table:style-name="ce17"/>
          <table:table-cell table:style-name="ce17" table:formula="of:=10^([.P119]/10)" office:value-type="float" office:value="0.000000912950951919601">
            <text:p>0.000000913</text:p>
          </table:table-cell>
          <table:table-cell table:style-name="ce17" table:formula="of:=10^([.Q119]/10)" office:value-type="float" office:value="0.009129509519196">
            <text:p>0.0091295095</text:p>
          </table:table-cell>
          <table:table-cell table:number-columns-repeated="7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table:formula="of:=RADIANS([.A120])" office:value-type="float" office:value="0.244346095279206">
            <text:p>0.244</text:p>
          </table:table-cell>
          <table:table-cell table:style-name="ce15" table:formula="of:=[.E4]*(1/COS([.B120] ))" office:value-type="float" office:value="438010.792473707">
            <text:p>4.38E+05</text:p>
          </table:table-cell>
          <table:table-cell table:style-name="ce6" table:formula="of:=[.D119]" office:value-type="float" office:value="33">
            <text:p>33</text:p>
          </table:table-cell>
          <table:table-cell table:style-name="ce20" table:formula="of:=20*(LOG(3.333333333333/(4*3.1415927*[.C120])))" office:value-type="float" office:value="-124.356318733965">
            <text:p>-124.356</text:p>
          </table:table-cell>
          <table:table-cell table:style-name="ce20" table:formula="of:=[.D120]+[.E120]" office:value-type="float" office:value="-91.3563187339652">
            <text:p>-91.356</text:p>
          </table:table-cell>
          <table:table-cell table:style-name="ce29" table:formula="of:=5/([.B120]+1)" office:value-type="float" office:value="4.01817470153117">
            <text:p>4.018</text:p>
          </table:table-cell>
          <table:table-cell table:style-name="ce10" table:formula="of:=[.H119]" office:value-type="float" office:value="85.5">
            <text:p>85.500</text:p>
          </table:table-cell>
          <table:table-cell table:style-name="ce10" table:formula="of:=[.G120]+[.H120]" office:value-type="float" office:value="89.5181747015312">
            <text:p>89.518</text:p>
          </table:table-cell>
          <table:table-cell table:style-name="ce20" table:formula="of:=[.D120]+[.E120]+[.I120]" office:value-type="float" office:value="-1.83814403243403">
            <text:p>-1.838</text:p>
          </table:table-cell>
          <table:table-cell table:style-name="ce10" table:formula="of:=[.K119]" office:value-type="float" office:value="103.93">
            <text:p>103.930</text:p>
          </table:table-cell>
          <table:table-cell table:style-name="ce10" table:formula="of:=[.G120]+[.K120]" office:value-type="float" office:value="107.948174701531">
            <text:p>107.948</text:p>
          </table:table-cell>
          <table:table-cell table:style-name="ce20" table:formula="of:=[.D120]+[.E120]+[.L120]" office:value-type="float" office:value="16.591855967566">
            <text:p>16.592</text:p>
          </table:table-cell>
          <table:table-cell table:style-name="ce17" table:formula="of:=[.N119]" office:value-type="float" office:value="-31">
            <text:p>-31</text:p>
          </table:table-cell>
          <table:table-cell table:style-name="ce17" table:formula="of:=[.O119]" office:value-type="float" office:value="-71">
            <text:p>-71</text:p>
          </table:table-cell>
          <table:table-cell table:style-name="ce17" table:formula="of:=[.F120]-[.N120]" office:value-type="float" office:value="-60.3563187339652">
            <text:p>-60.356318734</text:p>
          </table:table-cell>
          <table:table-cell table:style-name="ce17" table:formula="of:=[.F120]-[.O120]" office:value-type="float" office:value="-20.3563187339652">
            <text:p>-20.356318734</text:p>
          </table:table-cell>
          <table:table-cell table:style-name="ce17"/>
          <table:table-cell table:style-name="ce17" table:formula="of:=10^([.P120]/10)" office:value-type="float" office:value="0.000000921230114996798">
            <text:p>9.21230114996798E-007</text:p>
          </table:table-cell>
          <table:table-cell table:style-name="ce17" table:formula="of:=10^([.Q120]/10)" office:value-type="float" office:value="0.00921230114996799">
            <text:p>0.0092123011</text:p>
          </table:table-cell>
          <table:table-cell table:number-columns-repeated="7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table:formula="of:=RADIANS([.A121])" office:value-type="float" office:value="0.226892802759263">
            <text:p>0.227</text:p>
          </table:table-cell>
          <table:table-cell table:style-name="ce15" table:formula="of:=[.E4]*(1/COS([.B121] ))" office:value-type="float" office:value="436179.245812192">
            <text:p>4.36E+05</text:p>
          </table:table-cell>
          <table:table-cell table:style-name="ce6" table:formula="of:=[.D120]" office:value-type="float" office:value="33">
            <text:p>33</text:p>
          </table:table-cell>
          <table:table-cell table:style-name="ce20" table:formula="of:=20*(LOG(3.333333333333/(4*3.1415927*[.C121])))" office:value-type="float" office:value="-124.31992244769">
            <text:p>-124.320</text:p>
          </table:table-cell>
          <table:table-cell table:style-name="ce20" table:formula="of:=[.D121]+[.E121]" office:value-type="float" office:value="-91.3199224476896">
            <text:p>-91.320</text:p>
          </table:table-cell>
          <table:table-cell table:style-name="ce29" table:formula="of:=5/([.B121]+1)" office:value-type="float" office:value="4.0753356680837">
            <text:p>4.075</text:p>
          </table:table-cell>
          <table:table-cell table:style-name="ce10" table:formula="of:=[.H120]" office:value-type="float" office:value="85.5">
            <text:p>85.500</text:p>
          </table:table-cell>
          <table:table-cell table:style-name="ce10" table:formula="of:=[.G121]+[.H121]" office:value-type="float" office:value="89.5753356680837">
            <text:p>89.575</text:p>
          </table:table-cell>
          <table:table-cell table:style-name="ce20" table:formula="of:=[.D121]+[.E121]+[.I121]" office:value-type="float" office:value="-1.74458677960587">
            <text:p>-1.745</text:p>
          </table:table-cell>
          <table:table-cell table:style-name="ce10" table:formula="of:=[.K120]" office:value-type="float" office:value="103.93">
            <text:p>103.930</text:p>
          </table:table-cell>
          <table:table-cell table:style-name="ce10" table:formula="of:=[.G121]+[.K121]" office:value-type="float" office:value="108.005335668084">
            <text:p>108.005</text:p>
          </table:table-cell>
          <table:table-cell table:style-name="ce20" table:formula="of:=[.D121]+[.E121]+[.L121]" office:value-type="float" office:value="16.6854132203941">
            <text:p>16.685</text:p>
          </table:table-cell>
          <table:table-cell table:style-name="ce17" table:formula="of:=[.N120]" office:value-type="float" office:value="-31">
            <text:p>-31</text:p>
          </table:table-cell>
          <table:table-cell table:style-name="ce17" table:formula="of:=[.O120]" office:value-type="float" office:value="-71">
            <text:p>-71</text:p>
          </table:table-cell>
          <table:table-cell table:style-name="ce17" table:formula="of:=[.F121]-[.N121]" office:value-type="float" office:value="-60.3199224476896">
            <text:p>-60.3199224477</text:p>
          </table:table-cell>
          <table:table-cell table:style-name="ce17" table:formula="of:=[.F121]-[.O121]" office:value-type="float" office:value="-20.3199224476896">
            <text:p>-20.3199224477</text:p>
          </table:table-cell>
          <table:table-cell table:style-name="ce17"/>
          <table:table-cell table:style-name="ce17" table:formula="of:=10^([.P121]/10)" office:value-type="float" office:value="0.000000928982975554573">
            <text:p>0.000000929</text:p>
          </table:table-cell>
          <table:table-cell table:style-name="ce17" table:formula="of:=10^([.Q121]/10)" office:value-type="float" office:value="0.00928982975554572">
            <text:p>0.0092898298</text:p>
          </table:table-cell>
          <table:table-cell table:number-columns-repeated="7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 table:formula="of:=RADIANS([.A122])" office:value-type="float" office:value="0.20943951023932">
            <text:p>0.209</text:p>
          </table:table-cell>
          <table:table-cell table:style-name="ce15" table:formula="of:=[.E4]*(1/COS([.B122] ))" office:value-type="float" office:value="434494.752817638">
            <text:p>4.34E+05</text:p>
          </table:table-cell>
          <table:table-cell table:style-name="ce6" table:formula="of:=[.D121]" office:value-type="float" office:value="33">
            <text:p>33</text:p>
          </table:table-cell>
          <table:table-cell table:style-name="ce20" table:formula="of:=20*(LOG(3.333333333333/(4*3.1415927*[.C122])))" office:value-type="float" office:value="-124.286313224203">
            <text:p>-124.286</text:p>
          </table:table-cell>
          <table:table-cell table:style-name="ce20" table:formula="of:=[.D122]+[.E122]" office:value-type="float" office:value="-91.2863132242025">
            <text:p>-91.286</text:p>
          </table:table-cell>
          <table:table-cell table:style-name="ce29" table:formula="of:=5/([.B122]+1)" office:value-type="float" office:value="4.13414640225423">
            <text:p>4.134</text:p>
          </table:table-cell>
          <table:table-cell table:style-name="ce10" table:formula="of:=[.H121]" office:value-type="float" office:value="85.5">
            <text:p>85.500</text:p>
          </table:table-cell>
          <table:table-cell table:style-name="ce10" table:formula="of:=[.G122]+[.H122]" office:value-type="float" office:value="89.6341464022542">
            <text:p>89.634</text:p>
          </table:table-cell>
          <table:table-cell table:style-name="ce20" table:formula="of:=[.D122]+[.E122]+[.I122]" office:value-type="float" office:value="-1.65216682194827">
            <text:p>-1.652</text:p>
          </table:table-cell>
          <table:table-cell table:style-name="ce10" table:formula="of:=[.K121]" office:value-type="float" office:value="103.93">
            <text:p>103.930</text:p>
          </table:table-cell>
          <table:table-cell table:style-name="ce10" table:formula="of:=[.G122]+[.K122]" office:value-type="float" office:value="108.064146402254">
            <text:p>108.064</text:p>
          </table:table-cell>
          <table:table-cell table:style-name="ce20" table:formula="of:=[.D122]+[.E122]+[.L122]" office:value-type="float" office:value="16.7778331780517">
            <text:p>16.778</text:p>
          </table:table-cell>
          <table:table-cell table:style-name="ce17" table:formula="of:=[.N121]" office:value-type="float" office:value="-31">
            <text:p>-31</text:p>
          </table:table-cell>
          <table:table-cell table:style-name="ce17" table:formula="of:=[.O121]" office:value-type="float" office:value="-71">
            <text:p>-71</text:p>
          </table:table-cell>
          <table:table-cell table:style-name="ce17" table:formula="of:=[.F122]-[.N122]" office:value-type="float" office:value="-60.2863132242025">
            <text:p>-60.2863132242</text:p>
          </table:table-cell>
          <table:table-cell table:style-name="ce17" table:formula="of:=[.F122]-[.O122]" office:value-type="float" office:value="-20.2863132242025">
            <text:p>-20.2863132242</text:p>
          </table:table-cell>
          <table:table-cell table:style-name="ce17"/>
          <table:table-cell table:style-name="ce17" table:formula="of:=10^([.P122]/10)" office:value-type="float" office:value="0.00000093620008792659">
            <text:p>9.3620008792659E-007</text:p>
          </table:table-cell>
          <table:table-cell table:style-name="ce17" table:formula="of:=10^([.Q122]/10)" office:value-type="float" office:value="0.0093620008792659">
            <text:p>0.0093620009</text:p>
          </table:table-cell>
          <table:table-cell table:number-columns-repeated="7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 table:formula="of:=RADIANS([.A123])" office:value-type="float" office:value="0.191986217719376">
            <text:p>0.192</text:p>
          </table:table-cell>
          <table:table-cell table:style-name="ce15" table:formula="of:=[.E4]*(1/COS([.B123] ))" office:value-type="float" office:value="432954.595355966">
            <text:p>4.33E+05</text:p>
          </table:table-cell>
          <table:table-cell table:style-name="ce6" table:formula="of:=[.D122]" office:value-type="float" office:value="33">
            <text:p>33</text:p>
          </table:table-cell>
          <table:table-cell table:style-name="ce20" table:formula="of:=20*(LOG(3.333333333333/(4*3.1415927*[.C123])))" office:value-type="float" office:value="-124.255469574777">
            <text:p>-124.255</text:p>
          </table:table-cell>
          <table:table-cell table:style-name="ce20" table:formula="of:=[.D123]+[.E123]" office:value-type="float" office:value="-91.2554695747773">
            <text:p>-91.255</text:p>
          </table:table-cell>
          <table:table-cell table:style-name="ce29" table:formula="of:=5/([.B123]+1)" office:value-type="float" office:value="4.19467937269148">
            <text:p>4.195</text:p>
          </table:table-cell>
          <table:table-cell table:style-name="ce10" table:formula="of:=[.H122]" office:value-type="float" office:value="85.5">
            <text:p>85.500</text:p>
          </table:table-cell>
          <table:table-cell table:style-name="ce10" table:formula="of:=[.G123]+[.H123]" office:value-type="float" office:value="89.6946793726915">
            <text:p>89.695</text:p>
          </table:table-cell>
          <table:table-cell table:style-name="ce20" table:formula="of:=[.D123]+[.E123]+[.I123]" office:value-type="float" office:value="-1.56079020208584">
            <text:p>-1.561</text:p>
          </table:table-cell>
          <table:table-cell table:style-name="ce10" table:formula="of:=[.K122]" office:value-type="float" office:value="103.93">
            <text:p>103.930</text:p>
          </table:table-cell>
          <table:table-cell table:style-name="ce10" table:formula="of:=[.G123]+[.K123]" office:value-type="float" office:value="108.124679372691">
            <text:p>108.125</text:p>
          </table:table-cell>
          <table:table-cell table:style-name="ce20" table:formula="of:=[.D123]+[.E123]+[.L123]" office:value-type="float" office:value="16.8692097979142">
            <text:p>16.869</text:p>
          </table:table-cell>
          <table:table-cell table:style-name="ce17" table:formula="of:=[.N122]" office:value-type="float" office:value="-31">
            <text:p>-31</text:p>
          </table:table-cell>
          <table:table-cell table:style-name="ce17" table:formula="of:=[.O122]" office:value-type="float" office:value="-71">
            <text:p>-71</text:p>
          </table:table-cell>
          <table:table-cell table:style-name="ce17" table:formula="of:=[.F123]-[.N123]" office:value-type="float" office:value="-60.2554695747773">
            <text:p>-60.2554695748</text:p>
          </table:table-cell>
          <table:table-cell table:style-name="ce17" table:formula="of:=[.F123]-[.O123]" office:value-type="float" office:value="-20.2554695747773">
            <text:p>-20.2554695748</text:p>
          </table:table-cell>
          <table:table-cell table:style-name="ce17"/>
          <table:table-cell table:style-name="ce17" table:formula="of:=10^([.P123]/10)" office:value-type="float" office:value="0.000000942872659173121">
            <text:p>9.42872659173121E-007</text:p>
          </table:table-cell>
          <table:table-cell table:style-name="ce17" table:formula="of:=10^([.Q123]/10)" office:value-type="float" office:value="0.00942872659173121">
            <text:p>0.0094287266</text:p>
          </table:table-cell>
          <table:table-cell table:number-columns-repeated="7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 table:formula="of:=RADIANS([.A124])" office:value-type="float" office:value="0.174532925199433">
            <text:p>0.175</text:p>
          </table:table-cell>
          <table:table-cell table:style-name="ce15" table:formula="of:=[.E4]*(1/COS([.B124] ))" office:value-type="float" office:value="431556.310051442">
            <text:p>4.32E+05</text:p>
          </table:table-cell>
          <table:table-cell table:style-name="ce6" table:formula="of:=[.D123]" office:value-type="float" office:value="33">
            <text:p>33</text:p>
          </table:table-cell>
          <table:table-cell table:style-name="ce20" table:formula="of:=20*(LOG(3.333333333333/(4*3.1415927*[.C124])))" office:value-type="float" office:value="-124.227371924759">
            <text:p>-124.227</text:p>
          </table:table-cell>
          <table:table-cell table:style-name="ce20" table:formula="of:=[.D124]+[.E124]" office:value-type="float" office:value="-91.2273719247587">
            <text:p>-91.227</text:p>
          </table:table-cell>
          <table:table-cell table:style-name="ce29" table:formula="of:=5/([.B124]+1)" office:value-type="float" office:value="4.2570113555148">
            <text:p>4.257</text:p>
          </table:table-cell>
          <table:table-cell table:style-name="ce10" table:formula="of:=[.H123]" office:value-type="float" office:value="85.5">
            <text:p>85.500</text:p>
          </table:table-cell>
          <table:table-cell table:style-name="ce10" table:formula="of:=[.G124]+[.H124]" office:value-type="float" office:value="89.7570113555148">
            <text:p>89.757</text:p>
          </table:table-cell>
          <table:table-cell table:style-name="ce20" table:formula="of:=[.D124]+[.E124]+[.I124]" office:value-type="float" office:value="-1.47036056924389">
            <text:p>-1.470</text:p>
          </table:table-cell>
          <table:table-cell table:style-name="ce10" table:formula="of:=[.K123]" office:value-type="float" office:value="103.93">
            <text:p>103.930</text:p>
          </table:table-cell>
          <table:table-cell table:style-name="ce10" table:formula="of:=[.G124]+[.K124]" office:value-type="float" office:value="108.187011355515">
            <text:p>108.187</text:p>
          </table:table-cell>
          <table:table-cell table:style-name="ce20" table:formula="of:=[.D124]+[.E124]+[.L124]" office:value-type="float" office:value="16.9596394307561">
            <text:p>16.960</text:p>
          </table:table-cell>
          <table:table-cell table:style-name="ce17" table:formula="of:=[.N123]" office:value-type="float" office:value="-31">
            <text:p>-31</text:p>
          </table:table-cell>
          <table:table-cell table:style-name="ce17" table:formula="of:=[.O123]" office:value-type="float" office:value="-71">
            <text:p>-71</text:p>
          </table:table-cell>
          <table:table-cell table:style-name="ce17" table:formula="of:=[.F124]-[.N124]" office:value-type="float" office:value="-60.2273719247587">
            <text:p>-60.2273719248</text:p>
          </table:table-cell>
          <table:table-cell table:style-name="ce17" table:formula="of:=[.F124]-[.O124]" office:value-type="float" office:value="-20.2273719247587">
            <text:p>-20.2273719248</text:p>
          </table:table-cell>
          <table:table-cell table:style-name="ce17"/>
          <table:table-cell table:style-name="ce17" table:formula="of:=10^([.P124]/10)" office:value-type="float" office:value="0.000000948992559793943">
            <text:p>0.000000949</text:p>
          </table:table-cell>
          <table:table-cell table:style-name="ce17" table:formula="of:=10^([.Q124]/10)" office:value-type="float" office:value="0.00948992559793943">
            <text:p>0.0094899256</text:p>
          </table:table-cell>
          <table:table-cell table:number-columns-repeated="7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table:formula="of:=RADIANS([.A125])" office:value-type="float" office:value="0.15707963267949">
            <text:p>0.157</text:p>
          </table:table-cell>
          <table:table-cell table:style-name="ce15" table:formula="of:=[.E4]*(1/COS([.B125] ))" office:value-type="float" office:value="430297.678459901">
            <text:p>4.30E+05</text:p>
          </table:table-cell>
          <table:table-cell table:style-name="ce6" table:formula="of:=[.D124]" office:value-type="float" office:value="33">
            <text:p>33</text:p>
          </table:table-cell>
          <table:table-cell table:style-name="ce20" table:formula="of:=20*(LOG(3.333333333333/(4*3.1415927*[.C125])))" office:value-type="float" office:value="-124.202002562856">
            <text:p>-124.202</text:p>
          </table:table-cell>
          <table:table-cell table:style-name="ce20" table:formula="of:=[.D125]+[.E125]" office:value-type="float" office:value="-91.202002562856">
            <text:p>-91.202</text:p>
          </table:table-cell>
          <table:table-cell table:style-name="ce29" table:formula="of:=5/([.B125]+1)" office:value-type="float" office:value="4.32122375918183">
            <text:p>4.321</text:p>
          </table:table-cell>
          <table:table-cell table:style-name="ce10" table:formula="of:=[.H124]" office:value-type="float" office:value="85.5">
            <text:p>85.500</text:p>
          </table:table-cell>
          <table:table-cell table:style-name="ce10" table:formula="of:=[.G125]+[.H125]" office:value-type="float" office:value="89.8212237591818">
            <text:p>89.821</text:p>
          </table:table-cell>
          <table:table-cell table:style-name="ce20" table:formula="of:=[.D125]+[.E125]+[.I125]" office:value-type="float" office:value="-1.38077880367419">
            <text:p>-1.381</text:p>
          </table:table-cell>
          <table:table-cell table:style-name="ce10" table:formula="of:=[.K124]" office:value-type="float" office:value="103.93">
            <text:p>103.930</text:p>
          </table:table-cell>
          <table:table-cell table:style-name="ce10" table:formula="of:=[.G125]+[.K125]" office:value-type="float" office:value="108.251223759182">
            <text:p>108.251</text:p>
          </table:table-cell>
          <table:table-cell table:style-name="ce20" table:formula="of:=[.D125]+[.E125]+[.L125]" office:value-type="float" office:value="17.0492211963258">
            <text:p>17.049</text:p>
          </table:table-cell>
          <table:table-cell table:style-name="ce17" table:formula="of:=[.N124]" office:value-type="float" office:value="-31">
            <text:p>-31</text:p>
          </table:table-cell>
          <table:table-cell table:style-name="ce17" table:formula="of:=[.O124]" office:value-type="float" office:value="-71">
            <text:p>-71</text:p>
          </table:table-cell>
          <table:table-cell table:style-name="ce17" table:formula="of:=[.F125]-[.N125]" office:value-type="float" office:value="-60.202002562856">
            <text:p>-60.2020025629</text:p>
          </table:table-cell>
          <table:table-cell table:style-name="ce17" table:formula="of:=[.F125]-[.O125]" office:value-type="float" office:value="-20.202002562856">
            <text:p>-20.2020025629</text:p>
          </table:table-cell>
          <table:table-cell table:style-name="ce17"/>
          <table:table-cell table:style-name="ce17" table:formula="of:=10^([.P125]/10)" office:value-type="float" office:value="0.000000954552333632838">
            <text:p>9.54552333632838E-007</text:p>
          </table:table-cell>
          <table:table-cell table:style-name="ce17" table:formula="of:=10^([.Q125]/10)" office:value-type="float" office:value="0.00954552333632838">
            <text:p>0.0095455233</text:p>
          </table:table-cell>
          <table:table-cell table:number-columns-repeated="7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table:formula="of:=RADIANS([.A126])" office:value-type="float" office:value="0.139626340159546">
            <text:p>0.140</text:p>
          </table:table-cell>
          <table:table-cell table:style-name="ce15" table:formula="of:=[.E4]*(1/COS([.B126] ))" office:value-type="float" office:value="429176.718320413">
            <text:p>4.29E+05</text:p>
          </table:table-cell>
          <table:table-cell table:style-name="ce6" table:formula="of:=[.D125]" office:value-type="float" office:value="33">
            <text:p>33</text:p>
          </table:table-cell>
          <table:table-cell table:style-name="ce20" table:formula="of:=20*(LOG(3.333333333333/(4*3.1415927*[.C126])))" office:value-type="float" office:value="-124.17934559572">
            <text:p>-124.179</text:p>
          </table:table-cell>
          <table:table-cell table:style-name="ce20" table:formula="of:=[.D126]+[.E126]" office:value-type="float" office:value="-91.1793455957201">
            <text:p>-91.179</text:p>
          </table:table-cell>
          <table:table-cell table:style-name="ce29" table:formula="of:=5/([.B126]+1)" office:value-type="float" office:value="4.38740297920809">
            <text:p>4.387</text:p>
          </table:table-cell>
          <table:table-cell table:style-name="ce10" table:formula="of:=[.H125]" office:value-type="float" office:value="85.5">
            <text:p>85.500</text:p>
          </table:table-cell>
          <table:table-cell table:style-name="ce10" table:formula="of:=[.G126]+[.H126]" office:value-type="float" office:value="89.8874029792081">
            <text:p>89.887</text:p>
          </table:table-cell>
          <table:table-cell table:style-name="ce20" table:formula="of:=[.D126]+[.E126]+[.I126]" office:value-type="float" office:value="-1.29194261651196">
            <text:p>-1.292</text:p>
          </table:table-cell>
          <table:table-cell table:style-name="ce10" table:formula="of:=[.K125]" office:value-type="float" office:value="103.93">
            <text:p>103.930</text:p>
          </table:table-cell>
          <table:table-cell table:style-name="ce10" table:formula="of:=[.G126]+[.K126]" office:value-type="float" office:value="108.317402979208">
            <text:p>108.317</text:p>
          </table:table-cell>
          <table:table-cell table:style-name="ce20" table:formula="of:=[.D126]+[.E126]+[.L126]" office:value-type="float" office:value="17.138057383488">
            <text:p>17.138</text:p>
          </table:table-cell>
          <table:table-cell table:style-name="ce17" table:formula="of:=[.N125]" office:value-type="float" office:value="-31">
            <text:p>-31</text:p>
          </table:table-cell>
          <table:table-cell table:style-name="ce17" table:formula="of:=[.O125]" office:value-type="float" office:value="-71">
            <text:p>-71</text:p>
          </table:table-cell>
          <table:table-cell table:style-name="ce17" table:formula="of:=[.F126]-[.N126]" office:value-type="float" office:value="-60.1793455957201">
            <text:p>-60.1793455957</text:p>
          </table:table-cell>
          <table:table-cell table:style-name="ce17" table:formula="of:=[.F126]-[.O126]" office:value-type="float" office:value="-20.17934559572">
            <text:p>-20.1793455957</text:p>
          </table:table-cell>
          <table:table-cell table:style-name="ce17"/>
          <table:table-cell table:style-name="ce17" table:formula="of:=10^([.P126]/10)" office:value-type="float" office:value="0.000000959545206961816">
            <text:p>9.59545206961816E-007</text:p>
          </table:table-cell>
          <table:table-cell table:style-name="ce17" table:formula="of:=10^([.Q126]/10)" office:value-type="float" office:value="0.00959545206961816">
            <text:p>0.0095954521</text:p>
          </table:table-cell>
          <table:table-cell table:number-columns-repeated="7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table:formula="of:=RADIANS([.A127])" office:value-type="float" office:value="0.122173047639603">
            <text:p>0.122</text:p>
          </table:table-cell>
          <table:table-cell table:style-name="ce15" table:formula="of:=[.E4]*(1/COS([.B127] ))" office:value-type="float" office:value="428191.675820011">
            <text:p>4.28E+05</text:p>
          </table:table-cell>
          <table:table-cell table:style-name="ce6" table:formula="of:=[.D126]" office:value-type="float" office:value="33">
            <text:p>33</text:p>
          </table:table-cell>
          <table:table-cell table:style-name="ce20" table:formula="of:=20*(LOG(3.333333333333/(4*3.1415927*[.C127])))" office:value-type="float" office:value="-124.159386907552">
            <text:p>-124.159</text:p>
          </table:table-cell>
          <table:table-cell table:style-name="ce20" table:formula="of:=[.D127]+[.E127]" office:value-type="float" office:value="-91.1593869075519">
            <text:p>-91.159</text:p>
          </table:table-cell>
          <table:table-cell table:style-name="ce29" table:formula="of:=5/([.B127]+1)" office:value-type="float" office:value="4.45564078598847">
            <text:p>4.456</text:p>
          </table:table-cell>
          <table:table-cell table:style-name="ce10" table:formula="of:=[.H126]" office:value-type="float" office:value="85.5">
            <text:p>85.500</text:p>
          </table:table-cell>
          <table:table-cell table:style-name="ce10" table:formula="of:=[.G127]+[.H127]" office:value-type="float" office:value="89.9556407859885">
            <text:p>89.956</text:p>
          </table:table-cell>
          <table:table-cell table:style-name="ce20" table:formula="of:=[.D127]+[.E127]+[.I127]" office:value-type="float" office:value="-1.20374612156344">
            <text:p>-1.204</text:p>
          </table:table-cell>
          <table:table-cell table:style-name="ce10" table:formula="of:=[.K126]" office:value-type="float" office:value="103.93">
            <text:p>103.930</text:p>
          </table:table-cell>
          <table:table-cell table:style-name="ce10" table:formula="of:=[.G127]+[.K127]" office:value-type="float" office:value="108.385640785989">
            <text:p>108.386</text:p>
          </table:table-cell>
          <table:table-cell table:style-name="ce20" table:formula="of:=[.D127]+[.E127]+[.L127]" office:value-type="float" office:value="17.2262538784366">
            <text:p>17.226</text:p>
          </table:table-cell>
          <table:table-cell table:style-name="ce17" table:formula="of:=[.N126]" office:value-type="float" office:value="-31">
            <text:p>-31</text:p>
          </table:table-cell>
          <table:table-cell table:style-name="ce17" table:formula="of:=[.O126]" office:value-type="float" office:value="-71">
            <text:p>-71</text:p>
          </table:table-cell>
          <table:table-cell table:style-name="ce17" table:formula="of:=[.F127]-[.N127]" office:value-type="float" office:value="-60.1593869075519">
            <text:p>-60.1593869076</text:p>
          </table:table-cell>
          <table:table-cell table:style-name="ce17" table:formula="of:=[.F127]-[.O127]" office:value-type="float" office:value="-20.1593869075519">
            <text:p>-20.1593869076</text:p>
          </table:table-cell>
          <table:table-cell table:style-name="ce17"/>
          <table:table-cell table:style-name="ce17" table:formula="of:=10^([.P127]/10)" office:value-type="float" office:value="0.0000009639650967338">
            <text:p>0.000000964</text:p>
          </table:table-cell>
          <table:table-cell table:style-name="ce17" table:formula="of:=10^([.Q127]/10)" office:value-type="float" office:value="0.009639650967338">
            <text:p>0.009639651</text:p>
          </table:table-cell>
          <table:table-cell table:number-columns-repeated="7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table:formula="of:=RADIANS([.A128])" office:value-type="float" office:value="0.10471975511966">
            <text:p>0.105</text:p>
          </table:table-cell>
          <table:table-cell table:style-name="ce15" table:formula="of:=[.E4]*(1/COS([.B128] ))" office:value-type="float" office:value="427341.018814495">
            <text:p>4.27E+05</text:p>
          </table:table-cell>
          <table:table-cell table:style-name="ce6" table:formula="of:=[.D127]" office:value-type="float" office:value="33">
            <text:p>33</text:p>
          </table:table-cell>
          <table:table-cell table:style-name="ce20" table:formula="of:=20*(LOG(3.333333333333/(4*3.1415927*[.C128])))" office:value-type="float" office:value="-124.142114124522">
            <text:p>-124.142</text:p>
          </table:table-cell>
          <table:table-cell table:style-name="ce20" table:formula="of:=[.D128]+[.E128]" office:value-type="float" office:value="-91.1421141245221">
            <text:p>-91.142</text:p>
          </table:table-cell>
          <table:table-cell table:style-name="ce29" table:formula="of:=5/([.B128]+1)" office:value-type="float" office:value="4.52603474938168">
            <text:p>4.526</text:p>
          </table:table-cell>
          <table:table-cell table:style-name="ce10" table:formula="of:=[.H127]" office:value-type="float" office:value="85.5">
            <text:p>85.500</text:p>
          </table:table-cell>
          <table:table-cell table:style-name="ce10" table:formula="of:=[.G128]+[.H128]" office:value-type="float" office:value="90.0260347493817">
            <text:p>90.026</text:p>
          </table:table-cell>
          <table:table-cell table:style-name="ce20" table:formula="of:=[.D128]+[.E128]+[.I128]" office:value-type="float" office:value="-1.11607937514042">
            <text:p>-1.116</text:p>
          </table:table-cell>
          <table:table-cell table:style-name="ce10" table:formula="of:=[.K127]" office:value-type="float" office:value="103.93">
            <text:p>103.930</text:p>
          </table:table-cell>
          <table:table-cell table:style-name="ce10" table:formula="of:=[.G128]+[.K128]" office:value-type="float" office:value="108.456034749382">
            <text:p>108.456</text:p>
          </table:table-cell>
          <table:table-cell table:style-name="ce20" table:formula="of:=[.D128]+[.E128]+[.L128]" office:value-type="float" office:value="17.3139206248596">
            <text:p>17.314</text:p>
          </table:table-cell>
          <table:table-cell table:style-name="ce17" table:formula="of:=[.N127]" office:value-type="float" office:value="-31">
            <text:p>-31</text:p>
          </table:table-cell>
          <table:table-cell table:style-name="ce17" table:formula="of:=[.O127]" office:value-type="float" office:value="-71">
            <text:p>-71</text:p>
          </table:table-cell>
          <table:table-cell table:style-name="ce17" table:formula="of:=[.F128]-[.N128]" office:value-type="float" office:value="-60.1421141245221">
            <text:p>-60.1421141245</text:p>
          </table:table-cell>
          <table:table-cell table:style-name="ce17" table:formula="of:=[.F128]-[.O128]" office:value-type="float" office:value="-20.1421141245221">
            <text:p>-20.1421141245</text:p>
          </table:table-cell>
          <table:table-cell table:style-name="ce17"/>
          <table:table-cell table:style-name="ce17" table:formula="of:=10^([.P128]/10)" office:value-type="float" office:value="0.000000967806617993944">
            <text:p>9.67806617993944E-007</text:p>
          </table:table-cell>
          <table:table-cell table:style-name="ce17" table:formula="of:=10^([.Q128]/10)" office:value-type="float" office:value="0.00967806617993944">
            <text:p>0.0096780662</text:p>
          </table:table-cell>
          <table:table-cell table:number-columns-repeated="7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0" table:formula="of:=RADIANS([.A129])" office:value-type="float" office:value="0.0872664625997165">
            <text:p>0.087</text:p>
          </table:table-cell>
          <table:table-cell table:style-name="ce15" table:formula="of:=[.E4]*(1/COS([.B129] ))" office:value-type="float" office:value="426623.430955923">
            <text:p>4.27E+05</text:p>
          </table:table-cell>
          <table:table-cell table:style-name="ce6" table:formula="of:=[.D128]" office:value-type="float" office:value="33">
            <text:p>33</text:p>
          </table:table-cell>
          <table:table-cell table:style-name="ce20" table:formula="of:=20*(LOG(3.333333333333/(4*3.1415927*[.C129])))" office:value-type="float" office:value="-124.127516583807">
            <text:p>-124.128</text:p>
          </table:table-cell>
          <table:table-cell table:style-name="ce20" table:formula="of:=[.D129]+[.E129]" office:value-type="float" office:value="-91.1275165838074">
            <text:p>-91.128</text:p>
          </table:table-cell>
          <table:table-cell table:style-name="ce29" table:formula="of:=5/([.B129]+1)" office:value-type="float" office:value="4.59868870418822">
            <text:p>4.599</text:p>
          </table:table-cell>
          <table:table-cell table:style-name="ce10" table:formula="of:=[.H128]" office:value-type="float" office:value="85.5">
            <text:p>85.500</text:p>
          </table:table-cell>
          <table:table-cell table:style-name="ce10" table:formula="of:=[.G129]+[.H129]" office:value-type="float" office:value="90.0986887041882">
            <text:p>90.099</text:p>
          </table:table-cell>
          <table:table-cell table:style-name="ce20" table:formula="of:=[.D129]+[.E129]+[.I129]" office:value-type="float" office:value="-1.0288278796192">
            <text:p>-1.029</text:p>
          </table:table-cell>
          <table:table-cell table:style-name="ce10" table:formula="of:=[.K128]" office:value-type="float" office:value="103.93">
            <text:p>103.930</text:p>
          </table:table-cell>
          <table:table-cell table:style-name="ce10" table:formula="of:=[.G129]+[.K129]" office:value-type="float" office:value="108.528688704188">
            <text:p>108.529</text:p>
          </table:table-cell>
          <table:table-cell table:style-name="ce20" table:formula="of:=[.D129]+[.E129]+[.L129]" office:value-type="float" office:value="17.4011721203808">
            <text:p>17.401</text:p>
          </table:table-cell>
          <table:table-cell table:style-name="ce17" table:formula="of:=[.N128]" office:value-type="float" office:value="-31">
            <text:p>-31</text:p>
          </table:table-cell>
          <table:table-cell table:style-name="ce17" table:formula="of:=[.O128]" office:value-type="float" office:value="-71">
            <text:p>-71</text:p>
          </table:table-cell>
          <table:table-cell table:style-name="ce17" table:formula="of:=[.F129]-[.N129]" office:value-type="float" office:value="-60.1275165838074">
            <text:p>-60.1275165838</text:p>
          </table:table-cell>
          <table:table-cell table:style-name="ce17" table:formula="of:=[.F129]-[.O129]" office:value-type="float" office:value="-20.1275165838074">
            <text:p>-20.1275165838</text:p>
          </table:table-cell>
          <table:table-cell table:style-name="ce17"/>
          <table:table-cell table:style-name="ce17" table:formula="of:=10^([.P129]/10)" office:value-type="float" office:value="0.000000971065090440339">
            <text:p>9.71065090440339E-007</text:p>
          </table:table-cell>
          <table:table-cell table:style-name="ce17" table:formula="of:=10^([.Q129]/10)" office:value-type="float" office:value="0.00971065090440337">
            <text:p>0.0097106509</text:p>
          </table:table-cell>
          <table:table-cell table:number-columns-repeated="7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table:formula="of:=RADIANS([.A130])" office:value-type="float" office:value="0.0698131700797732">
            <text:p>0.070</text:p>
          </table:table-cell>
          <table:table-cell table:style-name="ce15" table:formula="of:=[.E4]*(1/COS([.B130] ))" office:value-type="float" office:value="426037.806684498">
            <text:p>4.26E+05</text:p>
          </table:table-cell>
          <table:table-cell table:style-name="ce6" table:formula="of:=[.D129]" office:value-type="float" office:value="33">
            <text:p>33</text:p>
          </table:table-cell>
          <table:table-cell table:style-name="ce20" table:formula="of:=20*(LOG(3.333333333333/(4*3.1415927*[.C130])))" office:value-type="float" office:value="-124.115585307079">
            <text:p>-124.116</text:p>
          </table:table-cell>
          <table:table-cell table:style-name="ce20" table:formula="of:=[.D130]+[.E130]" office:value-type="float" office:value="-91.1155853070794">
            <text:p>-91.116</text:p>
          </table:table-cell>
          <table:table-cell table:style-name="ce29" table:formula="of:=5/([.B130]+1)" office:value-type="float" office:value="4.67371326119229">
            <text:p>4.674</text:p>
          </table:table-cell>
          <table:table-cell table:style-name="ce10" table:formula="of:=[.H129]" office:value-type="float" office:value="85.5">
            <text:p>85.500</text:p>
          </table:table-cell>
          <table:table-cell table:style-name="ce10" table:formula="of:=[.G130]+[.H130]" office:value-type="float" office:value="90.1737132611923">
            <text:p>90.174</text:p>
          </table:table-cell>
          <table:table-cell table:style-name="ce20" table:formula="of:=[.D130]+[.E130]+[.I130]" office:value-type="float" office:value="-0.941872045887067">
            <text:p>-0.942</text:p>
          </table:table-cell>
          <table:table-cell table:style-name="ce10" table:formula="of:=[.K129]" office:value-type="float" office:value="103.93">
            <text:p>103.930</text:p>
          </table:table-cell>
          <table:table-cell table:style-name="ce10" table:formula="of:=[.G130]+[.K130]" office:value-type="float" office:value="108.603713261192">
            <text:p>108.604</text:p>
          </table:table-cell>
          <table:table-cell table:style-name="ce20" table:formula="of:=[.D130]+[.E130]+[.L130]" office:value-type="float" office:value="17.4881279541129">
            <text:p>17.488</text:p>
          </table:table-cell>
          <table:table-cell table:style-name="ce17" table:formula="of:=[.N129]" office:value-type="float" office:value="-31">
            <text:p>-31</text:p>
          </table:table-cell>
          <table:table-cell table:style-name="ce17" table:formula="of:=[.O129]" office:value-type="float" office:value="-71">
            <text:p>-71</text:p>
          </table:table-cell>
          <table:table-cell table:style-name="ce17" table:formula="of:=[.F130]-[.N130]" office:value-type="float" office:value="-60.1155853070794">
            <text:p>-60.1155853071</text:p>
          </table:table-cell>
          <table:table-cell table:style-name="ce17" table:formula="of:=[.F130]-[.O130]" office:value-type="float" office:value="-20.1155853070794">
            <text:p>-20.1155853071</text:p>
          </table:table-cell>
          <table:table-cell table:style-name="ce17"/>
          <table:table-cell table:style-name="ce17" table:formula="of:=10^([.P130]/10)" office:value-type="float" office:value="0.000000973736544126225">
            <text:p>9.73736544126225E-007</text:p>
          </table:table-cell>
          <table:table-cell table:style-name="ce17" table:formula="of:=10^([.Q130]/10)" office:value-type="float" office:value="0.00973736544126224">
            <text:p>0.0097373654</text:p>
          </table:table-cell>
          <table:table-cell table:number-columns-repeated="7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0" table:formula="of:=RADIANS([.A131])" office:value-type="float" office:value="0.0523598775598299">
            <text:p>0.052</text:p>
          </table:table-cell>
          <table:table-cell table:style-name="ce15" table:formula="of:=[.E4]*(1/COS([.B131] ))" office:value-type="float" office:value="425583.247049116">
            <text:p>4.26E+05</text:p>
          </table:table-cell>
          <table:table-cell table:style-name="ce6" table:formula="of:=[.D130]" office:value-type="float" office:value="33">
            <text:p>33</text:p>
          </table:table-cell>
          <table:table-cell table:style-name="ce20" table:formula="of:=20*(LOG(3.333333333333/(4*3.1415927*[.C131])))" office:value-type="float" office:value="-124.106312978302">
            <text:p>-124.106</text:p>
          </table:table-cell>
          <table:table-cell table:style-name="ce20" table:formula="of:=[.D131]+[.E131]" office:value-type="float" office:value="-91.1063129783024">
            <text:p>-91.106</text:p>
          </table:table-cell>
          <table:table-cell table:style-name="ce29" table:formula="of:=5/([.B131]+1)" office:value-type="float" office:value="4.75122636905713">
            <text:p>4.751</text:p>
          </table:table-cell>
          <table:table-cell table:style-name="ce10" table:formula="of:=[.H130]" office:value-type="float" office:value="85.5">
            <text:p>85.500</text:p>
          </table:table-cell>
          <table:table-cell table:style-name="ce10" table:formula="of:=[.G131]+[.H131]" office:value-type="float" office:value="90.2512263690571">
            <text:p>90.251</text:p>
          </table:table-cell>
          <table:table-cell table:style-name="ce20" table:formula="of:=[.D131]+[.E131]+[.I131]" office:value-type="float" office:value="-0.855086609245276">
            <text:p>-0.855</text:p>
          </table:table-cell>
          <table:table-cell table:style-name="ce10" table:formula="of:=[.K130]" office:value-type="float" office:value="103.93">
            <text:p>103.930</text:p>
          </table:table-cell>
          <table:table-cell table:style-name="ce10" table:formula="of:=[.G131]+[.K131]" office:value-type="float" office:value="108.681226369057">
            <text:p>108.681</text:p>
          </table:table-cell>
          <table:table-cell table:style-name="ce20" table:formula="of:=[.D131]+[.E131]+[.L131]" office:value-type="float" office:value="17.5749133907547">
            <text:p>17.575</text:p>
          </table:table-cell>
          <table:table-cell table:style-name="ce17" table:formula="of:=[.N130]" office:value-type="float" office:value="-31">
            <text:p>-31</text:p>
          </table:table-cell>
          <table:table-cell table:style-name="ce17" table:formula="of:=[.O130]" office:value-type="float" office:value="-71">
            <text:p>-71</text:p>
          </table:table-cell>
          <table:table-cell table:style-name="ce17" table:formula="of:=[.F131]-[.N131]" office:value-type="float" office:value="-60.1063129783024">
            <text:p>-60.1063129783</text:p>
          </table:table-cell>
          <table:table-cell table:style-name="ce17" table:formula="of:=[.F131]-[.O131]" office:value-type="float" office:value="-20.1063129783024">
            <text:p>-20.1063129783</text:p>
          </table:table-cell>
          <table:table-cell table:style-name="ce17"/>
          <table:table-cell table:style-name="ce17" table:formula="of:=10^([.P131]/10)" office:value-type="float" office:value="0.000000975817724296801">
            <text:p>9.75817724296801E-007</text:p>
          </table:table-cell>
          <table:table-cell table:style-name="ce17" table:formula="of:=10^([.Q131]/10)" office:value-type="float" office:value="0.00975817724296801">
            <text:p>0.0097581772</text:p>
          </table:table-cell>
          <table:table-cell table:number-columns-repeated="7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table:formula="of:=RADIANS([.A132])" office:value-type="float" office:value="0.0349065850398866">
            <text:p>0.035</text:p>
          </table:table-cell>
          <table:table-cell table:style-name="ce15" table:formula="of:=[.E4]*(1/COS([.B132] ))" office:value-type="float" office:value="425259.056326999">
            <text:p>4.25E+05</text:p>
          </table:table-cell>
          <table:table-cell table:style-name="ce6" table:formula="of:=[.D131]" office:value-type="float" office:value="33">
            <text:p>33</text:p>
          </table:table-cell>
          <table:table-cell table:style-name="ce20" table:formula="of:=20*(LOG(3.333333333333/(4*3.1415927*[.C132])))" office:value-type="float" office:value="-124.099693925726">
            <text:p>-124.100</text:p>
          </table:table-cell>
          <table:table-cell table:style-name="ce20" table:formula="of:=[.D132]+[.E132]" office:value-type="float" office:value="-91.0996939257257">
            <text:p>-91.100</text:p>
          </table:table-cell>
          <table:table-cell table:style-name="ce29" table:formula="of:=5/([.B132]+1)" office:value-type="float" office:value="4.83135393307725">
            <text:p>4.831</text:p>
          </table:table-cell>
          <table:table-cell table:style-name="ce10" table:formula="of:=[.H131]" office:value-type="float" office:value="85.5">
            <text:p>85.500</text:p>
          </table:table-cell>
          <table:table-cell table:style-name="ce10" table:formula="of:=[.G132]+[.H132]" office:value-type="float" office:value="90.3313539330773">
            <text:p>90.331</text:p>
          </table:table-cell>
          <table:table-cell table:style-name="ce20" table:formula="of:=[.D132]+[.E132]+[.I132]" office:value-type="float" office:value="-0.76833999264845">
            <text:p>-0.768</text:p>
          </table:table-cell>
          <table:table-cell table:style-name="ce10" table:formula="of:=[.K131]" office:value-type="float" office:value="103.93">
            <text:p>103.930</text:p>
          </table:table-cell>
          <table:table-cell table:style-name="ce10" table:formula="of:=[.G132]+[.K132]" office:value-type="float" office:value="108.761353933077">
            <text:p>108.761</text:p>
          </table:table-cell>
          <table:table-cell table:style-name="ce20" table:formula="of:=[.D132]+[.E132]+[.L132]" office:value-type="float" office:value="17.6616600073516">
            <text:p>17.662</text:p>
          </table:table-cell>
          <table:table-cell table:style-name="ce17" table:formula="of:=[.N131]" office:value-type="float" office:value="-31">
            <text:p>-31</text:p>
          </table:table-cell>
          <table:table-cell table:style-name="ce17" table:formula="of:=[.O131]" office:value-type="float" office:value="-71">
            <text:p>-71</text:p>
          </table:table-cell>
          <table:table-cell table:style-name="ce17" table:formula="of:=[.F132]-[.N132]" office:value-type="float" office:value="-60.0996939257257">
            <text:p>-60.0996939257</text:p>
          </table:table-cell>
          <table:table-cell table:style-name="ce17" table:formula="of:=[.F132]-[.O132]" office:value-type="float" office:value="-20.0996939257257">
            <text:p>-20.0996939257</text:p>
          </table:table-cell>
          <table:table-cell table:style-name="ce17"/>
          <table:table-cell table:style-name="ce17" table:formula="of:=10^([.P132]/10)" office:value-type="float" office:value="0.000000977306095354613">
            <text:p>9.77306095354613E-007</text:p>
          </table:table-cell>
          <table:table-cell table:style-name="ce17" table:formula="of:=10^([.Q132]/10)" office:value-type="float" office:value="0.00977306095354612">
            <text:p>0.009773061</text:p>
          </table:table-cell>
          <table:table-cell table:number-columns-repeated="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table:formula="of:=RADIANS([.A133])" office:value-type="float" office:value="0.0174532925199433">
            <text:p>0.017</text:p>
          </table:table-cell>
          <table:table-cell table:style-name="ce15" table:formula="of:=[.E4]*(1/COS([.B133] ))" office:value-type="float" office:value="425064.739418661">
            <text:p>4.25E+05</text:p>
          </table:table-cell>
          <table:table-cell table:style-name="ce6" table:formula="of:=[.D132]" office:value-type="float" office:value="33">
            <text:p>33</text:p>
          </table:table-cell>
          <table:table-cell table:style-name="ce20" table:formula="of:=20*(LOG(3.333333333333/(4*3.1415927*[.C133])))" office:value-type="float" office:value="-124.095724107973">
            <text:p>-124.096</text:p>
          </table:table-cell>
          <table:table-cell table:style-name="ce20" table:formula="of:=[.D133]+[.E133]" office:value-type="float" office:value="-91.0957241079728">
            <text:p>-91.096</text:p>
          </table:table-cell>
          <table:table-cell table:style-name="ce29" table:formula="of:=5/([.B133]+1)" office:value-type="float" office:value="4.9142304976147">
            <text:p>4.914</text:p>
          </table:table-cell>
          <table:table-cell table:style-name="ce10" table:formula="of:=[.H132]" office:value-type="float" office:value="85.5">
            <text:p>85.500</text:p>
          </table:table-cell>
          <table:table-cell table:style-name="ce10" table:formula="of:=[.G133]+[.H133]" office:value-type="float" office:value="90.4142304976147">
            <text:p>90.414</text:p>
          </table:table-cell>
          <table:table-cell table:style-name="ce20" table:formula="of:=[.D133]+[.E133]+[.I133]" office:value-type="float" office:value="-0.681493610358118">
            <text:p>-0.681</text:p>
          </table:table-cell>
          <table:table-cell table:style-name="ce10" table:formula="of:=[.K132]" office:value-type="float" office:value="103.93">
            <text:p>103.930</text:p>
          </table:table-cell>
          <table:table-cell table:style-name="ce10" table:formula="of:=[.G133]+[.K133]" office:value-type="float" office:value="108.844230497615">
            <text:p>108.844</text:p>
          </table:table-cell>
          <table:table-cell table:style-name="ce20" table:formula="of:=[.D133]+[.E133]+[.L133]" office:value-type="float" office:value="17.7485063896419">
            <text:p>17.749</text:p>
          </table:table-cell>
          <table:table-cell table:style-name="ce17" table:formula="of:=[.N132]" office:value-type="float" office:value="-31">
            <text:p>-31</text:p>
          </table:table-cell>
          <table:table-cell table:style-name="ce17" table:formula="of:=[.O132]" office:value-type="float" office:value="-71">
            <text:p>-71</text:p>
          </table:table-cell>
          <table:table-cell table:style-name="ce17" table:formula="of:=[.F133]-[.N133]" office:value-type="float" office:value="-60.0957241079728">
            <text:p>-60.095724108</text:p>
          </table:table-cell>
          <table:table-cell table:style-name="ce17" table:formula="of:=[.F133]-[.O133]" office:value-type="float" office:value="-20.0957241079728">
            <text:p>-20.095724108</text:p>
          </table:table-cell>
          <table:table-cell table:style-name="ce17"/>
          <table:table-cell table:style-name="ce17" table:formula="of:=10^([.P133]/10)" office:value-type="float" office:value="0.000000978199843948786">
            <text:p>9.78199843948786E-007</text:p>
          </table:table-cell>
          <table:table-cell table:style-name="ce17" table:formula="of:=10^([.Q133]/10)" office:value-type="float" office:value="0.00978199843948785">
            <text:p>0.0097819984</text:p>
          </table:table-cell>
          <table:table-cell table:number-columns-repeated="7"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0" table:formula="of:=RADIANS([.A134])" office:value-type="float" office:value="0">
            <text:p>0.000</text:p>
          </table:table-cell>
          <table:table-cell table:style-name="ce15" table:formula="of:=[.E4]*(1/COS([.B134] ))" office:value-type="float" office:value="425000">
            <text:p>4.25E+05</text:p>
          </table:table-cell>
          <table:table-cell table:style-name="ce6" table:formula="of:=[.D133]" office:value-type="float" office:value="33">
            <text:p>33</text:p>
          </table:table-cell>
          <table:table-cell table:style-name="ce20" table:formula="of:=20*(LOG(3.333333333333/(4*3.1415927*[.C134])))" office:value-type="float" office:value="-124.094401104157">
            <text:p>-124.094</text:p>
          </table:table-cell>
          <table:table-cell table:style-name="ce20" table:formula="of:=[.D134]+[.E134]" office:value-type="float" office:value="-91.0944011041574">
            <text:p>-91.094</text:p>
          </table:table-cell>
          <table:table-cell table:style-name="ce29" table:formula="of:=5/([.B134]+1)" office:value-type="float" office:value="5">
            <text:p>5.000</text:p>
          </table:table-cell>
          <table:table-cell table:style-name="ce10" table:formula="of:=[.H133]" office:value-type="float" office:value="85.5">
            <text:p>85.500</text:p>
          </table:table-cell>
          <table:table-cell table:style-name="ce10" table:formula="of:=[.G134]+[.H134]" office:value-type="float" office:value="90.5">
            <text:p>90.500</text:p>
          </table:table-cell>
          <table:table-cell table:style-name="ce20" table:formula="of:=[.D134]+[.E134]+[.I134]" office:value-type="float" office:value="-0.594401104157413">
            <text:p>-0.594</text:p>
          </table:table-cell>
          <table:table-cell table:style-name="ce10" table:formula="of:=[.K133]" office:value-type="float" office:value="103.93">
            <text:p>103.930</text:p>
          </table:table-cell>
          <table:table-cell table:style-name="ce10" table:formula="of:=[.G134]+[.K134]" office:value-type="float" office:value="108.93">
            <text:p>108.930</text:p>
          </table:table-cell>
          <table:table-cell table:style-name="ce20" table:formula="of:=[.D134]+[.E134]+[.L134]" office:value-type="float" office:value="17.8355988958426">
            <text:p>17.836</text:p>
          </table:table-cell>
          <table:table-cell table:style-name="ce17" table:formula="of:=[.N133]" office:value-type="float" office:value="-31">
            <text:p>-31</text:p>
          </table:table-cell>
          <table:table-cell table:style-name="ce17" table:formula="of:=[.O133]" office:value-type="float" office:value="-71">
            <text:p>-71</text:p>
          </table:table-cell>
          <table:table-cell table:style-name="ce17" table:formula="of:=[.F134]-[.N134]" office:value-type="float" office:value="-60.0944011041574">
            <text:p>-60.0944011042</text:p>
          </table:table-cell>
          <table:table-cell table:style-name="ce17" table:formula="of:=[.F134]-[.O134]" office:value-type="float" office:value="-20.0944011041574">
            <text:p>-20.0944011042</text:p>
          </table:table-cell>
          <table:table-cell table:style-name="ce17"/>
          <table:table-cell table:style-name="ce17" table:formula="of:=10^([.P134]/10)" office:value-type="float" office:value="0.000000978497881184327">
            <text:p>9.78497881184327E-007</text:p>
          </table:table-cell>
          <table:table-cell table:style-name="ce17" table:formula="of:=10^([.Q134]/10)" office:value-type="float" office:value="0.00978497881184327">
            <text:p>0.0097849788</text:p>
          </table:table-cell>
          <table:table-cell table:number-columns-repeated="7"/>
        </table:table-row>
        <table:table-row table:style-name="ro2" table:number-rows-repeated="1048441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3" number:min-integer-digits="1" number:grouping="true"/>
    </number:number-style>
    <number:number-style style:name="N122">
      <style:text-properties fo:color="#ff0000"/>
      <number:text>-</number:text>
      <number:number number:decimal-places="3" number:min-integer-digits="1" number:grouping="true"/>
      <style:map style:condition="value()&gt;=0" style:apply-style-name="N12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09:19:39.738140792</meta:creation-date>
    <dc:date>2013-12-22T08:27:44</dc:date>
    <meta:editing-duration>PT1H14M1S</meta:editing-duration>
    <meta:editing-cycles>6</meta:editing-cycles>
    <meta:generator>LibreOffice/3.5$Linux_X86_64 LibreOffice_project/350m1$Build-2</meta:generator>
    <dc:creator>Will </dc:creator>
    <meta:document-statistic meta:table-count="1" meta:cell-count="18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P0" style:volatile="true">
      <number:number number:decimal-places="3" number:min-integer-digits="1" number:grouping="true"/>
    </number:number-style>
    <number:number-style style:name="N120">
      <style:text-properties fo:color="#ff0000"/>
      <number:text>-</number:text>
      <number:number number:decimal-places="3" number:min-integer-digits="1" number:grouping="true"/>
      <style:map style:condition="value()&gt;=0" style:apply-style-name="N120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10pt" style:font-size-complex="10pt"/>
    </style:style>
    <style:style style:name="ch5" style:family="chart" style:data-style-name="N120">
      <style:chart-properties chart:display-label="true" chart:logarithmic="false" chart:minimum="-50" chart:maximum="3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89cm" svg:height="10.446cm" xlink:href=".." xlink:type="simple" chart:class="chart:line" chart:style-name="ch1">
        <chart:legend chart:legend-position="end" svg:x="21.043cm" svg:y="4.426cm" style:legend-expansion="high" chart:style-name="ch2"/>
        <chart:plot-area chart:style-name="ch3" table:cell-range-address="Sheet1.A44:Sheet1.A134 Sheet1.G42:Sheet1.G42 Sheet1.G44:Sheet1.G134 Sheet1.J42:Sheet1.J42 Sheet1.J44:Sheet1.J134 Sheet1.M42:Sheet1.M42 Sheet1.M44:Sheet1.M134" chart:data-source-has-labels="both" svg:x="0.925cm" svg:y="0.967cm" svg:width="19.168cm" svg:height="8.851cm">
          <chartooo:coordinate-region svg:x="2.314cm" svg:y="0.967cm" svg:width="17.698cm" svg:height="7.964cm"/>
          <chart:axis chart:dimension="x" chart:name="primary-x" chart:style-name="ch4" chartooo:axis-type="auto">
            <chartooo:date-scale/>
            <chart:categories table:cell-range-address="Sheet1.A44:Sheet1.A1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4:Sheet1.G134" chart:label-cell-address="Sheet1.G42:Sheet1.G42" chart:class="chart:line">
            <chart:data-point chart:repeated="91"/>
          </chart:series>
          <chart:series chart:style-name="ch8" chart:values-cell-range-address="Sheet1.J44:Sheet1.J134" chart:label-cell-address="Sheet1.J42:Sheet1.J42" chart:class="chart:line">
            <chart:data-point chart:repeated="91"/>
          </chart:series>
          <chart:series chart:style-name="ch9" chart:values-cell-range-address="Sheet1.M44:Sheet1.M134" chart:label-cell-address="Sheet1.M42:Sheet1.M4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 gain</text:p>
                <draw:g>
                  <svg:desc>Sheet1.G42:Sheet1.G42</svg:desc>
                </draw:g>
              </table:table-cell>
              <table:table-cell office:value-type="string">
                <text:p>Old Link</text:p>
                <draw:g>
                  <svg:desc>Sheet1.J42:Sheet1.J42</svg:desc>
                </draw:g>
              </table:table-cell>
              <table:table-cell office:value-type="string">
                <text:p>New Link</text:p>
                <draw:g>
                  <svg:desc>Sheet1.M42:Sheet1.M42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44:Sheet1.A134</svg:desc>
                </draw:g>
              </table:table-cell>
              <table:table-cell office:value-type="float" office:value="1.94492264824171">
                <text:p>1.94492264824171</text:p>
                <draw:g>
                  <svg:desc>Sheet1.G44:Sheet1.G134</svg:desc>
                </draw:g>
              </table:table-cell>
              <table:table-cell office:value-type="float" office:value="-327.909861334764">
                <text:p>-327.909861334764</text:p>
                <draw:g>
                  <svg:desc>Sheet1.J44:Sheet1.J134</svg:desc>
                </draw:g>
              </table:table-cell>
              <table:table-cell office:value-type="float" office:value="-311.424783983006">
                <text:p>-311.424783983006</text:p>
                <draw:g>
                  <svg:desc>Sheet1.M44:Sheet1.M134</svg:desc>
                </draw:g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.95821710317893">
                <text:p>1.95821710317893</text:p>
              </table:table-cell>
              <table:table-cell office:value-type="float" office:value="-38.7990776325211">
                <text:p>-38.7990776325211</text:p>
              </table:table-cell>
              <table:table-cell office:value-type="float" office:value="-20.369077632521">
                <text:p>-20.36907763252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.9716945566173">
                <text:p>1.9716945566173</text:p>
              </table:table-cell>
              <table:table-cell office:value-type="float" office:value="-32.7663232696187">
                <text:p>-32.7663232696187</text:p>
              </table:table-cell>
              <table:table-cell office:value-type="float" office:value="-14.336323269619">
                <text:p>-14.33632326961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.98535881321074">
                <text:p>1.98535881321074</text:p>
              </table:table-cell>
              <table:table-cell office:value-type="float" office:value="-29.2330390174263">
                <text:p>-29.2330390174263</text:p>
              </table:table-cell>
              <table:table-cell office:value-type="float" office:value="-10.803039017426">
                <text:p>-10.8030390174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.99921378381739">
                <text:p>1.99921378381739</text:p>
              </table:table-cell>
              <table:table-cell office:value-type="float" office:value="-26.7234969507076">
                <text:p>-26.7234969507076</text:p>
              </table:table-cell>
              <table:table-cell office:value-type="float" office:value="-8.293496950708">
                <text:p>-8.29349695070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01326348923141">
                <text:p>2.01326348923141</text:p>
              </table:table-cell>
              <table:table-cell office:value-type="float" office:value="-24.7752174483236">
                <text:p>-24.7752174483236</text:p>
              </table:table-cell>
              <table:table-cell office:value-type="float" office:value="-6.34521744832399">
                <text:p>-6.3452174483239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.02751206407327">
                <text:p>2.02751206407327</text:p>
              </table:table-cell>
              <table:table-cell office:value-type="float" office:value="-23.1821977274287">
                <text:p>-23.1821977274287</text:p>
              </table:table-cell>
              <table:table-cell office:value-type="float" office:value="-4.75219772742901">
                <text:p>-4.7521977274290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0419637608464">
                <text:p>2.0419637608464</text:p>
              </table:table-cell>
              <table:table-cell office:value-type="float" office:value="-21.8345479174776">
                <text:p>-21.8345479174776</text:p>
              </table:table-cell>
              <table:table-cell office:value-type="float" office:value="-3.404547917478">
                <text:p>-3.40454791747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05662295416859">
                <text:p>2.05662295416859</text:p>
              </table:table-cell>
              <table:table-cell office:value-type="float" office:value="-20.6666720699984">
                <text:p>-20.6666720699984</text:p>
              </table:table-cell>
              <table:table-cell office:value-type="float" office:value="-2.23667206999799">
                <text:p>-2.2366720699979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07149414518692">
                <text:p>2.07149414518692</text:p>
              </table:table-cell>
              <table:table-cell office:value-type="float" office:value="-19.6362581318311">
                <text:p>-19.6362581318311</text:p>
              </table:table-cell>
              <table:table-cell office:value-type="float" office:value="-1.20625813183099">
                <text:p>-1.206258131830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8658196618574">
                <text:p>2.08658196618574</text:p>
              </table:table-cell>
              <table:table-cell office:value-type="float" office:value="-18.7144145377393">
                <text:p>-18.7144145377393</text:p>
              </table:table-cell>
              <table:table-cell office:value-type="float" office:value="-0.284414537739011">
                <text:p>-0.28441453773901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10189118539737">
                <text:p>2.10189118539737</text:p>
              </table:table-cell>
              <table:table-cell office:value-type="float" office:value="-17.8805330197516">
                <text:p>-17.8805330197516</text:p>
              </table:table-cell>
              <table:table-cell office:value-type="float" office:value="0.549466980248013">
                <text:p>0.5494669802480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11742671202623">
                <text:p>2.11742671202623</text:p>
              </table:table-cell>
              <table:table-cell office:value-type="float" office:value="-17.1193961865608">
                <text:p>-17.1193961865608</text:p>
              </table:table-cell>
              <table:table-cell office:value-type="float" office:value="1.31060381343899">
                <text:p>1.3106038134389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13319360149739">
                <text:p>2.13319360149739</text:p>
              </table:table-cell>
              <table:table-cell office:value-type="float" office:value="-16.4194468418346">
                <text:p>-16.4194468418346</text:p>
              </table:table-cell>
              <table:table-cell office:value-type="float" office:value="2.01055315816501">
                <text:p>2.010553158165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.14919706094142">
                <text:p>2.14919706094142</text:p>
              </table:table-cell>
              <table:table-cell office:value-type="float" office:value="-15.7717005074976">
                <text:p>-15.7717005074976</text:p>
              </table:table-cell>
              <table:table-cell office:value-type="float" office:value="2.65829949250201">
                <text:p>2.658299492502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16544245492792">
                <text:p>2.16544245492792</text:p>
              </table:table-cell>
              <table:table-cell office:value-type="float" office:value="-15.1690340378431">
                <text:p>-15.1690340378431</text:p>
              </table:table-cell>
              <table:table-cell office:value-type="float" office:value="3.26096596215702">
                <text:p>3.2609659621570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.18193531146115">
                <text:p>2.18193531146115</text:p>
              </table:table-cell>
              <table:table-cell office:value-type="float" office:value="-14.6057042909889">
                <text:p>-14.6057042909889</text:p>
              </table:table-cell>
              <table:table-cell office:value-type="float" office:value="3.82429570901098">
                <text:p>3.8242957090109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.19868132825168">
                <text:p>2.19868132825168</text:p>
              </table:table-cell>
              <table:table-cell office:value-type="float" office:value="-14.0770129763583">
                <text:p>-14.0770129763583</text:p>
              </table:table-cell>
              <table:table-cell office:value-type="float" office:value="4.352987023642">
                <text:p>4.3529870236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.21568637927911">
                <text:p>2.21568637927911</text:p>
              </table:table-cell>
              <table:table-cell office:value-type="float" office:value="-13.5790674431579">
                <text:p>-13.5790674431579</text:p>
              </table:table-cell>
              <table:table-cell office:value-type="float" office:value="4.850932556842">
                <text:p>4.85093255684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23295652166172">
                <text:p>2.23295652166172</text:p>
              </table:table-cell>
              <table:table-cell office:value-type="float" office:value="-13.1086062294003">
                <text:p>-13.1086062294003</text:p>
              </table:table-cell>
              <table:table-cell office:value-type="float" office:value="5.32139377059998">
                <text:p>5.321393770599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5049800284989">
                <text:p>2.25049800284989</text:p>
              </table:table-cell>
              <table:table-cell office:value-type="float" office:value="-12.6628694083971">
                <text:p>-12.6628694083971</text:p>
              </table:table-cell>
              <table:table-cell office:value-type="float" office:value="5.76713059160299">
                <text:p>5.7671305916029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.26831726816126">
                <text:p>2.26831726816126</text:p>
              </table:table-cell>
              <table:table-cell office:value-type="float" office:value="-12.2395005995667">
                <text:p>-12.2395005995667</text:p>
              </table:table-cell>
              <table:table-cell office:value-type="float" office:value="6.19049940043301">
                <text:p>6.190499400433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8642096867676">
                <text:p>2.28642096867676</text:p>
              </table:table-cell>
              <table:table-cell office:value-type="float" office:value="-11.8364717938132">
                <text:p>-11.8364717938132</text:p>
              </table:table-cell>
              <table:table-cell office:value-type="float" office:value="6.59352820618699">
                <text:p>6.5935282061869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.30481596951777">
                <text:p>2.30481596951777</text:p>
              </table:table-cell>
              <table:table-cell office:value-type="float" office:value="-11.4520249013082">
                <text:p>-11.4520249013082</text:p>
              </table:table-cell>
              <table:table-cell office:value-type="float" office:value="6.97797509869199">
                <text:p>6.9779750986919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32350935852605">
                <text:p>2.32350935852605</text:p>
              </table:table-cell>
              <table:table-cell office:value-type="float" office:value="-11.0846257468259">
                <text:p>-11.0846257468259</text:p>
              </table:table-cell>
              <table:table-cell office:value-type="float" office:value="7.34537425317402">
                <text:p>7.345374253174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.3425084553696">
                <text:p>2.3425084553696</text:p>
              </table:table-cell>
              <table:table-cell office:value-type="float" office:value="-10.7329274607254">
                <text:p>-10.7329274607254</text:p>
              </table:table-cell>
              <table:table-cell office:value-type="float" office:value="7.69707253927501">
                <text:p>7.697072539275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36182082109884">
                <text:p>2.36182082109884</text:p>
              </table:table-cell>
              <table:table-cell office:value-type="float" office:value="-10.3957410524862">
                <text:p>-10.3957410524862</text:p>
              </table:table-cell>
              <table:table-cell office:value-type="float" office:value="8.034258947514">
                <text:p>8.0342589475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.38145426817951">
                <text:p>2.38145426817951</text:p>
              </table:table-cell>
              <table:table-cell office:value-type="float" office:value="-10.0720115389175">
                <text:p>-10.0720115389175</text:p>
              </table:table-cell>
              <table:table-cell office:value-type="float" office:value="8.35798846108301">
                <text:p>8.3579884610830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40141687103017">
                <text:p>2.40141687103017</text:p>
              </table:table-cell>
              <table:table-cell office:value-type="float" office:value="-9.76079841393681">
                <text:p>-9.76079841393681</text:p>
              </table:table-cell>
              <table:table-cell office:value-type="float" office:value="8.669201586063">
                <text:p>8.66920158606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.4217169770941">
                <text:p>2.4217169770941</text:p>
              </table:table-cell>
              <table:table-cell office:value-type="float" office:value="-9.4612595450519">
                <text:p>-9.4612595450519</text:p>
              </table:table-cell>
              <table:table-cell office:value-type="float" office:value="8.96874045494799">
                <text:p>8.968740454947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44236321847761">
                <text:p>2.44236321847761</text:p>
              </table:table-cell>
              <table:table-cell office:value-type="float" office:value="-9.17263779895941">
                <text:p>-9.17263779895941</text:p>
              </table:table-cell>
              <table:table-cell office:value-type="float" office:value="9.25736220104099">
                <text:p>9.2573622010409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46336452418882">
                <text:p>2.46336452418882</text:p>
              </table:table-cell>
              <table:table-cell office:value-type="float" office:value="-8.8942498588692">
                <text:p>-8.8942498588692</text:p>
              </table:table-cell>
              <table:table-cell office:value-type="float" office:value="9.53575014113099">
                <text:p>9.5357501411309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.48473013301329">
                <text:p>2.48473013301329</text:p>
              </table:table-cell>
              <table:table-cell office:value-type="float" office:value="-8.62547681569069">
                <text:p>-8.62547681569069</text:p>
              </table:table-cell>
              <table:table-cell office:value-type="float" office:value="9.80452318430901">
                <text:p>9.8045231843090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.5064696070656">
                <text:p>2.5064696070656</text:p>
              </table:table-cell>
              <table:table-cell office:value-type="float" office:value="-8.36575620526439">
                <text:p>-8.36575620526439</text:p>
              </table:table-cell>
              <table:table-cell office:value-type="float" office:value="10.064243794736">
                <text:p>10.0642437947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52859284605859">
                <text:p>2.52859284605859</text:p>
              </table:table-cell>
              <table:table-cell office:value-type="float" office:value="-8.1145752323534">
                <text:p>-8.1145752323534</text:p>
              </table:table-cell>
              <table:table-cell office:value-type="float" office:value="10.315424767647">
                <text:p>10.31542476764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.55111010233503">
                <text:p>2.55111010233503</text:p>
              </table:table-cell>
              <table:table-cell office:value-type="float" office:value="-7.87146497474001">
                <text:p>-7.87146497474001</text:p>
              </table:table-cell>
              <table:table-cell office:value-type="float" office:value="10.55853502526">
                <text:p>10.5585350252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.57403199670961">
                <text:p>2.57403199670961</text:p>
              </table:table-cell>
              <table:table-cell office:value-type="float" office:value="-7.6359954015474">
                <text:p>-7.6359954015474</text:p>
              </table:table-cell>
              <table:table-cell office:value-type="float" office:value="10.794004598453">
                <text:p>10.7940045984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.59736953517276">
                <text:p>2.59736953517276</text:p>
              </table:table-cell>
              <table:table-cell office:value-type="float" office:value="-7.4077710717042">
                <text:p>-7.4077710717042</text:p>
              </table:table-cell>
              <table:table-cell office:value-type="float" office:value="11.022228928296">
                <text:p>11.02222892829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62113412651146">
                <text:p>2.62113412651146</text:p>
              </table:table-cell>
              <table:table-cell office:value-type="float" office:value="-7.18642740352449">
                <text:p>-7.18642740352449</text:p>
              </table:table-cell>
              <table:table-cell office:value-type="float" office:value="11.243572596475">
                <text:p>11.24357259647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64533760090627">
                <text:p>2.64533760090627</text:p>
              </table:table-cell>
              <table:table-cell office:value-type="float" office:value="-6.97162742616071">
                <text:p>-6.97162742616071</text:p>
              </table:table-cell>
              <table:table-cell office:value-type="float" office:value="11.458372573839">
                <text:p>11.4583725738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6999222956838">
                <text:p>2.66999222956838</text:p>
              </table:table-cell>
              <table:table-cell office:value-type="float" office:value="-6.76305893954061">
                <text:p>-6.76305893954061</text:p>
              </table:table-cell>
              <table:table-cell office:value-type="float" office:value="11.666941060459">
                <text:p>11.66694106045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69511074548499">
                <text:p>2.69511074548499</text:p>
              </table:table-cell>
              <table:table-cell office:value-type="float" office:value="-6.56043202202801">
                <text:p>-6.56043202202801</text:p>
              </table:table-cell>
              <table:table-cell office:value-type="float" office:value="11.869567977972">
                <text:p>11.8695679779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2070636534695">
                <text:p>2.72070636534695</text:p>
              </table:table-cell>
              <table:table-cell office:value-type="float" office:value="-6.3634768353251">
                <text:p>-6.3634768353251</text:p>
              </table:table-cell>
              <table:table-cell office:value-type="float" office:value="12.066523164675">
                <text:p>12.0665231646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74679281273771">
                <text:p>2.74679281273771</text:p>
              </table:table-cell>
              <table:table-cell office:value-type="float" office:value="-6.17194168440931">
                <text:p>-6.17194168440931</text:p>
              </table:table-cell>
              <table:table-cell office:value-type="float" office:value="12.258058315591">
                <text:p>12.25805831559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77338434266939">
                <text:p>2.77338434266939</text:p>
              </table:table-cell>
              <table:table-cell office:value-type="float" office:value="-5.9855912970756">
                <text:p>-5.9855912970756</text:p>
              </table:table-cell>
              <table:table-cell office:value-type="float" office:value="12.444408702924">
                <text:p>12.4444087029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80049576755779">
                <text:p>2.80049576755779</text:p>
              </table:table-cell>
              <table:table-cell office:value-type="float" office:value="-5.80420529323919">
                <text:p>-5.80420529323919</text:p>
              </table:table-cell>
              <table:table-cell office:value-type="float" office:value="12.625794706761">
                <text:p>12.62579470676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82814248473613">
                <text:p>2.82814248473613</text:p>
              </table:table-cell>
              <table:table-cell office:value-type="float" office:value="-5.62757681868089">
                <text:p>-5.62757681868089</text:p>
              </table:table-cell>
              <table:table-cell office:value-type="float" office:value="12.802423181319">
                <text:p>12.80242318131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85634050561464">
                <text:p>2.85634050561464</text:p>
              </table:table-cell>
              <table:table-cell office:value-type="float" office:value="-5.4555113217544">
                <text:p>-5.4555113217544</text:p>
              </table:table-cell>
              <table:table-cell office:value-type="float" office:value="12.974488678246">
                <text:p>12.97448867824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88510648660216">
                <text:p>2.88510648660216</text:p>
              </table:table-cell>
              <table:table-cell office:value-type="float" office:value="-5.28782545468481">
                <text:p>-5.28782545468481</text:p>
              </table:table-cell>
              <table:table-cell office:value-type="float" office:value="13.142174545315">
                <text:p>13.14217454531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91445776191524">
                <text:p>2.91445776191524</text:p>
              </table:table-cell>
              <table:table-cell office:value-type="float" office:value="-5.1243460837288">
                <text:p>-5.1243460837288</text:p>
              </table:table-cell>
              <table:table-cell office:value-type="float" office:value="13.305653916271">
                <text:p>13.3056539162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94441237841043">
                <text:p>2.94441237841043</text:p>
              </table:table-cell>
              <table:table-cell office:value-type="float" office:value="-4.9649093946766">
                <text:p>-4.9649093946766</text:p>
              </table:table-cell>
              <table:table-cell office:value-type="float" office:value="13.465090605323">
                <text:p>13.46509060532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97498913258698">
                <text:p>2.97498913258698</text:p>
              </table:table-cell>
              <table:table-cell office:value-type="float" office:value="-4.80936008198501">
                <text:p>-4.80936008198501</text:p>
              </table:table-cell>
              <table:table-cell office:value-type="float" office:value="13.620639918015">
                <text:p>13.6206399180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00620760991921">
                <text:p>3.00620760991921</text:p>
              </table:table-cell>
              <table:table-cell office:value-type="float" office:value="-4.65755061144679">
                <text:p>-4.65755061144679</text:p>
              </table:table-cell>
              <table:table-cell office:value-type="float" office:value="13.772449388553">
                <text:p>13.77244938855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0380882266917">
                <text:p>3.0380882266917</text:p>
              </table:table-cell>
              <table:table-cell office:value-type="float" office:value="-4.5093405475583">
                <text:p>-4.5093405475583</text:p>
              </table:table-cell>
              <table:table-cell office:value-type="float" office:value="13.920659452442">
                <text:p>13.9206594524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.07065227452481">
                <text:p>3.07065227452481</text:p>
              </table:table-cell>
              <table:table-cell office:value-type="float" office:value="-4.3645959379122">
                <text:p>-4.3645959379122</text:p>
              </table:table-cell>
              <table:table-cell office:value-type="float" office:value="14.065404062088">
                <text:p>14.06540406208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10392196779491">
                <text:p>3.10392196779491</text:p>
              </table:table-cell>
              <table:table-cell office:value-type="float" office:value="-4.2231887478651">
                <text:p>-4.2231887478651</text:p>
              </table:table-cell>
              <table:table-cell office:value-type="float" office:value="14.206811252135">
                <text:p>14.20681125213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13792049417093">
                <text:p>3.13792049417093</text:p>
              </table:table-cell>
              <table:table-cell office:value-type="float" office:value="-4.08499633954609">
                <text:p>-4.08499633954609</text:p>
              </table:table-cell>
              <table:table-cell office:value-type="float" office:value="14.345003660454">
                <text:p>14.34500366045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17267206850909">
                <text:p>3.17267206850909</text:p>
              </table:table-cell>
              <table:table-cell office:value-type="float" office:value="-3.9499009899689">
                <text:p>-3.9499009899689</text:p>
              </table:table-cell>
              <table:table-cell office:value-type="float" office:value="14.480099010031">
                <text:p>14.4800990100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0820199036888">
                <text:p>3.20820199036888</text:p>
              </table:table-cell>
              <table:table-cell office:value-type="float" office:value="-3.81778944358309">
                <text:p>-3.81778944358309</text:p>
              </table:table-cell>
              <table:table-cell office:value-type="float" office:value="14.612210556417">
                <text:p>14.61221055641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2445367054375">
                <text:p>3.2445367054375</text:p>
              </table:table-cell>
              <table:table-cell office:value-type="float" office:value="-3.6885524951295">
                <text:p>-3.6885524951295</text:p>
              </table:table-cell>
              <table:table-cell office:value-type="float" office:value="14.741447504871">
                <text:p>14.7414475048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8170387117603">
                <text:p>3.28170387117603</text:p>
              </table:table-cell>
              <table:table-cell office:value-type="float" office:value="-3.56208459906399">
                <text:p>-3.56208459906399</text:p>
              </table:table-cell>
              <table:table-cell office:value-type="float" office:value="14.867915400936">
                <text:p>14.86791540093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31973242703001">
                <text:p>3.31973242703001</text:p>
              </table:table-cell>
              <table:table-cell office:value-type="float" office:value="-3.438283502213">
                <text:p>-3.438283502213</text:p>
              </table:table-cell>
              <table:table-cell office:value-type="float" office:value="14.991716497787">
                <text:p>14.99171649778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5865266957872">
                <text:p>3.35865266957872</text:p>
              </table:table-cell>
              <table:table-cell office:value-type="float" office:value="-3.31704989660929">
                <text:p>-3.31704989660929</text:p>
              </table:table-cell>
              <table:table-cell office:value-type="float" office:value="15.112950103391">
                <text:p>15.1129501033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39849633303351">
                <text:p>3.39849633303351</text:p>
              </table:table-cell>
              <table:table-cell office:value-type="float" office:value="-3.19828708974349">
                <text:p>-3.19828708974349</text:p>
              </table:table-cell>
              <table:table-cell office:value-type="float" office:value="15.231712910257">
                <text:p>15.23171291025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43929667553465">
                <text:p>3.43929667553465</text:p>
              </table:table-cell>
              <table:table-cell office:value-type="float" office:value="-3.08190068968429">
                <text:p>-3.08190068968429</text:p>
              </table:table-cell>
              <table:table-cell office:value-type="float" office:value="15.348099310316">
                <text:p>15.3480993103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48108857173983">
                <text:p>3.48108857173983</text:p>
              </table:table-cell>
              <table:table-cell office:value-type="float" office:value="-2.96779830268919">
                <text:p>-2.96779830268919</text:p>
              </table:table-cell>
              <table:table-cell office:value-type="float" office:value="15.462201697311">
                <text:p>15.4622016973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52390861224611">
                <text:p>3.52390861224611</text:p>
              </table:table-cell>
              <table:table-cell office:value-type="float" office:value="-2.8558892411249">
                <text:p>-2.8558892411249</text:p>
              </table:table-cell>
              <table:table-cell office:value-type="float" office:value="15.574110758875">
                <text:p>15.5741107588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.56779521044112">
                <text:p>3.56779521044112</text:p>
              </table:table-cell>
              <table:table-cell office:value-type="float" office:value="-2.74608423958689">
                <text:p>-2.74608423958689</text:p>
              </table:table-cell>
              <table:table-cell office:value-type="float" office:value="15.683915760413">
                <text:p>15.6839157604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61278871743922">
                <text:p>3.61278871743922</text:p>
              </table:table-cell>
              <table:table-cell office:value-type="float" office:value="-2.63829517725379">
                <text:p>-2.63829517725379</text:p>
              </table:table-cell>
              <table:table-cell office:value-type="float" office:value="15.791704822746">
                <text:p>15.7917048227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.65893154582546">
                <text:p>3.65893154582546</text:p>
              </table:table-cell>
              <table:table-cell office:value-type="float" office:value="-2.53243480455561">
                <text:p>-2.53243480455561</text:p>
              </table:table-cell>
              <table:table-cell office:value-type="float" office:value="15.897565195444">
                <text:p>15.8975651954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70626830300515">
                <text:p>3.70626830300515</text:p>
              </table:table-cell>
              <table:table-cell office:value-type="float" office:value="-2.42841647229379">
                <text:p>-2.42841647229379</text:p>
              </table:table-cell>
              <table:table-cell office:value-type="float" office:value="16.001583527706">
                <text:p>16.0015835277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75484593504008">
                <text:p>3.75484593504008</text:p>
              </table:table-cell>
              <table:table-cell office:value-type="float" office:value="-2.32615386137091">
                <text:p>-2.32615386137091</text:p>
              </table:table-cell>
              <table:table-cell office:value-type="float" office:value="16.103846138629">
                <text:p>16.1038461386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.80471388194656">
                <text:p>3.80471388194656</text:p>
              </table:table-cell>
              <table:table-cell office:value-type="float" office:value="-2.22556071131041">
                <text:p>-2.22556071131041</text:p>
              </table:table-cell>
              <table:table-cell office:value-type="float" office:value="16.20443928869">
                <text:p>16.204439288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85592424553493">
                <text:p>3.85592424553493</text:p>
              </table:table-cell>
              <table:table-cell office:value-type="float" office:value="-2.1265505457051">
                <text:p>-2.1265505457051</text:p>
              </table:table-cell>
              <table:table-cell office:value-type="float" office:value="16.303449454295">
                <text:p>16.3034494542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90853197098857">
                <text:p>3.90853197098857</text:p>
              </table:table-cell>
              <table:table-cell office:value-type="float" office:value="-2.02903639270239">
                <text:p>-2.02903639270239</text:p>
              </table:table-cell>
              <table:table-cell office:value-type="float" office:value="16.400963607298">
                <text:p>16.4009636072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96259504351249">
                <text:p>3.96259504351249</text:p>
              </table:table-cell>
              <table:table-cell office:value-type="float" office:value="-1.93293049859051">
                <text:p>-1.93293049859051</text:p>
              </table:table-cell>
              <table:table-cell office:value-type="float" office:value="16.49706950141">
                <text:p>16.497069501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.01817470153117">
                <text:p>4.01817470153117</text:p>
              </table:table-cell>
              <table:table-cell office:value-type="float" office:value="-1.8381440324338">
                <text:p>-1.8381440324338</text:p>
              </table:table-cell>
              <table:table-cell office:value-type="float" office:value="16.591855967566">
                <text:p>16.59185596756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0753356680837">
                <text:p>4.0753356680837</text:p>
              </table:table-cell>
              <table:table-cell office:value-type="float" office:value="-1.74458677960631">
                <text:p>-1.74458677960631</text:p>
              </table:table-cell>
              <table:table-cell office:value-type="float" office:value="16.685413220394">
                <text:p>16.6854132203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.13414640225423">
                <text:p>4.13414640225423</text:p>
              </table:table-cell>
              <table:table-cell office:value-type="float" office:value="-1.6521668219488">
                <text:p>-1.6521668219488</text:p>
              </table:table-cell>
              <table:table-cell office:value-type="float" office:value="16.777833178051">
                <text:p>16.7778331780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.19467937269148">
                <text:p>4.19467937269148</text:p>
              </table:table-cell>
              <table:table-cell office:value-type="float" office:value="-1.5607902020855">
                <text:p>-1.5607902020855</text:p>
              </table:table-cell>
              <table:table-cell office:value-type="float" office:value="16.869209797914">
                <text:p>16.8692097979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2570113555148">
                <text:p>4.2570113555148</text:p>
              </table:table-cell>
              <table:table-cell office:value-type="float" office:value="-1.47036056924419">
                <text:p>-1.47036056924419</text:p>
              </table:table-cell>
              <table:table-cell office:value-type="float" office:value="16.959639430756">
                <text:p>16.9596394307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32122375918183">
                <text:p>4.32122375918183</text:p>
              </table:table-cell>
              <table:table-cell office:value-type="float" office:value="-1.38077880367419">
                <text:p>-1.38077880367419</text:p>
              </table:table-cell>
              <table:table-cell office:value-type="float" office:value="17.049221196326">
                <text:p>17.0492211963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38740297920809">
                <text:p>4.38740297920809</text:p>
              </table:table-cell>
              <table:table-cell office:value-type="float" office:value="-1.29194261651189">
                <text:p>-1.29194261651189</text:p>
              </table:table-cell>
              <table:table-cell office:value-type="float" office:value="17.138057383488">
                <text:p>17.1380573834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45564078598847">
                <text:p>4.45564078598847</text:p>
              </table:table-cell>
              <table:table-cell office:value-type="float" office:value="-1.2037461215635">
                <text:p>-1.2037461215635</text:p>
              </table:table-cell>
              <table:table-cell office:value-type="float" office:value="17.226253878437">
                <text:p>17.22625387843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52603474938168">
                <text:p>4.52603474938168</text:p>
              </table:table-cell>
              <table:table-cell office:value-type="float" office:value="-1.1160793751403">
                <text:p>-1.1160793751403</text:p>
              </table:table-cell>
              <table:table-cell office:value-type="float" office:value="17.31392062486">
                <text:p>17.313920624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9868870418822">
                <text:p>4.59868870418822</text:p>
              </table:table-cell>
              <table:table-cell office:value-type="float" office:value="-1.02882787961879">
                <text:p>-1.02882787961879</text:p>
              </table:table-cell>
              <table:table-cell office:value-type="float" office:value="17.401172120381">
                <text:p>17.4011721203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67371326119229">
                <text:p>4.67371326119229</text:p>
              </table:table-cell>
              <table:table-cell office:value-type="float" office:value="-0.941872045886697">
                <text:p>-0.941872045886697</text:p>
              </table:table-cell>
              <table:table-cell office:value-type="float" office:value="17.488127954113">
                <text:p>17.4881279541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75122636905713">
                <text:p>4.75122636905713</text:p>
              </table:table-cell>
              <table:table-cell office:value-type="float" office:value="-0.855086609244907">
                <text:p>-0.855086609244907</text:p>
              </table:table-cell>
              <table:table-cell office:value-type="float" office:value="17.574913390755">
                <text:p>17.5749133907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3135393307725">
                <text:p>4.83135393307725</text:p>
              </table:table-cell>
              <table:table-cell office:value-type="float" office:value="-0.768339992648706">
                <text:p>-0.768339992648706</text:p>
              </table:table-cell>
              <table:table-cell office:value-type="float" office:value="17.661660007351">
                <text:p>17.66166000735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9142304976147">
                <text:p>4.9142304976147</text:p>
              </table:table-cell>
              <table:table-cell office:value-type="float" office:value="-0.681493610358302">
                <text:p>-0.681493610358302</text:p>
              </table:table-cell>
              <table:table-cell office:value-type="float" office:value="17.748506389642">
                <text:p>17.74850638964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-0.594401104157001">
                <text:p>-0.594401104157001</text:p>
              </table:table-cell>
              <table:table-cell office:value-type="float" office:value="17.835598895843">
                <text:p>17.835598895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